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7.62pt" svg:height="254.92pt" svg:x="262.2pt" svg:y="19.19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8.64pt" svg:height="254.92pt" svg:x="258.07pt" svg:y="263.45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35140" calcext:value-type="float">
            <text:p>135140</text:p>
          </table:table-cell>
          <table:table-cell/>
          <table:table-cell office:value-type="float" office:value="151923" calcext:value-type="float">
            <text:p>151923</text:p>
          </table:table-cell>
        </table:table-row>
        <table:table-row table:style-name="ro1">
          <table:table-cell/>
          <table:table-cell office:value-type="float" office:value="118046" calcext:value-type="float">
            <text:p>118046</text:p>
          </table:table-cell>
          <table:table-cell/>
          <table:table-cell office:value-type="float" office:value="124063" calcext:value-type="float">
            <text:p>124063</text:p>
          </table:table-cell>
        </table:table-row>
        <table:table-row table:style-name="ro1">
          <table:table-cell/>
          <table:table-cell office:value-type="float" office:value="126457" calcext:value-type="float">
            <text:p>126457</text:p>
          </table:table-cell>
          <table:table-cell/>
          <table:table-cell office:value-type="float" office:value="122746" calcext:value-type="float">
            <text:p>122746</text:p>
          </table:table-cell>
        </table:table-row>
        <table:table-row table:style-name="ro1">
          <table:table-cell/>
          <table:table-cell office:value-type="float" office:value="126043" calcext:value-type="float">
            <text:p>126043</text:p>
          </table:table-cell>
          <table:table-cell/>
          <table:table-cell office:value-type="float" office:value="117321" calcext:value-type="float">
            <text:p>117321</text:p>
          </table:table-cell>
        </table:table-row>
        <table:table-row table:style-name="ro1">
          <table:table-cell/>
          <table:table-cell office:value-type="float" office:value="112133" calcext:value-type="float">
            <text:p>112133</text:p>
          </table:table-cell>
          <table:table-cell/>
          <table:table-cell office:value-type="float" office:value="117561" calcext:value-type="float">
            <text:p>117561</text:p>
          </table:table-cell>
        </table:table-row>
        <table:table-row table:style-name="ro1">
          <table:table-cell/>
          <table:table-cell office:value-type="float" office:value="103792" calcext:value-type="float">
            <text:p>103792</text:p>
          </table:table-cell>
          <table:table-cell/>
          <table:table-cell office:value-type="float" office:value="131384" calcext:value-type="float">
            <text:p>131384</text:p>
          </table:table-cell>
        </table:table-row>
        <table:table-row table:style-name="ro1">
          <table:table-cell/>
          <table:table-cell office:value-type="float" office:value="102075" calcext:value-type="float">
            <text:p>102075</text:p>
          </table:table-cell>
          <table:table-cell/>
          <table:table-cell office:value-type="float" office:value="111111" calcext:value-type="float">
            <text:p>111111</text:p>
          </table:table-cell>
        </table:table-row>
        <table:table-row table:style-name="ro1">
          <table:table-cell/>
          <table:table-cell office:value-type="float" office:value="169352" calcext:value-type="float">
            <text:p>169352</text:p>
          </table:table-cell>
          <table:table-cell/>
          <table:table-cell office:value-type="float" office:value="123627" calcext:value-type="float">
            <text:p>123627</text:p>
          </table:table-cell>
        </table:table-row>
        <table:table-row table:style-name="ro1">
          <table:table-cell/>
          <table:table-cell office:value-type="float" office:value="146675" calcext:value-type="float">
            <text:p>146675</text:p>
          </table:table-cell>
          <table:table-cell/>
          <table:table-cell office:value-type="float" office:value="149014" calcext:value-type="float">
            <text:p>149014</text:p>
          </table:table-cell>
        </table:table-row>
        <table:table-row table:style-name="ro1">
          <table:table-cell/>
          <table:table-cell office:value-type="float" office:value="137816" calcext:value-type="float">
            <text:p>137816</text:p>
          </table:table-cell>
          <table:table-cell/>
          <table:table-cell office:value-type="float" office:value="147522" calcext:value-type="float">
            <text:p>147522</text:p>
          </table:table-cell>
        </table:table-row>
        <table:table-row table:style-name="ro1">
          <table:table-cell/>
          <table:table-cell office:value-type="float" office:value="136269" calcext:value-type="float">
            <text:p>136269</text:p>
          </table:table-cell>
          <table:table-cell/>
          <table:table-cell office:value-type="float" office:value="146967" calcext:value-type="float">
            <text:p>146967</text:p>
          </table:table-cell>
        </table:table-row>
        <table:table-row table:style-name="ro1">
          <table:table-cell/>
          <table:table-cell office:value-type="float" office:value="138272" calcext:value-type="float">
            <text:p>138272</text:p>
          </table:table-cell>
          <table:table-cell/>
          <table:table-cell office:value-type="float" office:value="139934" calcext:value-type="float">
            <text:p>139934</text:p>
          </table:table-cell>
        </table:table-row>
        <table:table-row table:style-name="ro1">
          <table:table-cell/>
          <table:table-cell office:value-type="float" office:value="137895" calcext:value-type="float">
            <text:p>137895</text:p>
          </table:table-cell>
          <table:table-cell/>
          <table:table-cell office:value-type="float" office:value="144807" calcext:value-type="float">
            <text:p>144807</text:p>
          </table:table-cell>
        </table:table-row>
        <table:table-row table:style-name="ro1">
          <table:table-cell/>
          <table:table-cell office:value-type="float" office:value="137666" calcext:value-type="float">
            <text:p>137666</text:p>
          </table:table-cell>
          <table:table-cell/>
          <table:table-cell office:value-type="float" office:value="139987" calcext:value-type="float">
            <text:p>139987</text:p>
          </table:table-cell>
        </table:table-row>
        <table:table-row table:style-name="ro1">
          <table:table-cell/>
          <table:table-cell office:value-type="float" office:value="138041" calcext:value-type="float">
            <text:p>138041</text:p>
          </table:table-cell>
          <table:table-cell/>
          <table:table-cell office:value-type="float" office:value="155283" calcext:value-type="float">
            <text:p>155283</text:p>
          </table:table-cell>
        </table:table-row>
        <table:table-row table:style-name="ro1">
          <table:table-cell/>
          <table:table-cell office:value-type="float" office:value="139556" calcext:value-type="float">
            <text:p>139556</text:p>
          </table:table-cell>
          <table:table-cell/>
          <table:table-cell office:value-type="float" office:value="149347" calcext:value-type="float">
            <text:p>149347</text:p>
          </table:table-cell>
        </table:table-row>
        <table:table-row table:style-name="ro1">
          <table:table-cell/>
          <table:table-cell office:value-type="float" office:value="140045" calcext:value-type="float">
            <text:p>140045</text:p>
          </table:table-cell>
          <table:table-cell/>
          <table:table-cell office:value-type="float" office:value="142108" calcext:value-type="float">
            <text:p>142108</text:p>
          </table:table-cell>
        </table:table-row>
        <table:table-row table:style-name="ro1">
          <table:table-cell/>
          <table:table-cell office:value-type="float" office:value="138262" calcext:value-type="float">
            <text:p>138262</text:p>
          </table:table-cell>
          <table:table-cell/>
          <table:table-cell office:value-type="float" office:value="159757" calcext:value-type="float">
            <text:p>159757</text:p>
          </table:table-cell>
        </table:table-row>
        <table:table-row table:style-name="ro1">
          <table:table-cell/>
          <table:table-cell office:value-type="float" office:value="140554" calcext:value-type="float">
            <text:p>140554</text:p>
          </table:table-cell>
          <table:table-cell/>
          <table:table-cell office:value-type="float" office:value="142594" calcext:value-type="float">
            <text:p>142594</text:p>
          </table:table-cell>
        </table:table-row>
        <table:table-row table:style-name="ro1">
          <table:table-cell/>
          <table:table-cell office:value-type="float" office:value="141188" calcext:value-type="float">
            <text:p>141188</text:p>
          </table:table-cell>
          <table:table-cell/>
          <table:table-cell office:value-type="float" office:value="154819" calcext:value-type="float">
            <text:p>154819</text:p>
          </table:table-cell>
        </table:table-row>
        <table:table-row table:style-name="ro1">
          <table:table-cell/>
          <table:table-cell office:value-type="float" office:value="137540" calcext:value-type="float">
            <text:p>137540</text:p>
          </table:table-cell>
          <table:table-cell/>
          <table:table-cell office:value-type="float" office:value="155861" calcext:value-type="float">
            <text:p>155861</text:p>
          </table:table-cell>
        </table:table-row>
        <table:table-row table:style-name="ro1">
          <table:table-cell/>
          <table:table-cell office:value-type="float" office:value="139684" calcext:value-type="float">
            <text:p>139684</text:p>
          </table:table-cell>
          <table:table-cell/>
          <table:table-cell office:value-type="float" office:value="169668" calcext:value-type="float">
            <text:p>169668</text:p>
          </table:table-cell>
        </table:table-row>
        <table:table-row table:style-name="ro1">
          <table:table-cell/>
          <table:table-cell office:value-type="float" office:value="142098" calcext:value-type="float">
            <text:p>142098</text:p>
          </table:table-cell>
          <table:table-cell/>
          <table:table-cell office:value-type="float" office:value="148381" calcext:value-type="float">
            <text:p>148381</text:p>
          </table:table-cell>
        </table:table-row>
        <table:table-row table:style-name="ro1">
          <table:table-cell/>
          <table:table-cell office:value-type="float" office:value="138868" calcext:value-type="float">
            <text:p>138868</text:p>
          </table:table-cell>
          <table:table-cell/>
          <table:table-cell office:value-type="float" office:value="145632" calcext:value-type="float">
            <text:p>145632</text:p>
          </table:table-cell>
        </table:table-row>
        <table:table-row table:style-name="ro1">
          <table:table-cell/>
          <table:table-cell office:value-type="float" office:value="143225" calcext:value-type="float">
            <text:p>143225</text:p>
          </table:table-cell>
          <table:table-cell/>
          <table:table-cell office:value-type="float" office:value="146542" calcext:value-type="float">
            <text:p>146542</text:p>
          </table:table-cell>
        </table:table-row>
        <table:table-row table:style-name="ro1">
          <table:table-cell/>
          <table:table-cell office:value-type="float" office:value="145925" calcext:value-type="float">
            <text:p>145925</text:p>
          </table:table-cell>
          <table:table-cell/>
          <table:table-cell office:value-type="float" office:value="145415" calcext:value-type="float">
            <text:p>145415</text:p>
          </table:table-cell>
        </table:table-row>
        <table:table-row table:style-name="ro1">
          <table:table-cell/>
          <table:table-cell office:value-type="float" office:value="141420" calcext:value-type="float">
            <text:p>141420</text:p>
          </table:table-cell>
          <table:table-cell/>
          <table:table-cell office:value-type="float" office:value="145113" calcext:value-type="float">
            <text:p>145113</text:p>
          </table:table-cell>
        </table:table-row>
        <table:table-row table:style-name="ro1">
          <table:table-cell/>
          <table:table-cell office:value-type="float" office:value="141916" calcext:value-type="float">
            <text:p>141916</text:p>
          </table:table-cell>
          <table:table-cell/>
          <table:table-cell office:value-type="float" office:value="150056" calcext:value-type="float">
            <text:p>150056</text:p>
          </table:table-cell>
        </table:table-row>
        <table:table-row table:style-name="ro1">
          <table:table-cell/>
          <table:table-cell office:value-type="float" office:value="146101" calcext:value-type="float">
            <text:p>146101</text:p>
          </table:table-cell>
          <table:table-cell/>
          <table:table-cell office:value-type="float" office:value="145801" calcext:value-type="float">
            <text:p>145801</text:p>
          </table:table-cell>
        </table:table-row>
        <table:table-row table:style-name="ro1">
          <table:table-cell/>
          <table:table-cell office:value-type="float" office:value="137814" calcext:value-type="float">
            <text:p>137814</text:p>
          </table:table-cell>
          <table:table-cell/>
          <table:table-cell office:value-type="float" office:value="152909" calcext:value-type="float">
            <text:p>152909</text:p>
          </table:table-cell>
        </table:table-row>
        <table:table-row table:style-name="ro1">
          <table:table-cell/>
          <table:table-cell office:value-type="float" office:value="140191" calcext:value-type="float">
            <text:p>140191</text:p>
          </table:table-cell>
          <table:table-cell/>
          <table:table-cell office:value-type="float" office:value="161737" calcext:value-type="float">
            <text:p>161737</text:p>
          </table:table-cell>
        </table:table-row>
        <table:table-row table:style-name="ro1">
          <table:table-cell/>
          <table:table-cell office:value-type="float" office:value="140294" calcext:value-type="float">
            <text:p>140294</text:p>
          </table:table-cell>
          <table:table-cell/>
          <table:table-cell office:value-type="float" office:value="159319" calcext:value-type="float">
            <text:p>159319</text:p>
          </table:table-cell>
        </table:table-row>
        <table:table-row table:style-name="ro1">
          <table:table-cell/>
          <table:table-cell office:value-type="float" office:value="143046" calcext:value-type="float">
            <text:p>143046</text:p>
          </table:table-cell>
          <table:table-cell/>
          <table:table-cell office:value-type="float" office:value="150405" calcext:value-type="float">
            <text:p>150405</text:p>
          </table:table-cell>
        </table:table-row>
        <table:table-row table:style-name="ro1">
          <table:table-cell/>
          <table:table-cell office:value-type="float" office:value="141219" calcext:value-type="float">
            <text:p>141219</text:p>
          </table:table-cell>
          <table:table-cell/>
          <table:table-cell office:value-type="float" office:value="153423" calcext:value-type="float">
            <text:p>153423</text:p>
          </table:table-cell>
        </table:table-row>
        <table:table-row table:style-name="ro1">
          <table:table-cell/>
          <table:table-cell office:value-type="float" office:value="141465" calcext:value-type="float">
            <text:p>141465</text:p>
          </table:table-cell>
          <table:table-cell/>
          <table:table-cell office:value-type="float" office:value="148797" calcext:value-type="float">
            <text:p>148797</text:p>
          </table:table-cell>
        </table:table-row>
        <table:table-row table:style-name="ro1">
          <table:table-cell/>
          <table:table-cell office:value-type="float" office:value="143257" calcext:value-type="float">
            <text:p>143257</text:p>
          </table:table-cell>
          <table:table-cell/>
          <table:table-cell office:value-type="float" office:value="142319" calcext:value-type="float">
            <text:p>142319</text:p>
          </table:table-cell>
        </table:table-row>
        <table:table-row table:style-name="ro1">
          <table:table-cell/>
          <table:table-cell office:value-type="float" office:value="144928" calcext:value-type="float">
            <text:p>144928</text:p>
          </table:table-cell>
          <table:table-cell/>
          <table:table-cell office:value-type="float" office:value="147810" calcext:value-type="float">
            <text:p>147810</text:p>
          </table:table-cell>
        </table:table-row>
        <table:table-row table:style-name="ro1">
          <table:table-cell/>
          <table:table-cell office:value-type="float" office:value="139289" calcext:value-type="float">
            <text:p>139289</text:p>
          </table:table-cell>
          <table:table-cell/>
          <table:table-cell office:value-type="float" office:value="143015" calcext:value-type="float">
            <text:p>143015</text:p>
          </table:table-cell>
        </table:table-row>
        <table:table-row table:style-name="ro1">
          <table:table-cell/>
          <table:table-cell office:value-type="float" office:value="141612" calcext:value-type="float">
            <text:p>141612</text:p>
          </table:table-cell>
          <table:table-cell/>
          <table:table-cell office:value-type="float" office:value="167983" calcext:value-type="float">
            <text:p>167983</text:p>
          </table:table-cell>
        </table:table-row>
        <table:table-row table:style-name="ro1">
          <table:table-cell/>
          <table:table-cell office:value-type="float" office:value="141645" calcext:value-type="float">
            <text:p>141645</text:p>
          </table:table-cell>
          <table:table-cell/>
          <table:table-cell office:value-type="float" office:value="156798" calcext:value-type="float">
            <text:p>156798</text:p>
          </table:table-cell>
        </table:table-row>
        <table:table-row table:style-name="ro1">
          <table:table-cell/>
          <table:table-cell office:value-type="float" office:value="156797" calcext:value-type="float">
            <text:p>156797</text:p>
          </table:table-cell>
          <table:table-cell/>
          <table:table-cell office:value-type="float" office:value="144792" calcext:value-type="float">
            <text:p>144792</text:p>
          </table:table-cell>
        </table:table-row>
        <table:table-row table:style-name="ro1">
          <table:table-cell/>
          <table:table-cell office:value-type="float" office:value="138718" calcext:value-type="float">
            <text:p>138718</text:p>
          </table:table-cell>
          <table:table-cell/>
          <table:table-cell office:value-type="float" office:value="145930" calcext:value-type="float">
            <text:p>145930</text:p>
          </table:table-cell>
        </table:table-row>
        <table:table-row table:style-name="ro1">
          <table:table-cell/>
          <table:table-cell office:value-type="float" office:value="138989" calcext:value-type="float">
            <text:p>138989</text:p>
          </table:table-cell>
          <table:table-cell/>
          <table:table-cell office:value-type="float" office:value="145878" calcext:value-type="float">
            <text:p>145878</text:p>
          </table:table-cell>
        </table:table-row>
        <table:table-row table:style-name="ro1">
          <table:table-cell/>
          <table:table-cell office:value-type="float" office:value="138133" calcext:value-type="float">
            <text:p>138133</text:p>
          </table:table-cell>
          <table:table-cell/>
          <table:table-cell office:value-type="float" office:value="138914" calcext:value-type="float">
            <text:p>138914</text:p>
          </table:table-cell>
        </table:table-row>
        <table:table-row table:style-name="ro1">
          <table:table-cell/>
          <table:table-cell office:value-type="float" office:value="139337" calcext:value-type="float">
            <text:p>139337</text:p>
          </table:table-cell>
          <table:table-cell/>
          <table:table-cell office:value-type="float" office:value="151826" calcext:value-type="float">
            <text:p>151826</text:p>
          </table:table-cell>
        </table:table-row>
        <table:table-row table:style-name="ro1">
          <table:table-cell/>
          <table:table-cell office:value-type="float" office:value="137987" calcext:value-type="float">
            <text:p>137987</text:p>
          </table:table-cell>
          <table:table-cell/>
          <table:table-cell office:value-type="float" office:value="139706" calcext:value-type="float">
            <text:p>139706</text:p>
          </table:table-cell>
        </table:table-row>
        <table:table-row table:style-name="ro1">
          <table:table-cell/>
          <table:table-cell office:value-type="float" office:value="160615" calcext:value-type="float">
            <text:p>160615</text:p>
          </table:table-cell>
          <table:table-cell/>
          <table:table-cell office:value-type="float" office:value="140143" calcext:value-type="float">
            <text:p>140143</text:p>
          </table:table-cell>
        </table:table-row>
        <table:table-row table:style-name="ro1">
          <table:table-cell/>
          <table:table-cell office:value-type="float" office:value="138033" calcext:value-type="float">
            <text:p>138033</text:p>
          </table:table-cell>
          <table:table-cell/>
          <table:table-cell office:value-type="float" office:value="144433" calcext:value-type="float">
            <text:p>144433</text:p>
          </table:table-cell>
        </table:table-row>
        <table:table-row table:style-name="ro1">
          <table:table-cell/>
          <table:table-cell office:value-type="float" office:value="140131" calcext:value-type="float">
            <text:p>140131</text:p>
          </table:table-cell>
          <table:table-cell/>
          <table:table-cell office:value-type="float" office:value="150777" calcext:value-type="float">
            <text:p>150777</text:p>
          </table:table-cell>
        </table:table-row>
        <table:table-row table:style-name="ro1">
          <table:table-cell/>
          <table:table-cell office:value-type="float" office:value="145482" calcext:value-type="float">
            <text:p>145482</text:p>
          </table:table-cell>
          <table:table-cell/>
          <table:table-cell office:value-type="float" office:value="147114" calcext:value-type="float">
            <text:p>147114</text:p>
          </table:table-cell>
        </table:table-row>
        <table:table-row table:style-name="ro1">
          <table:table-cell/>
          <table:table-cell office:value-type="float" office:value="161885" calcext:value-type="float">
            <text:p>161885</text:p>
          </table:table-cell>
          <table:table-cell/>
          <table:table-cell office:value-type="float" office:value="153496" calcext:value-type="float">
            <text:p>153496</text:p>
          </table:table-cell>
        </table:table-row>
        <table:table-row table:style-name="ro1">
          <table:table-cell/>
          <table:table-cell office:value-type="float" office:value="137609" calcext:value-type="float">
            <text:p>137609</text:p>
          </table:table-cell>
          <table:table-cell/>
          <table:table-cell office:value-type="float" office:value="147812" calcext:value-type="float">
            <text:p>147812</text:p>
          </table:table-cell>
        </table:table-row>
        <table:table-row table:style-name="ro1">
          <table:table-cell/>
          <table:table-cell office:value-type="float" office:value="137659" calcext:value-type="float">
            <text:p>137659</text:p>
          </table:table-cell>
          <table:table-cell/>
          <table:table-cell office:value-type="float" office:value="145829" calcext:value-type="float">
            <text:p>145829</text:p>
          </table:table-cell>
        </table:table-row>
        <table:table-row table:style-name="ro1">
          <table:table-cell/>
          <table:table-cell office:value-type="float" office:value="140299" calcext:value-type="float">
            <text:p>140299</text:p>
          </table:table-cell>
          <table:table-cell/>
          <table:table-cell office:value-type="float" office:value="142642" calcext:value-type="float">
            <text:p>142642</text:p>
          </table:table-cell>
        </table:table-row>
        <table:table-row table:style-name="ro1">
          <table:table-cell/>
          <table:table-cell office:value-type="float" office:value="146578" calcext:value-type="float">
            <text:p>146578</text:p>
          </table:table-cell>
          <table:table-cell/>
          <table:table-cell office:value-type="float" office:value="162805" calcext:value-type="float">
            <text:p>162805</text:p>
          </table:table-cell>
        </table:table-row>
        <table:table-row table:style-name="ro1">
          <table:table-cell/>
          <table:table-cell office:value-type="float" office:value="138341" calcext:value-type="float">
            <text:p>138341</text:p>
          </table:table-cell>
          <table:table-cell/>
          <table:table-cell office:value-type="float" office:value="145921" calcext:value-type="float">
            <text:p>145921</text:p>
          </table:table-cell>
        </table:table-row>
        <table:table-row table:style-name="ro1">
          <table:table-cell/>
          <table:table-cell office:value-type="float" office:value="140733" calcext:value-type="float">
            <text:p>140733</text:p>
          </table:table-cell>
          <table:table-cell/>
          <table:table-cell office:value-type="float" office:value="152465" calcext:value-type="float">
            <text:p>152465</text:p>
          </table:table-cell>
        </table:table-row>
        <table:table-row table:style-name="ro1">
          <table:table-cell/>
          <table:table-cell office:value-type="float" office:value="144096" calcext:value-type="float">
            <text:p>144096</text:p>
          </table:table-cell>
          <table:table-cell/>
          <table:table-cell office:value-type="float" office:value="155514" calcext:value-type="float">
            <text:p>155514</text:p>
          </table:table-cell>
        </table:table-row>
        <table:table-row table:style-name="ro1">
          <table:table-cell/>
          <table:table-cell office:value-type="float" office:value="138611" calcext:value-type="float">
            <text:p>138611</text:p>
          </table:table-cell>
          <table:table-cell/>
          <table:table-cell office:value-type="float" office:value="146032" calcext:value-type="float">
            <text:p>146032</text:p>
          </table:table-cell>
        </table:table-row>
        <table:table-row table:style-name="ro1">
          <table:table-cell/>
          <table:table-cell office:value-type="float" office:value="141510" calcext:value-type="float">
            <text:p>141510</text:p>
          </table:table-cell>
          <table:table-cell/>
          <table:table-cell office:value-type="float" office:value="163443" calcext:value-type="float">
            <text:p>163443</text:p>
          </table:table-cell>
        </table:table-row>
        <table:table-row table:style-name="ro1">
          <table:table-cell/>
          <table:table-cell office:value-type="float" office:value="141503" calcext:value-type="float">
            <text:p>141503</text:p>
          </table:table-cell>
          <table:table-cell/>
          <table:table-cell office:value-type="float" office:value="157623" calcext:value-type="float">
            <text:p>157623</text:p>
          </table:table-cell>
        </table:table-row>
        <table:table-row table:style-name="ro1">
          <table:table-cell/>
          <table:table-cell office:value-type="float" office:value="141932" calcext:value-type="float">
            <text:p>141932</text:p>
          </table:table-cell>
          <table:table-cell/>
          <table:table-cell office:value-type="float" office:value="140374" calcext:value-type="float">
            <text:p>140374</text:p>
          </table:table-cell>
        </table:table-row>
        <table:table-row table:style-name="ro1">
          <table:table-cell/>
          <table:table-cell office:value-type="float" office:value="139179" calcext:value-type="float">
            <text:p>139179</text:p>
          </table:table-cell>
          <table:table-cell/>
          <table:table-cell office:value-type="float" office:value="142720" calcext:value-type="float">
            <text:p>142720</text:p>
          </table:table-cell>
        </table:table-row>
        <table:table-row table:style-name="ro1">
          <table:table-cell/>
          <table:table-cell office:value-type="float" office:value="143220" calcext:value-type="float">
            <text:p>143220</text:p>
          </table:table-cell>
          <table:table-cell/>
          <table:table-cell office:value-type="float" office:value="141693" calcext:value-type="float">
            <text:p>141693</text:p>
          </table:table-cell>
        </table:table-row>
        <table:table-row table:style-name="ro1">
          <table:table-cell/>
          <table:table-cell office:value-type="float" office:value="143067" calcext:value-type="float">
            <text:p>143067</text:p>
          </table:table-cell>
          <table:table-cell/>
          <table:table-cell office:value-type="float" office:value="145619" calcext:value-type="float">
            <text:p>145619</text:p>
          </table:table-cell>
        </table:table-row>
        <table:table-row table:style-name="ro1">
          <table:table-cell/>
          <table:table-cell office:value-type="float" office:value="140071" calcext:value-type="float">
            <text:p>140071</text:p>
          </table:table-cell>
          <table:table-cell/>
          <table:table-cell office:value-type="float" office:value="143987" calcext:value-type="float">
            <text:p>143987</text:p>
          </table:table-cell>
        </table:table-row>
        <table:table-row table:style-name="ro1">
          <table:table-cell/>
          <table:table-cell office:value-type="float" office:value="141687" calcext:value-type="float">
            <text:p>141687</text:p>
          </table:table-cell>
          <table:table-cell/>
          <table:table-cell office:value-type="float" office:value="140436" calcext:value-type="float">
            <text:p>140436</text:p>
          </table:table-cell>
        </table:table-row>
        <table:table-row table:style-name="ro1">
          <table:table-cell/>
          <table:table-cell office:value-type="float" office:value="141557" calcext:value-type="float">
            <text:p>141557</text:p>
          </table:table-cell>
          <table:table-cell/>
          <table:table-cell office:value-type="float" office:value="142136" calcext:value-type="float">
            <text:p>142136</text:p>
          </table:table-cell>
        </table:table-row>
        <table:table-row table:style-name="ro1">
          <table:table-cell/>
          <table:table-cell office:value-type="float" office:value="142749" calcext:value-type="float">
            <text:p>142749</text:p>
          </table:table-cell>
          <table:table-cell/>
          <table:table-cell office:value-type="float" office:value="139413" calcext:value-type="float">
            <text:p>139413</text:p>
          </table:table-cell>
        </table:table-row>
        <table:table-row table:style-name="ro1">
          <table:table-cell/>
          <table:table-cell office:value-type="float" office:value="145633" calcext:value-type="float">
            <text:p>145633</text:p>
          </table:table-cell>
          <table:table-cell/>
          <table:table-cell office:value-type="float" office:value="143131" calcext:value-type="float">
            <text:p>143131</text:p>
          </table:table-cell>
        </table:table-row>
        <table:table-row table:style-name="ro1">
          <table:table-cell/>
          <table:table-cell office:value-type="float" office:value="140197" calcext:value-type="float">
            <text:p>140197</text:p>
          </table:table-cell>
          <table:table-cell/>
          <table:table-cell office:value-type="float" office:value="149575" calcext:value-type="float">
            <text:p>149575</text:p>
          </table:table-cell>
        </table:table-row>
        <table:table-row table:style-name="ro1">
          <table:table-cell/>
          <table:table-cell office:value-type="float" office:value="138271" calcext:value-type="float">
            <text:p>138271</text:p>
          </table:table-cell>
          <table:table-cell/>
          <table:table-cell office:value-type="float" office:value="144862" calcext:value-type="float">
            <text:p>144862</text:p>
          </table:table-cell>
        </table:table-row>
        <table:table-row table:style-name="ro1">
          <table:table-cell/>
          <table:table-cell office:value-type="float" office:value="141692" calcext:value-type="float">
            <text:p>141692</text:p>
          </table:table-cell>
          <table:table-cell/>
          <table:table-cell office:value-type="float" office:value="148839" calcext:value-type="float">
            <text:p>148839</text:p>
          </table:table-cell>
        </table:table-row>
        <table:table-row table:style-name="ro1">
          <table:table-cell/>
          <table:table-cell office:value-type="float" office:value="141181" calcext:value-type="float">
            <text:p>141181</text:p>
          </table:table-cell>
          <table:table-cell/>
          <table:table-cell office:value-type="float" office:value="147501" calcext:value-type="float">
            <text:p>147501</text:p>
          </table:table-cell>
        </table:table-row>
        <table:table-row table:style-name="ro1">
          <table:table-cell/>
          <table:table-cell office:value-type="float" office:value="138606" calcext:value-type="float">
            <text:p>138606</text:p>
          </table:table-cell>
          <table:table-cell/>
          <table:table-cell office:value-type="float" office:value="168065" calcext:value-type="float">
            <text:p>168065</text:p>
          </table:table-cell>
        </table:table-row>
        <table:table-row table:style-name="ro1">
          <table:table-cell/>
          <table:table-cell office:value-type="float" office:value="138407" calcext:value-type="float">
            <text:p>138407</text:p>
          </table:table-cell>
          <table:table-cell/>
          <table:table-cell office:value-type="float" office:value="149084" calcext:value-type="float">
            <text:p>149084</text:p>
          </table:table-cell>
        </table:table-row>
        <table:table-row table:style-name="ro1">
          <table:table-cell/>
          <table:table-cell office:value-type="float" office:value="138261" calcext:value-type="float">
            <text:p>138261</text:p>
          </table:table-cell>
          <table:table-cell/>
          <table:table-cell office:value-type="float" office:value="165530" calcext:value-type="float">
            <text:p>165530</text:p>
          </table:table-cell>
        </table:table-row>
        <table:table-row table:style-name="ro1">
          <table:table-cell/>
          <table:table-cell office:value-type="float" office:value="142210" calcext:value-type="float">
            <text:p>142210</text:p>
          </table:table-cell>
          <table:table-cell/>
          <table:table-cell office:value-type="float" office:value="154151" calcext:value-type="float">
            <text:p>154151</text:p>
          </table:table-cell>
        </table:table-row>
        <table:table-row table:style-name="ro1">
          <table:table-cell/>
          <table:table-cell office:value-type="float" office:value="141025" calcext:value-type="float">
            <text:p>141025</text:p>
          </table:table-cell>
          <table:table-cell/>
          <table:table-cell office:value-type="float" office:value="147397" calcext:value-type="float">
            <text:p>147397</text:p>
          </table:table-cell>
        </table:table-row>
        <table:table-row table:style-name="ro1">
          <table:table-cell/>
          <table:table-cell office:value-type="float" office:value="141919" calcext:value-type="float">
            <text:p>141919</text:p>
          </table:table-cell>
          <table:table-cell/>
          <table:table-cell office:value-type="float" office:value="147950" calcext:value-type="float">
            <text:p>147950</text:p>
          </table:table-cell>
        </table:table-row>
        <table:table-row table:style-name="ro1">
          <table:table-cell/>
          <table:table-cell office:value-type="float" office:value="143549" calcext:value-type="float">
            <text:p>143549</text:p>
          </table:table-cell>
          <table:table-cell/>
          <table:table-cell office:value-type="float" office:value="159963" calcext:value-type="float">
            <text:p>159963</text:p>
          </table:table-cell>
        </table:table-row>
        <table:table-row table:style-name="ro1">
          <table:table-cell/>
          <table:table-cell office:value-type="float" office:value="142737" calcext:value-type="float">
            <text:p>142737</text:p>
          </table:table-cell>
          <table:table-cell/>
          <table:table-cell office:value-type="float" office:value="147478" calcext:value-type="float">
            <text:p>147478</text:p>
          </table:table-cell>
        </table:table-row>
        <table:table-row table:style-name="ro1">
          <table:table-cell/>
          <table:table-cell office:value-type="float" office:value="146740" calcext:value-type="float">
            <text:p>146740</text:p>
          </table:table-cell>
          <table:table-cell/>
          <table:table-cell office:value-type="float" office:value="144216" calcext:value-type="float">
            <text:p>144216</text:p>
          </table:table-cell>
        </table:table-row>
        <table:table-row table:style-name="ro1">
          <table:table-cell/>
          <table:table-cell office:value-type="float" office:value="145212" calcext:value-type="float">
            <text:p>145212</text:p>
          </table:table-cell>
          <table:table-cell/>
          <table:table-cell office:value-type="float" office:value="141917" calcext:value-type="float">
            <text:p>141917</text:p>
          </table:table-cell>
        </table:table-row>
        <table:table-row table:style-name="ro1">
          <table:table-cell/>
          <table:table-cell office:value-type="float" office:value="145481" calcext:value-type="float">
            <text:p>145481</text:p>
          </table:table-cell>
          <table:table-cell/>
          <table:table-cell office:value-type="float" office:value="149498" calcext:value-type="float">
            <text:p>149498</text:p>
          </table:table-cell>
        </table:table-row>
        <table:table-row table:style-name="ro1">
          <table:table-cell/>
          <table:table-cell office:value-type="float" office:value="143091" calcext:value-type="float">
            <text:p>143091</text:p>
          </table:table-cell>
          <table:table-cell/>
          <table:table-cell office:value-type="float" office:value="141864" calcext:value-type="float">
            <text:p>141864</text:p>
          </table:table-cell>
        </table:table-row>
        <table:table-row table:style-name="ro1">
          <table:table-cell/>
          <table:table-cell office:value-type="float" office:value="142369" calcext:value-type="float">
            <text:p>142369</text:p>
          </table:table-cell>
          <table:table-cell/>
          <table:table-cell office:value-type="float" office:value="156262" calcext:value-type="float">
            <text:p>156262</text:p>
          </table:table-cell>
        </table:table-row>
        <table:table-row table:style-name="ro1">
          <table:table-cell/>
          <table:table-cell office:value-type="float" office:value="138081" calcext:value-type="float">
            <text:p>138081</text:p>
          </table:table-cell>
          <table:table-cell/>
          <table:table-cell office:value-type="float" office:value="173888" calcext:value-type="float">
            <text:p>173888</text:p>
          </table:table-cell>
        </table:table-row>
        <table:table-row table:style-name="ro1">
          <table:table-cell/>
          <table:table-cell office:value-type="float" office:value="138139" calcext:value-type="float">
            <text:p>138139</text:p>
          </table:table-cell>
          <table:table-cell/>
          <table:table-cell office:value-type="float" office:value="147489" calcext:value-type="float">
            <text:p>147489</text:p>
          </table:table-cell>
        </table:table-row>
        <table:table-row table:style-name="ro1">
          <table:table-cell/>
          <table:table-cell office:value-type="float" office:value="140753" calcext:value-type="float">
            <text:p>140753</text:p>
          </table:table-cell>
          <table:table-cell/>
          <table:table-cell office:value-type="float" office:value="149954" calcext:value-type="float">
            <text:p>149954</text:p>
          </table:table-cell>
        </table:table-row>
        <table:table-row table:style-name="ro1">
          <table:table-cell/>
          <table:table-cell office:value-type="float" office:value="139676" calcext:value-type="float">
            <text:p>139676</text:p>
          </table:table-cell>
          <table:table-cell/>
          <table:table-cell office:value-type="float" office:value="154411" calcext:value-type="float">
            <text:p>154411</text:p>
          </table:table-cell>
        </table:table-row>
        <table:table-row table:style-name="ro1">
          <table:table-cell/>
          <table:table-cell office:value-type="float" office:value="146111" calcext:value-type="float">
            <text:p>146111</text:p>
          </table:table-cell>
          <table:table-cell/>
          <table:table-cell office:value-type="float" office:value="155326" calcext:value-type="float">
            <text:p>155326</text:p>
          </table:table-cell>
        </table:table-row>
        <table:table-row table:style-name="ro1">
          <table:table-cell/>
          <table:table-cell office:value-type="float" office:value="143820" calcext:value-type="float">
            <text:p>143820</text:p>
          </table:table-cell>
          <table:table-cell/>
          <table:table-cell office:value-type="float" office:value="145044" calcext:value-type="float">
            <text:p>145044</text:p>
          </table:table-cell>
        </table:table-row>
        <table:table-row table:style-name="ro1">
          <table:table-cell/>
          <table:table-cell office:value-type="float" office:value="140169" calcext:value-type="float">
            <text:p>140169</text:p>
          </table:table-cell>
          <table:table-cell/>
          <table:table-cell office:value-type="float" office:value="146968" calcext:value-type="float">
            <text:p>146968</text:p>
          </table:table-cell>
        </table:table-row>
        <table:table-row table:style-name="ro1">
          <table:table-cell/>
          <table:table-cell office:value-type="float" office:value="142344" calcext:value-type="float">
            <text:p>142344</text:p>
          </table:table-cell>
          <table:table-cell/>
          <table:table-cell office:value-type="float" office:value="153207" calcext:value-type="float">
            <text:p>153207</text:p>
          </table:table-cell>
        </table:table-row>
        <table:table-row table:style-name="ro1">
          <table:table-cell/>
          <table:table-cell office:value-type="float" office:value="142492" calcext:value-type="float">
            <text:p>142492</text:p>
          </table:table-cell>
          <table:table-cell/>
          <table:table-cell office:value-type="float" office:value="165488" calcext:value-type="float">
            <text:p>165488</text:p>
          </table:table-cell>
        </table:table-row>
        <table:table-row table:style-name="ro1">
          <table:table-cell/>
          <table:table-cell office:value-type="float" office:value="140411" calcext:value-type="float">
            <text:p>140411</text:p>
          </table:table-cell>
          <table:table-cell/>
          <table:table-cell office:value-type="float" office:value="164454" calcext:value-type="float">
            <text:p>164454</text:p>
          </table:table-cell>
        </table:table-row>
        <table:table-row table:style-name="ro1">
          <table:table-cell/>
          <table:table-cell office:value-type="float" office:value="143318" calcext:value-type="float">
            <text:p>143318</text:p>
          </table:table-cell>
          <table:table-cell/>
          <table:table-cell office:value-type="float" office:value="148528" calcext:value-type="float">
            <text:p>148528</text:p>
          </table:table-cell>
        </table:table-row>
        <table:table-row table:style-name="ro1">
          <table:table-cell/>
          <table:table-cell office:value-type="float" office:value="141124" calcext:value-type="float">
            <text:p>141124</text:p>
          </table:table-cell>
          <table:table-cell/>
          <table:table-cell office:value-type="float" office:value="161913" calcext:value-type="float">
            <text:p>161913</text:p>
          </table:table-cell>
        </table:table-row>
        <table:table-row table:style-name="ro1">
          <table:table-cell/>
          <table:table-cell office:value-type="float" office:value="141059" calcext:value-type="float">
            <text:p>141059</text:p>
          </table:table-cell>
          <table:table-cell/>
          <table:table-cell office:value-type="float" office:value="144401" calcext:value-type="float">
            <text:p>144401</text:p>
          </table:table-cell>
        </table:table-row>
        <table:table-row table:style-name="ro1">
          <table:table-cell/>
          <table:table-cell office:value-type="float" office:value="140554" calcext:value-type="float">
            <text:p>140554</text:p>
          </table:table-cell>
          <table:table-cell/>
          <table:table-cell office:value-type="float" office:value="157390" calcext:value-type="float">
            <text:p>157390</text:p>
          </table:table-cell>
        </table:table-row>
        <table:table-row table:style-name="ro1">
          <table:table-cell/>
          <table:table-cell office:value-type="float" office:value="143877" calcext:value-type="float">
            <text:p>143877</text:p>
          </table:table-cell>
          <table:table-cell/>
          <table:table-cell office:value-type="float" office:value="152603" calcext:value-type="float">
            <text:p>152603</text:p>
          </table:table-cell>
        </table:table-row>
        <table:table-row table:style-name="ro1">
          <table:table-cell/>
          <table:table-cell office:value-type="float" office:value="139635" calcext:value-type="float">
            <text:p>139635</text:p>
          </table:table-cell>
          <table:table-cell/>
          <table:table-cell office:value-type="float" office:value="147319" calcext:value-type="float">
            <text:p>147319</text:p>
          </table:table-cell>
        </table:table-row>
        <table:table-row table:style-name="ro1">
          <table:table-cell/>
          <table:table-cell office:value-type="float" office:value="140392" calcext:value-type="float">
            <text:p>140392</text:p>
          </table:table-cell>
          <table:table-cell/>
          <table:table-cell office:value-type="float" office:value="151518" calcext:value-type="float">
            <text:p>151518</text:p>
          </table:table-cell>
        </table:table-row>
        <table:table-row table:style-name="ro1">
          <table:table-cell/>
          <table:table-cell office:value-type="float" office:value="139541" calcext:value-type="float">
            <text:p>139541</text:p>
          </table:table-cell>
          <table:table-cell/>
          <table:table-cell office:value-type="float" office:value="158192" calcext:value-type="float">
            <text:p>158192</text:p>
          </table:table-cell>
        </table:table-row>
        <table:table-row table:style-name="ro1">
          <table:table-cell/>
          <table:table-cell office:value-type="float" office:value="142595" calcext:value-type="float">
            <text:p>142595</text:p>
          </table:table-cell>
          <table:table-cell/>
          <table:table-cell office:value-type="float" office:value="160043" calcext:value-type="float">
            <text:p>160043</text:p>
          </table:table-cell>
        </table:table-row>
        <table:table-row table:style-name="ro1">
          <table:table-cell/>
          <table:table-cell office:value-type="float" office:value="142233" calcext:value-type="float">
            <text:p>142233</text:p>
          </table:table-cell>
          <table:table-cell/>
          <table:table-cell office:value-type="float" office:value="164954" calcext:value-type="float">
            <text:p>164954</text:p>
          </table:table-cell>
        </table:table-row>
        <table:table-row table:style-name="ro1">
          <table:table-cell/>
          <table:table-cell office:value-type="float" office:value="142788" calcext:value-type="float">
            <text:p>142788</text:p>
          </table:table-cell>
          <table:table-cell/>
          <table:table-cell office:value-type="float" office:value="156829" calcext:value-type="float">
            <text:p>156829</text:p>
          </table:table-cell>
        </table:table-row>
        <table:table-row table:style-name="ro1">
          <table:table-cell/>
          <table:table-cell office:value-type="float" office:value="146541" calcext:value-type="float">
            <text:p>146541</text:p>
          </table:table-cell>
          <table:table-cell/>
          <table:table-cell office:value-type="float" office:value="166372" calcext:value-type="float">
            <text:p>166372</text:p>
          </table:table-cell>
        </table:table-row>
        <table:table-row table:style-name="ro1">
          <table:table-cell/>
          <table:table-cell office:value-type="float" office:value="145723" calcext:value-type="float">
            <text:p>145723</text:p>
          </table:table-cell>
          <table:table-cell/>
          <table:table-cell office:value-type="float" office:value="162288" calcext:value-type="float">
            <text:p>162288</text:p>
          </table:table-cell>
        </table:table-row>
        <table:table-row table:style-name="ro1">
          <table:table-cell/>
          <table:table-cell office:value-type="float" office:value="146479" calcext:value-type="float">
            <text:p>146479</text:p>
          </table:table-cell>
          <table:table-cell/>
          <table:table-cell office:value-type="float" office:value="138377" calcext:value-type="float">
            <text:p>138377</text:p>
          </table:table-cell>
        </table:table-row>
        <table:table-row table:style-name="ro1">
          <table:table-cell/>
          <table:table-cell office:value-type="float" office:value="144704" calcext:value-type="float">
            <text:p>144704</text:p>
          </table:table-cell>
          <table:table-cell/>
          <table:table-cell office:value-type="float" office:value="143204" calcext:value-type="float">
            <text:p>143204</text:p>
          </table:table-cell>
        </table:table-row>
        <table:table-row table:style-name="ro1">
          <table:table-cell/>
          <table:table-cell office:value-type="float" office:value="138972" calcext:value-type="float">
            <text:p>138972</text:p>
          </table:table-cell>
          <table:table-cell/>
          <table:table-cell office:value-type="float" office:value="145320" calcext:value-type="float">
            <text:p>145320</text:p>
          </table:table-cell>
        </table:table-row>
        <table:table-row table:style-name="ro1">
          <table:table-cell/>
          <table:table-cell office:value-type="float" office:value="143903" calcext:value-type="float">
            <text:p>143903</text:p>
          </table:table-cell>
          <table:table-cell/>
          <table:table-cell office:value-type="float" office:value="149094" calcext:value-type="float">
            <text:p>149094</text:p>
          </table:table-cell>
        </table:table-row>
        <table:table-row table:style-name="ro1">
          <table:table-cell/>
          <table:table-cell office:value-type="float" office:value="139568" calcext:value-type="float">
            <text:p>139568</text:p>
          </table:table-cell>
          <table:table-cell/>
          <table:table-cell office:value-type="float" office:value="155411" calcext:value-type="float">
            <text:p>155411</text:p>
          </table:table-cell>
        </table:table-row>
        <table:table-row table:style-name="ro1">
          <table:table-cell/>
          <table:table-cell office:value-type="float" office:value="143579" calcext:value-type="float">
            <text:p>143579</text:p>
          </table:table-cell>
          <table:table-cell/>
          <table:table-cell office:value-type="float" office:value="148560" calcext:value-type="float">
            <text:p>148560</text:p>
          </table:table-cell>
        </table:table-row>
        <table:table-row table:style-name="ro1">
          <table:table-cell/>
          <table:table-cell office:value-type="float" office:value="138512" calcext:value-type="float">
            <text:p>138512</text:p>
          </table:table-cell>
          <table:table-cell/>
          <table:table-cell office:value-type="float" office:value="145527" calcext:value-type="float">
            <text:p>145527</text:p>
          </table:table-cell>
        </table:table-row>
        <table:table-row table:style-name="ro1">
          <table:table-cell/>
          <table:table-cell office:value-type="float" office:value="144616" calcext:value-type="float">
            <text:p>144616</text:p>
          </table:table-cell>
          <table:table-cell/>
          <table:table-cell office:value-type="float" office:value="143877" calcext:value-type="float">
            <text:p>143877</text:p>
          </table:table-cell>
        </table:table-row>
        <table:table-row table:style-name="ro1">
          <table:table-cell/>
          <table:table-cell office:value-type="float" office:value="139653" calcext:value-type="float">
            <text:p>139653</text:p>
          </table:table-cell>
          <table:table-cell/>
          <table:table-cell office:value-type="float" office:value="161715" calcext:value-type="float">
            <text:p>161715</text:p>
          </table:table-cell>
        </table:table-row>
        <table:table-row table:style-name="ro1">
          <table:table-cell/>
          <table:table-cell office:value-type="float" office:value="142812" calcext:value-type="float">
            <text:p>142812</text:p>
          </table:table-cell>
          <table:table-cell/>
          <table:table-cell office:value-type="float" office:value="153527" calcext:value-type="float">
            <text:p>153527</text:p>
          </table:table-cell>
        </table:table-row>
        <table:table-row table:style-name="ro1">
          <table:table-cell/>
          <table:table-cell office:value-type="float" office:value="141812" calcext:value-type="float">
            <text:p>141812</text:p>
          </table:table-cell>
          <table:table-cell/>
          <table:table-cell office:value-type="float" office:value="147337" calcext:value-type="float">
            <text:p>147337</text:p>
          </table:table-cell>
        </table:table-row>
        <table:table-row table:style-name="ro1">
          <table:table-cell/>
          <table:table-cell office:value-type="float" office:value="143166" calcext:value-type="float">
            <text:p>143166</text:p>
          </table:table-cell>
          <table:table-cell/>
          <table:table-cell office:value-type="float" office:value="145035" calcext:value-type="float">
            <text:p>145035</text:p>
          </table:table-cell>
        </table:table-row>
        <table:table-row table:style-name="ro1">
          <table:table-cell/>
          <table:table-cell office:value-type="float" office:value="144017" calcext:value-type="float">
            <text:p>144017</text:p>
          </table:table-cell>
          <table:table-cell/>
          <table:table-cell office:value-type="float" office:value="144137" calcext:value-type="float">
            <text:p>144137</text:p>
          </table:table-cell>
        </table:table-row>
        <table:table-row table:style-name="ro1">
          <table:table-cell/>
          <table:table-cell office:value-type="float" office:value="144811" calcext:value-type="float">
            <text:p>144811</text:p>
          </table:table-cell>
          <table:table-cell/>
          <table:table-cell office:value-type="float" office:value="145261" calcext:value-type="float">
            <text:p>145261</text:p>
          </table:table-cell>
        </table:table-row>
        <table:table-row table:style-name="ro1">
          <table:table-cell/>
          <table:table-cell office:value-type="float" office:value="141843" calcext:value-type="float">
            <text:p>141843</text:p>
          </table:table-cell>
          <table:table-cell/>
          <table:table-cell office:value-type="float" office:value="142613" calcext:value-type="float">
            <text:p>142613</text:p>
          </table:table-cell>
        </table:table-row>
        <table:table-row table:style-name="ro1">
          <table:table-cell/>
          <table:table-cell office:value-type="float" office:value="142962" calcext:value-type="float">
            <text:p>142962</text:p>
          </table:table-cell>
          <table:table-cell/>
          <table:table-cell office:value-type="float" office:value="143298" calcext:value-type="float">
            <text:p>143298</text:p>
          </table:table-cell>
        </table:table-row>
        <table:table-row table:style-name="ro1">
          <table:table-cell/>
          <table:table-cell office:value-type="float" office:value="141786" calcext:value-type="float">
            <text:p>141786</text:p>
          </table:table-cell>
          <table:table-cell/>
          <table:table-cell office:value-type="float" office:value="151386" calcext:value-type="float">
            <text:p>151386</text:p>
          </table:table-cell>
        </table:table-row>
        <table:table-row table:style-name="ro1">
          <table:table-cell/>
          <table:table-cell office:value-type="float" office:value="140841" calcext:value-type="float">
            <text:p>140841</text:p>
          </table:table-cell>
          <table:table-cell/>
          <table:table-cell office:value-type="float" office:value="154025" calcext:value-type="float">
            <text:p>154025</text:p>
          </table:table-cell>
        </table:table-row>
        <table:table-row table:style-name="ro1">
          <table:table-cell/>
          <table:table-cell office:value-type="float" office:value="138108" calcext:value-type="float">
            <text:p>138108</text:p>
          </table:table-cell>
          <table:table-cell/>
          <table:table-cell office:value-type="float" office:value="152259" calcext:value-type="float">
            <text:p>152259</text:p>
          </table:table-cell>
        </table:table-row>
        <table:table-row table:style-name="ro1">
          <table:table-cell/>
          <table:table-cell office:value-type="float" office:value="140956" calcext:value-type="float">
            <text:p>140956</text:p>
          </table:table-cell>
          <table:table-cell/>
          <table:table-cell office:value-type="float" office:value="149251" calcext:value-type="float">
            <text:p>149251</text:p>
          </table:table-cell>
        </table:table-row>
        <table:table-row table:style-name="ro1">
          <table:table-cell/>
          <table:table-cell office:value-type="float" office:value="136136" calcext:value-type="float">
            <text:p>136136</text:p>
          </table:table-cell>
          <table:table-cell/>
          <table:table-cell office:value-type="float" office:value="158574" calcext:value-type="float">
            <text:p>158574</text:p>
          </table:table-cell>
        </table:table-row>
        <table:table-row table:style-name="ro1">
          <table:table-cell/>
          <table:table-cell office:value-type="float" office:value="136672" calcext:value-type="float">
            <text:p>136672</text:p>
          </table:table-cell>
          <table:table-cell/>
          <table:table-cell office:value-type="float" office:value="144787" calcext:value-type="float">
            <text:p>144787</text:p>
          </table:table-cell>
        </table:table-row>
        <table:table-row table:style-name="ro1">
          <table:table-cell/>
          <table:table-cell office:value-type="float" office:value="136591" calcext:value-type="float">
            <text:p>136591</text:p>
          </table:table-cell>
          <table:table-cell/>
          <table:table-cell office:value-type="float" office:value="160985" calcext:value-type="float">
            <text:p>160985</text:p>
          </table:table-cell>
        </table:table-row>
        <table:table-row table:style-name="ro1">
          <table:table-cell/>
          <table:table-cell office:value-type="float" office:value="138600" calcext:value-type="float">
            <text:p>138600</text:p>
          </table:table-cell>
          <table:table-cell/>
          <table:table-cell office:value-type="float" office:value="157762" calcext:value-type="float">
            <text:p>157762</text:p>
          </table:table-cell>
        </table:table-row>
        <table:table-row table:style-name="ro1">
          <table:table-cell/>
          <table:table-cell office:value-type="float" office:value="136443" calcext:value-type="float">
            <text:p>136443</text:p>
          </table:table-cell>
          <table:table-cell/>
          <table:table-cell office:value-type="float" office:value="144788" calcext:value-type="float">
            <text:p>144788</text:p>
          </table:table-cell>
        </table:table-row>
        <table:table-row table:style-name="ro1">
          <table:table-cell/>
          <table:table-cell office:value-type="float" office:value="137636" calcext:value-type="float">
            <text:p>137636</text:p>
          </table:table-cell>
          <table:table-cell/>
          <table:table-cell office:value-type="float" office:value="148977" calcext:value-type="float">
            <text:p>148977</text:p>
          </table:table-cell>
        </table:table-row>
        <table:table-row table:style-name="ro1">
          <table:table-cell/>
          <table:table-cell office:value-type="float" office:value="138303" calcext:value-type="float">
            <text:p>138303</text:p>
          </table:table-cell>
          <table:table-cell/>
          <table:table-cell office:value-type="float" office:value="151576" calcext:value-type="float">
            <text:p>151576</text:p>
          </table:table-cell>
        </table:table-row>
        <table:table-row table:style-name="ro1">
          <table:table-cell/>
          <table:table-cell office:value-type="float" office:value="141442" calcext:value-type="float">
            <text:p>141442</text:p>
          </table:table-cell>
          <table:table-cell/>
          <table:table-cell office:value-type="float" office:value="159549" calcext:value-type="float">
            <text:p>159549</text:p>
          </table:table-cell>
        </table:table-row>
        <table:table-row table:style-name="ro1">
          <table:table-cell/>
          <table:table-cell office:value-type="float" office:value="138785" calcext:value-type="float">
            <text:p>138785</text:p>
          </table:table-cell>
          <table:table-cell/>
          <table:table-cell office:value-type="float" office:value="145075" calcext:value-type="float">
            <text:p>145075</text:p>
          </table:table-cell>
        </table:table-row>
        <table:table-row table:style-name="ro1">
          <table:table-cell/>
          <table:table-cell office:value-type="float" office:value="140830" calcext:value-type="float">
            <text:p>140830</text:p>
          </table:table-cell>
          <table:table-cell/>
          <table:table-cell office:value-type="float" office:value="142973" calcext:value-type="float">
            <text:p>142973</text:p>
          </table:table-cell>
        </table:table-row>
        <table:table-row table:style-name="ro1">
          <table:table-cell/>
          <table:table-cell office:value-type="float" office:value="137993" calcext:value-type="float">
            <text:p>137993</text:p>
          </table:table-cell>
          <table:table-cell/>
          <table:table-cell office:value-type="float" office:value="149416" calcext:value-type="float">
            <text:p>149416</text:p>
          </table:table-cell>
        </table:table-row>
        <table:table-row table:style-name="ro1">
          <table:table-cell/>
          <table:table-cell office:value-type="float" office:value="138398" calcext:value-type="float">
            <text:p>138398</text:p>
          </table:table-cell>
          <table:table-cell/>
          <table:table-cell office:value-type="float" office:value="145469" calcext:value-type="float">
            <text:p>145469</text:p>
          </table:table-cell>
        </table:table-row>
        <table:table-row table:style-name="ro1">
          <table:table-cell/>
          <table:table-cell office:value-type="float" office:value="140194" calcext:value-type="float">
            <text:p>140194</text:p>
          </table:table-cell>
          <table:table-cell/>
          <table:table-cell office:value-type="float" office:value="158139" calcext:value-type="float">
            <text:p>158139</text:p>
          </table:table-cell>
        </table:table-row>
        <table:table-row table:style-name="ro1">
          <table:table-cell/>
          <table:table-cell office:value-type="float" office:value="136670" calcext:value-type="float">
            <text:p>136670</text:p>
          </table:table-cell>
          <table:table-cell/>
          <table:table-cell office:value-type="float" office:value="149306" calcext:value-type="float">
            <text:p>149306</text:p>
          </table:table-cell>
        </table:table-row>
        <table:table-row table:style-name="ro1">
          <table:table-cell/>
          <table:table-cell office:value-type="float" office:value="138320" calcext:value-type="float">
            <text:p>138320</text:p>
          </table:table-cell>
          <table:table-cell/>
          <table:table-cell office:value-type="float" office:value="146605" calcext:value-type="float">
            <text:p>146605</text:p>
          </table:table-cell>
        </table:table-row>
        <table:table-row table:style-name="ro1">
          <table:table-cell/>
          <table:table-cell office:value-type="float" office:value="139831" calcext:value-type="float">
            <text:p>139831</text:p>
          </table:table-cell>
          <table:table-cell/>
          <table:table-cell office:value-type="float" office:value="155399" calcext:value-type="float">
            <text:p>155399</text:p>
          </table:table-cell>
        </table:table-row>
        <table:table-row table:style-name="ro1">
          <table:table-cell/>
          <table:table-cell office:value-type="float" office:value="137555" calcext:value-type="float">
            <text:p>137555</text:p>
          </table:table-cell>
          <table:table-cell/>
          <table:table-cell office:value-type="float" office:value="151234" calcext:value-type="float">
            <text:p>151234</text:p>
          </table:table-cell>
        </table:table-row>
        <table:table-row table:style-name="ro1">
          <table:table-cell/>
          <table:table-cell office:value-type="float" office:value="142469" calcext:value-type="float">
            <text:p>142469</text:p>
          </table:table-cell>
          <table:table-cell/>
          <table:table-cell office:value-type="float" office:value="146753" calcext:value-type="float">
            <text:p>146753</text:p>
          </table:table-cell>
        </table:table-row>
        <table:table-row table:style-name="ro1">
          <table:table-cell/>
          <table:table-cell office:value-type="float" office:value="137279" calcext:value-type="float">
            <text:p>137279</text:p>
          </table:table-cell>
          <table:table-cell/>
          <table:table-cell office:value-type="float" office:value="142617" calcext:value-type="float">
            <text:p>142617</text:p>
          </table:table-cell>
        </table:table-row>
        <table:table-row table:style-name="ro1">
          <table:table-cell/>
          <table:table-cell office:value-type="float" office:value="138534" calcext:value-type="float">
            <text:p>138534</text:p>
          </table:table-cell>
          <table:table-cell/>
          <table:table-cell office:value-type="float" office:value="160660" calcext:value-type="float">
            <text:p>160660</text:p>
          </table:table-cell>
        </table:table-row>
        <table:table-row table:style-name="ro1">
          <table:table-cell/>
          <table:table-cell office:value-type="float" office:value="138613" calcext:value-type="float">
            <text:p>138613</text:p>
          </table:table-cell>
          <table:table-cell/>
          <table:table-cell office:value-type="float" office:value="146144" calcext:value-type="float">
            <text:p>146144</text:p>
          </table:table-cell>
        </table:table-row>
        <table:table-row table:style-name="ro1">
          <table:table-cell/>
          <table:table-cell office:value-type="float" office:value="145379" calcext:value-type="float">
            <text:p>145379</text:p>
          </table:table-cell>
          <table:table-cell/>
          <table:table-cell office:value-type="float" office:value="145507" calcext:value-type="float">
            <text:p>145507</text:p>
          </table:table-cell>
        </table:table-row>
        <table:table-row table:style-name="ro1">
          <table:table-cell/>
          <table:table-cell office:value-type="float" office:value="138423" calcext:value-type="float">
            <text:p>138423</text:p>
          </table:table-cell>
          <table:table-cell/>
          <table:table-cell office:value-type="float" office:value="143982" calcext:value-type="float">
            <text:p>143982</text:p>
          </table:table-cell>
        </table:table-row>
        <table:table-row table:style-name="ro1">
          <table:table-cell/>
          <table:table-cell office:value-type="float" office:value="141314" calcext:value-type="float">
            <text:p>141314</text:p>
          </table:table-cell>
          <table:table-cell/>
          <table:table-cell office:value-type="float" office:value="157760" calcext:value-type="float">
            <text:p>157760</text:p>
          </table:table-cell>
        </table:table-row>
        <table:table-row table:style-name="ro1">
          <table:table-cell/>
          <table:table-cell office:value-type="float" office:value="140091" calcext:value-type="float">
            <text:p>140091</text:p>
          </table:table-cell>
          <table:table-cell/>
          <table:table-cell office:value-type="float" office:value="160012" calcext:value-type="float">
            <text:p>160012</text:p>
          </table:table-cell>
        </table:table-row>
        <table:table-row table:style-name="ro1">
          <table:table-cell/>
          <table:table-cell office:value-type="float" office:value="140307" calcext:value-type="float">
            <text:p>140307</text:p>
          </table:table-cell>
          <table:table-cell/>
          <table:table-cell office:value-type="float" office:value="141895" calcext:value-type="float">
            <text:p>141895</text:p>
          </table:table-cell>
        </table:table-row>
        <table:table-row table:style-name="ro1">
          <table:table-cell/>
          <table:table-cell office:value-type="float" office:value="138887" calcext:value-type="float">
            <text:p>138887</text:p>
          </table:table-cell>
          <table:table-cell/>
          <table:table-cell office:value-type="float" office:value="148915" calcext:value-type="float">
            <text:p>148915</text:p>
          </table:table-cell>
        </table:table-row>
        <table:table-row table:style-name="ro1">
          <table:table-cell/>
          <table:table-cell office:value-type="float" office:value="138709" calcext:value-type="float">
            <text:p>138709</text:p>
          </table:table-cell>
          <table:table-cell/>
          <table:table-cell office:value-type="float" office:value="150348" calcext:value-type="float">
            <text:p>150348</text:p>
          </table:table-cell>
        </table:table-row>
        <table:table-row table:style-name="ro1">
          <table:table-cell/>
          <table:table-cell office:value-type="float" office:value="138607" calcext:value-type="float">
            <text:p>138607</text:p>
          </table:table-cell>
          <table:table-cell/>
          <table:table-cell office:value-type="float" office:value="141427" calcext:value-type="float">
            <text:p>141427</text:p>
          </table:table-cell>
        </table:table-row>
        <table:table-row table:style-name="ro1">
          <table:table-cell/>
          <table:table-cell office:value-type="float" office:value="137639" calcext:value-type="float">
            <text:p>137639</text:p>
          </table:table-cell>
          <table:table-cell/>
          <table:table-cell office:value-type="float" office:value="143999" calcext:value-type="float">
            <text:p>143999</text:p>
          </table:table-cell>
        </table:table-row>
        <table:table-row table:style-name="ro1">
          <table:table-cell/>
          <table:table-cell office:value-type="float" office:value="137699" calcext:value-type="float">
            <text:p>137699</text:p>
          </table:table-cell>
          <table:table-cell/>
          <table:table-cell office:value-type="float" office:value="150274" calcext:value-type="float">
            <text:p>150274</text:p>
          </table:table-cell>
        </table:table-row>
        <table:table-row table:style-name="ro1">
          <table:table-cell/>
          <table:table-cell office:value-type="float" office:value="139327" calcext:value-type="float">
            <text:p>139327</text:p>
          </table:table-cell>
          <table:table-cell/>
          <table:table-cell office:value-type="float" office:value="147399" calcext:value-type="float">
            <text:p>147399</text:p>
          </table:table-cell>
        </table:table-row>
        <table:table-row table:style-name="ro1">
          <table:table-cell/>
          <table:table-cell office:value-type="float" office:value="144652" calcext:value-type="float">
            <text:p>144652</text:p>
          </table:table-cell>
          <table:table-cell/>
          <table:table-cell office:value-type="float" office:value="146453" calcext:value-type="float">
            <text:p>146453</text:p>
          </table:table-cell>
        </table:table-row>
        <table:table-row table:style-name="ro1">
          <table:table-cell/>
          <table:table-cell office:value-type="float" office:value="140485" calcext:value-type="float">
            <text:p>140485</text:p>
          </table:table-cell>
          <table:table-cell/>
          <table:table-cell office:value-type="float" office:value="141981" calcext:value-type="float">
            <text:p>141981</text:p>
          </table:table-cell>
        </table:table-row>
        <table:table-row table:style-name="ro1">
          <table:table-cell/>
          <table:table-cell office:value-type="float" office:value="153618" calcext:value-type="float">
            <text:p>153618</text:p>
          </table:table-cell>
          <table:table-cell/>
          <table:table-cell office:value-type="float" office:value="140304" calcext:value-type="float">
            <text:p>140304</text:p>
          </table:table-cell>
        </table:table-row>
        <table:table-row table:style-name="ro1">
          <table:table-cell/>
          <table:table-cell office:value-type="float" office:value="142475" calcext:value-type="float">
            <text:p>142475</text:p>
          </table:table-cell>
          <table:table-cell/>
          <table:table-cell office:value-type="float" office:value="140245" calcext:value-type="float">
            <text:p>140245</text:p>
          </table:table-cell>
        </table:table-row>
        <table:table-row table:style-name="ro1">
          <table:table-cell/>
          <table:table-cell office:value-type="float" office:value="150171" calcext:value-type="float">
            <text:p>150171</text:p>
          </table:table-cell>
          <table:table-cell/>
          <table:table-cell office:value-type="float" office:value="148856" calcext:value-type="float">
            <text:p>148856</text:p>
          </table:table-cell>
        </table:table-row>
        <table:table-row table:style-name="ro1">
          <table:table-cell/>
          <table:table-cell office:value-type="float" office:value="142341" calcext:value-type="float">
            <text:p>142341</text:p>
          </table:table-cell>
          <table:table-cell/>
          <table:table-cell office:value-type="float" office:value="147006" calcext:value-type="float">
            <text:p>147006</text:p>
          </table:table-cell>
        </table:table-row>
        <table:table-row table:style-name="ro1">
          <table:table-cell/>
          <table:table-cell office:value-type="float" office:value="142152" calcext:value-type="float">
            <text:p>142152</text:p>
          </table:table-cell>
          <table:table-cell/>
          <table:table-cell office:value-type="float" office:value="142288" calcext:value-type="float">
            <text:p>142288</text:p>
          </table:table-cell>
        </table:table-row>
        <table:table-row table:style-name="ro1">
          <table:table-cell/>
          <table:table-cell office:value-type="float" office:value="143406" calcext:value-type="float">
            <text:p>143406</text:p>
          </table:table-cell>
          <table:table-cell/>
          <table:table-cell office:value-type="float" office:value="146042" calcext:value-type="float">
            <text:p>146042</text:p>
          </table:table-cell>
        </table:table-row>
        <table:table-row table:style-name="ro1">
          <table:table-cell/>
          <table:table-cell office:value-type="float" office:value="141680" calcext:value-type="float">
            <text:p>141680</text:p>
          </table:table-cell>
          <table:table-cell/>
          <table:table-cell office:value-type="float" office:value="148989" calcext:value-type="float">
            <text:p>148989</text:p>
          </table:table-cell>
        </table:table-row>
        <table:table-row table:style-name="ro1">
          <table:table-cell/>
          <table:table-cell office:value-type="float" office:value="144220" calcext:value-type="float">
            <text:p>144220</text:p>
          </table:table-cell>
          <table:table-cell/>
          <table:table-cell office:value-type="float" office:value="144032" calcext:value-type="float">
            <text:p>144032</text:p>
          </table:table-cell>
        </table:table-row>
        <table:table-row table:style-name="ro1">
          <table:table-cell/>
          <table:table-cell office:value-type="float" office:value="141876" calcext:value-type="float">
            <text:p>141876</text:p>
          </table:table-cell>
          <table:table-cell/>
          <table:table-cell office:value-type="float" office:value="146737" calcext:value-type="float">
            <text:p>146737</text:p>
          </table:table-cell>
        </table:table-row>
        <table:table-row table:style-name="ro1">
          <table:table-cell/>
          <table:table-cell office:value-type="float" office:value="142831" calcext:value-type="float">
            <text:p>142831</text:p>
          </table:table-cell>
          <table:table-cell/>
          <table:table-cell office:value-type="float" office:value="156749" calcext:value-type="float">
            <text:p>156749</text:p>
          </table:table-cell>
        </table:table-row>
        <table:table-row table:style-name="ro1">
          <table:table-cell/>
          <table:table-cell office:value-type="float" office:value="139849" calcext:value-type="float">
            <text:p>139849</text:p>
          </table:table-cell>
          <table:table-cell/>
          <table:table-cell office:value-type="float" office:value="147047" calcext:value-type="float">
            <text:p>147047</text:p>
          </table:table-cell>
        </table:table-row>
        <table:table-row table:style-name="ro1">
          <table:table-cell/>
          <table:table-cell office:value-type="float" office:value="142016" calcext:value-type="float">
            <text:p>142016</text:p>
          </table:table-cell>
          <table:table-cell/>
          <table:table-cell office:value-type="float" office:value="143129" calcext:value-type="float">
            <text:p>143129</text:p>
          </table:table-cell>
        </table:table-row>
        <table:table-row table:style-name="ro1">
          <table:table-cell/>
          <table:table-cell office:value-type="float" office:value="141020" calcext:value-type="float">
            <text:p>141020</text:p>
          </table:table-cell>
          <table:table-cell/>
          <table:table-cell office:value-type="float" office:value="148821" calcext:value-type="float">
            <text:p>148821</text:p>
          </table:table-cell>
        </table:table-row>
        <table:table-row table:style-name="ro1">
          <table:table-cell/>
          <table:table-cell office:value-type="float" office:value="141402" calcext:value-type="float">
            <text:p>141402</text:p>
          </table:table-cell>
          <table:table-cell/>
          <table:table-cell office:value-type="float" office:value="149149" calcext:value-type="float">
            <text:p>149149</text:p>
          </table:table-cell>
        </table:table-row>
        <table:table-row table:style-name="ro1">
          <table:table-cell/>
          <table:table-cell office:value-type="float" office:value="141424" calcext:value-type="float">
            <text:p>141424</text:p>
          </table:table-cell>
          <table:table-cell/>
          <table:table-cell office:value-type="float" office:value="156733" calcext:value-type="float">
            <text:p>156733</text:p>
          </table:table-cell>
        </table:table-row>
        <table:table-row table:style-name="ro1">
          <table:table-cell/>
          <table:table-cell office:value-type="float" office:value="142241" calcext:value-type="float">
            <text:p>142241</text:p>
          </table:table-cell>
          <table:table-cell/>
          <table:table-cell office:value-type="float" office:value="143332" calcext:value-type="float">
            <text:p>143332</text:p>
          </table:table-cell>
        </table:table-row>
        <table:table-row table:style-name="ro1">
          <table:table-cell/>
          <table:table-cell office:value-type="float" office:value="148610" calcext:value-type="float">
            <text:p>148610</text:p>
          </table:table-cell>
          <table:table-cell/>
          <table:table-cell office:value-type="float" office:value="140384" calcext:value-type="float">
            <text:p>140384</text:p>
          </table:table-cell>
        </table:table-row>
        <table:table-row table:style-name="ro1">
          <table:table-cell/>
          <table:table-cell office:value-type="float" office:value="141457" calcext:value-type="float">
            <text:p>141457</text:p>
          </table:table-cell>
          <table:table-cell/>
          <table:table-cell office:value-type="float" office:value="141065" calcext:value-type="float">
            <text:p>141065</text:p>
          </table:table-cell>
        </table:table-row>
        <table:table-row table:style-name="ro1">
          <table:table-cell/>
          <table:table-cell office:value-type="float" office:value="139822" calcext:value-type="float">
            <text:p>139822</text:p>
          </table:table-cell>
          <table:table-cell/>
          <table:table-cell office:value-type="float" office:value="143025" calcext:value-type="float">
            <text:p>143025</text:p>
          </table:table-cell>
        </table:table-row>
        <table:table-row table:style-name="ro1">
          <table:table-cell/>
          <table:table-cell office:value-type="float" office:value="139245" calcext:value-type="float">
            <text:p>139245</text:p>
          </table:table-cell>
          <table:table-cell/>
          <table:table-cell office:value-type="float" office:value="152393" calcext:value-type="float">
            <text:p>152393</text:p>
          </table:table-cell>
        </table:table-row>
        <table:table-row table:style-name="ro1">
          <table:table-cell/>
          <table:table-cell office:value-type="float" office:value="136813" calcext:value-type="float">
            <text:p>136813</text:p>
          </table:table-cell>
          <table:table-cell/>
          <table:table-cell office:value-type="float" office:value="152612" calcext:value-type="float">
            <text:p>152612</text:p>
          </table:table-cell>
        </table:table-row>
        <table:table-row table:style-name="ro1">
          <table:table-cell/>
          <table:table-cell office:value-type="float" office:value="136718" calcext:value-type="float">
            <text:p>136718</text:p>
          </table:table-cell>
          <table:table-cell/>
          <table:table-cell office:value-type="float" office:value="142373" calcext:value-type="float">
            <text:p>142373</text:p>
          </table:table-cell>
        </table:table-row>
        <table:table-row table:style-name="ro1">
          <table:table-cell/>
          <table:table-cell office:value-type="float" office:value="139050" calcext:value-type="float">
            <text:p>139050</text:p>
          </table:table-cell>
          <table:table-cell/>
          <table:table-cell office:value-type="float" office:value="151866" calcext:value-type="float">
            <text:p>151866</text:p>
          </table:table-cell>
        </table:table-row>
        <table:table-row table:style-name="ro1">
          <table:table-cell/>
          <table:table-cell office:value-type="float" office:value="138952" calcext:value-type="float">
            <text:p>138952</text:p>
          </table:table-cell>
          <table:table-cell/>
          <table:table-cell office:value-type="float" office:value="153705" calcext:value-type="float">
            <text:p>153705</text:p>
          </table:table-cell>
        </table:table-row>
        <table:table-row table:style-name="ro1">
          <table:table-cell/>
          <table:table-cell office:value-type="float" office:value="138665" calcext:value-type="float">
            <text:p>138665</text:p>
          </table:table-cell>
          <table:table-cell/>
          <table:table-cell office:value-type="float" office:value="140514" calcext:value-type="float">
            <text:p>140514</text:p>
          </table:table-cell>
        </table:table-row>
        <table:table-row table:style-name="ro1">
          <table:table-cell/>
          <table:table-cell office:value-type="float" office:value="141648" calcext:value-type="float">
            <text:p>141648</text:p>
          </table:table-cell>
          <table:table-cell/>
          <table:table-cell office:value-type="float" office:value="144760" calcext:value-type="float">
            <text:p>144760</text:p>
          </table:table-cell>
        </table:table-row>
        <table:table-row table:style-name="ro1">
          <table:table-cell/>
          <table:table-cell office:value-type="float" office:value="140260" calcext:value-type="float">
            <text:p>140260</text:p>
          </table:table-cell>
          <table:table-cell/>
          <table:table-cell office:value-type="float" office:value="146245" calcext:value-type="float">
            <text:p>146245</text:p>
          </table:table-cell>
        </table:table-row>
        <table:table-row table:style-name="ro1">
          <table:table-cell/>
          <table:table-cell office:value-type="float" office:value="143162" calcext:value-type="float">
            <text:p>143162</text:p>
          </table:table-cell>
          <table:table-cell/>
          <table:table-cell office:value-type="float" office:value="142948" calcext:value-type="float">
            <text:p>142948</text:p>
          </table:table-cell>
        </table:table-row>
        <table:table-row table:style-name="ro1">
          <table:table-cell/>
          <table:table-cell office:value-type="float" office:value="139664" calcext:value-type="float">
            <text:p>139664</text:p>
          </table:table-cell>
          <table:table-cell/>
          <table:table-cell office:value-type="float" office:value="142104" calcext:value-type="float">
            <text:p>142104</text:p>
          </table:table-cell>
        </table:table-row>
        <table:table-row table:style-name="ro1">
          <table:table-cell/>
          <table:table-cell office:value-type="float" office:value="139228" calcext:value-type="float">
            <text:p>139228</text:p>
          </table:table-cell>
          <table:table-cell/>
          <table:table-cell office:value-type="float" office:value="152719" calcext:value-type="float">
            <text:p>152719</text:p>
          </table:table-cell>
        </table:table-row>
        <table:table-row table:style-name="ro1">
          <table:table-cell/>
          <table:table-cell office:value-type="float" office:value="141439" calcext:value-type="float">
            <text:p>141439</text:p>
          </table:table-cell>
          <table:table-cell/>
          <table:table-cell office:value-type="float" office:value="142312" calcext:value-type="float">
            <text:p>142312</text:p>
          </table:table-cell>
        </table:table-row>
        <table:table-row table:style-name="ro1">
          <table:table-cell/>
          <table:table-cell office:value-type="float" office:value="141042" calcext:value-type="float">
            <text:p>141042</text:p>
          </table:table-cell>
          <table:table-cell/>
          <table:table-cell office:value-type="float" office:value="143186" calcext:value-type="float">
            <text:p>143186</text:p>
          </table:table-cell>
        </table:table-row>
        <table:table-row table:style-name="ro1">
          <table:table-cell/>
          <table:table-cell office:value-type="float" office:value="143039" calcext:value-type="float">
            <text:p>143039</text:p>
          </table:table-cell>
          <table:table-cell/>
          <table:table-cell office:value-type="float" office:value="147279" calcext:value-type="float">
            <text:p>147279</text:p>
          </table:table-cell>
        </table:table-row>
        <table:table-row table:style-name="ro1">
          <table:table-cell/>
          <table:table-cell office:value-type="float" office:value="141568" calcext:value-type="float">
            <text:p>141568</text:p>
          </table:table-cell>
          <table:table-cell/>
          <table:table-cell office:value-type="float" office:value="145888" calcext:value-type="float">
            <text:p>145888</text:p>
          </table:table-cell>
        </table:table-row>
        <table:table-row table:style-name="ro1">
          <table:table-cell/>
          <table:table-cell office:value-type="float" office:value="142501" calcext:value-type="float">
            <text:p>142501</text:p>
          </table:table-cell>
          <table:table-cell/>
          <table:table-cell office:value-type="float" office:value="139965" calcext:value-type="float">
            <text:p>139965</text:p>
          </table:table-cell>
        </table:table-row>
        <table:table-row table:style-name="ro1">
          <table:table-cell/>
          <table:table-cell office:value-type="float" office:value="137886" calcext:value-type="float">
            <text:p>137886</text:p>
          </table:table-cell>
          <table:table-cell/>
          <table:table-cell office:value-type="float" office:value="151789" calcext:value-type="float">
            <text:p>151789</text:p>
          </table:table-cell>
        </table:table-row>
        <table:table-row table:style-name="ro1">
          <table:table-cell/>
          <table:table-cell office:value-type="float" office:value="138294" calcext:value-type="float">
            <text:p>138294</text:p>
          </table:table-cell>
          <table:table-cell/>
          <table:table-cell office:value-type="float" office:value="150511" calcext:value-type="float">
            <text:p>150511</text:p>
          </table:table-cell>
        </table:table-row>
        <table:table-row table:style-name="ro1">
          <table:table-cell/>
          <table:table-cell office:value-type="float" office:value="137382" calcext:value-type="float">
            <text:p>137382</text:p>
          </table:table-cell>
          <table:table-cell/>
          <table:table-cell office:value-type="float" office:value="171225" calcext:value-type="float">
            <text:p>171225</text:p>
          </table:table-cell>
        </table:table-row>
        <table:table-row table:style-name="ro1">
          <table:table-cell/>
          <table:table-cell office:value-type="float" office:value="137836" calcext:value-type="float">
            <text:p>137836</text:p>
          </table:table-cell>
          <table:table-cell/>
          <table:table-cell office:value-type="float" office:value="152768" calcext:value-type="float">
            <text:p>152768</text:p>
          </table:table-cell>
        </table:table-row>
        <table:table-row table:style-name="ro1">
          <table:table-cell/>
          <table:table-cell office:value-type="float" office:value="139225" calcext:value-type="float">
            <text:p>139225</text:p>
          </table:table-cell>
          <table:table-cell/>
          <table:table-cell office:value-type="float" office:value="143288" calcext:value-type="float">
            <text:p>143288</text:p>
          </table:table-cell>
        </table:table-row>
        <table:table-row table:style-name="ro1">
          <table:table-cell/>
          <table:table-cell office:value-type="float" office:value="134964" calcext:value-type="float">
            <text:p>134964</text:p>
          </table:table-cell>
          <table:table-cell/>
          <table:table-cell office:value-type="float" office:value="152999" calcext:value-type="float">
            <text:p>152999</text:p>
          </table:table-cell>
        </table:table-row>
        <table:table-row table:style-name="ro1">
          <table:table-cell/>
          <table:table-cell office:value-type="float" office:value="135287" calcext:value-type="float">
            <text:p>135287</text:p>
          </table:table-cell>
          <table:table-cell/>
          <table:table-cell office:value-type="float" office:value="143483" calcext:value-type="float">
            <text:p>143483</text:p>
          </table:table-cell>
        </table:table-row>
        <table:table-row table:style-name="ro1">
          <table:table-cell/>
          <table:table-cell office:value-type="float" office:value="138241" calcext:value-type="float">
            <text:p>138241</text:p>
          </table:table-cell>
          <table:table-cell/>
          <table:table-cell office:value-type="float" office:value="143179" calcext:value-type="float">
            <text:p>143179</text:p>
          </table:table-cell>
        </table:table-row>
        <table:table-row table:style-name="ro1">
          <table:table-cell/>
          <table:table-cell office:value-type="float" office:value="135737" calcext:value-type="float">
            <text:p>135737</text:p>
          </table:table-cell>
          <table:table-cell/>
          <table:table-cell office:value-type="float" office:value="141747" calcext:value-type="float">
            <text:p>141747</text:p>
          </table:table-cell>
        </table:table-row>
        <table:table-row table:style-name="ro1">
          <table:table-cell/>
          <table:table-cell office:value-type="float" office:value="135766" calcext:value-type="float">
            <text:p>135766</text:p>
          </table:table-cell>
          <table:table-cell/>
          <table:table-cell office:value-type="float" office:value="142147" calcext:value-type="float">
            <text:p>142147</text:p>
          </table:table-cell>
        </table:table-row>
        <table:table-row table:style-name="ro1">
          <table:table-cell/>
          <table:table-cell office:value-type="float" office:value="136329" calcext:value-type="float">
            <text:p>136329</text:p>
          </table:table-cell>
          <table:table-cell/>
          <table:table-cell office:value-type="float" office:value="144450" calcext:value-type="float">
            <text:p>144450</text:p>
          </table:table-cell>
        </table:table-row>
        <table:table-row table:style-name="ro1">
          <table:table-cell/>
          <table:table-cell office:value-type="float" office:value="138157" calcext:value-type="float">
            <text:p>138157</text:p>
          </table:table-cell>
          <table:table-cell/>
          <table:table-cell office:value-type="float" office:value="140414" calcext:value-type="float">
            <text:p>140414</text:p>
          </table:table-cell>
        </table:table-row>
        <table:table-row table:style-name="ro1">
          <table:table-cell/>
          <table:table-cell office:value-type="float" office:value="138647" calcext:value-type="float">
            <text:p>138647</text:p>
          </table:table-cell>
          <table:table-cell/>
          <table:table-cell office:value-type="float" office:value="142592" calcext:value-type="float">
            <text:p>142592</text:p>
          </table:table-cell>
        </table:table-row>
        <table:table-row table:style-name="ro1">
          <table:table-cell/>
          <table:table-cell office:value-type="float" office:value="139943" calcext:value-type="float">
            <text:p>139943</text:p>
          </table:table-cell>
          <table:table-cell/>
          <table:table-cell office:value-type="float" office:value="142761" calcext:value-type="float">
            <text:p>142761</text:p>
          </table:table-cell>
        </table:table-row>
        <table:table-row table:style-name="ro1">
          <table:table-cell/>
          <table:table-cell office:value-type="float" office:value="141319" calcext:value-type="float">
            <text:p>141319</text:p>
          </table:table-cell>
          <table:table-cell/>
          <table:table-cell office:value-type="float" office:value="145379" calcext:value-type="float">
            <text:p>145379</text:p>
          </table:table-cell>
        </table:table-row>
        <table:table-row table:style-name="ro1">
          <table:table-cell/>
          <table:table-cell office:value-type="float" office:value="136942" calcext:value-type="float">
            <text:p>136942</text:p>
          </table:table-cell>
          <table:table-cell/>
          <table:table-cell office:value-type="float" office:value="142500" calcext:value-type="float">
            <text:p>142500</text:p>
          </table:table-cell>
        </table:table-row>
        <table:table-row table:style-name="ro1">
          <table:table-cell/>
          <table:table-cell office:value-type="float" office:value="138642" calcext:value-type="float">
            <text:p>138642</text:p>
          </table:table-cell>
          <table:table-cell/>
          <table:table-cell office:value-type="float" office:value="145190" calcext:value-type="float">
            <text:p>145190</text:p>
          </table:table-cell>
        </table:table-row>
        <table:table-row table:style-name="ro1">
          <table:table-cell/>
          <table:table-cell office:value-type="float" office:value="136191" calcext:value-type="float">
            <text:p>136191</text:p>
          </table:table-cell>
          <table:table-cell/>
          <table:table-cell office:value-type="float" office:value="142676" calcext:value-type="float">
            <text:p>142676</text:p>
          </table:table-cell>
        </table:table-row>
        <table:table-row table:style-name="ro1">
          <table:table-cell/>
          <table:table-cell office:value-type="float" office:value="136792" calcext:value-type="float">
            <text:p>136792</text:p>
          </table:table-cell>
          <table:table-cell/>
          <table:table-cell office:value-type="float" office:value="154360" calcext:value-type="float">
            <text:p>154360</text:p>
          </table:table-cell>
        </table:table-row>
        <table:table-row table:style-name="ro1">
          <table:table-cell/>
          <table:table-cell office:value-type="float" office:value="140342" calcext:value-type="float">
            <text:p>140342</text:p>
          </table:table-cell>
          <table:table-cell/>
          <table:table-cell office:value-type="float" office:value="160334" calcext:value-type="float">
            <text:p>160334</text:p>
          </table:table-cell>
        </table:table-row>
        <table:table-row table:style-name="ro1">
          <table:table-cell/>
          <table:table-cell office:value-type="float" office:value="135895" calcext:value-type="float">
            <text:p>135895</text:p>
          </table:table-cell>
          <table:table-cell/>
          <table:table-cell office:value-type="float" office:value="161682" calcext:value-type="float">
            <text:p>161682</text:p>
          </table:table-cell>
        </table:table-row>
        <table:table-row table:style-name="ro1">
          <table:table-cell/>
          <table:table-cell office:value-type="float" office:value="138534" calcext:value-type="float">
            <text:p>138534</text:p>
          </table:table-cell>
          <table:table-cell/>
          <table:table-cell office:value-type="float" office:value="147936" calcext:value-type="float">
            <text:p>147936</text:p>
          </table:table-cell>
        </table:table-row>
        <table:table-row table:style-name="ro1">
          <table:table-cell/>
          <table:table-cell office:value-type="float" office:value="138715" calcext:value-type="float">
            <text:p>138715</text:p>
          </table:table-cell>
          <table:table-cell/>
          <table:table-cell office:value-type="float" office:value="151615" calcext:value-type="float">
            <text:p>151615</text:p>
          </table:table-cell>
        </table:table-row>
        <table:table-row table:style-name="ro1">
          <table:table-cell/>
          <table:table-cell office:value-type="float" office:value="136427" calcext:value-type="float">
            <text:p>136427</text:p>
          </table:table-cell>
          <table:table-cell/>
          <table:table-cell office:value-type="float" office:value="145627" calcext:value-type="float">
            <text:p>145627</text:p>
          </table:table-cell>
        </table:table-row>
        <table:table-row table:style-name="ro1">
          <table:table-cell/>
          <table:table-cell office:value-type="float" office:value="138328" calcext:value-type="float">
            <text:p>138328</text:p>
          </table:table-cell>
          <table:table-cell/>
          <table:table-cell office:value-type="float" office:value="141885" calcext:value-type="float">
            <text:p>141885</text:p>
          </table:table-cell>
        </table:table-row>
        <table:table-row table:style-name="ro1">
          <table:table-cell/>
          <table:table-cell office:value-type="float" office:value="137236" calcext:value-type="float">
            <text:p>137236</text:p>
          </table:table-cell>
          <table:table-cell/>
          <table:table-cell office:value-type="float" office:value="145693" calcext:value-type="float">
            <text:p>145693</text:p>
          </table:table-cell>
        </table:table-row>
        <table:table-row table:style-name="ro1">
          <table:table-cell/>
          <table:table-cell office:value-type="float" office:value="138970" calcext:value-type="float">
            <text:p>138970</text:p>
          </table:table-cell>
          <table:table-cell/>
          <table:table-cell office:value-type="float" office:value="153022" calcext:value-type="float">
            <text:p>153022</text:p>
          </table:table-cell>
        </table:table-row>
        <table:table-row table:style-name="ro1">
          <table:table-cell/>
          <table:table-cell office:value-type="float" office:value="139325" calcext:value-type="float">
            <text:p>139325</text:p>
          </table:table-cell>
          <table:table-cell/>
          <table:table-cell office:value-type="float" office:value="148750" calcext:value-type="float">
            <text:p>148750</text:p>
          </table:table-cell>
        </table:table-row>
        <table:table-row table:style-name="ro1">
          <table:table-cell/>
          <table:table-cell office:value-type="float" office:value="139841" calcext:value-type="float">
            <text:p>139841</text:p>
          </table:table-cell>
          <table:table-cell/>
          <table:table-cell office:value-type="float" office:value="145878" calcext:value-type="float">
            <text:p>145878</text:p>
          </table:table-cell>
        </table:table-row>
        <table:table-row table:style-name="ro1">
          <table:table-cell/>
          <table:table-cell office:value-type="float" office:value="137576" calcext:value-type="float">
            <text:p>137576</text:p>
          </table:table-cell>
          <table:table-cell/>
          <table:table-cell office:value-type="float" office:value="142147" calcext:value-type="float">
            <text:p>142147</text:p>
          </table:table-cell>
        </table:table-row>
        <table:table-row table:style-name="ro1">
          <table:table-cell/>
          <table:table-cell office:value-type="float" office:value="139371" calcext:value-type="float">
            <text:p>139371</text:p>
          </table:table-cell>
          <table:table-cell/>
          <table:table-cell office:value-type="float" office:value="152874" calcext:value-type="float">
            <text:p>152874</text:p>
          </table:table-cell>
        </table:table-row>
        <table:table-row table:style-name="ro1">
          <table:table-cell/>
          <table:table-cell office:value-type="float" office:value="139442" calcext:value-type="float">
            <text:p>139442</text:p>
          </table:table-cell>
          <table:table-cell/>
          <table:table-cell office:value-type="float" office:value="151238" calcext:value-type="float">
            <text:p>151238</text:p>
          </table:table-cell>
        </table:table-row>
        <table:table-row table:style-name="ro1">
          <table:table-cell/>
          <table:table-cell office:value-type="float" office:value="138129" calcext:value-type="float">
            <text:p>138129</text:p>
          </table:table-cell>
          <table:table-cell/>
          <table:table-cell office:value-type="float" office:value="158891" calcext:value-type="float">
            <text:p>158891</text:p>
          </table:table-cell>
        </table:table-row>
        <table:table-row table:style-name="ro1">
          <table:table-cell/>
          <table:table-cell office:value-type="float" office:value="139373" calcext:value-type="float">
            <text:p>139373</text:p>
          </table:table-cell>
          <table:table-cell/>
          <table:table-cell office:value-type="float" office:value="157132" calcext:value-type="float">
            <text:p>157132</text:p>
          </table:table-cell>
        </table:table-row>
        <table:table-row table:style-name="ro1">
          <table:table-cell/>
          <table:table-cell office:value-type="float" office:value="139434" calcext:value-type="float">
            <text:p>139434</text:p>
          </table:table-cell>
          <table:table-cell/>
          <table:table-cell office:value-type="float" office:value="160920" calcext:value-type="float">
            <text:p>160920</text:p>
          </table:table-cell>
        </table:table-row>
        <table:table-row table:style-name="ro1">
          <table:table-cell/>
          <table:table-cell office:value-type="float" office:value="142566" calcext:value-type="float">
            <text:p>142566</text:p>
          </table:table-cell>
          <table:table-cell/>
          <table:table-cell office:value-type="float" office:value="155254" calcext:value-type="float">
            <text:p>155254</text:p>
          </table:table-cell>
        </table:table-row>
        <table:table-row table:style-name="ro1">
          <table:table-cell/>
          <table:table-cell office:value-type="float" office:value="137771" calcext:value-type="float">
            <text:p>137771</text:p>
          </table:table-cell>
          <table:table-cell/>
          <table:table-cell office:value-type="float" office:value="151448" calcext:value-type="float">
            <text:p>151448</text:p>
          </table:table-cell>
        </table:table-row>
        <table:table-row table:style-name="ro1">
          <table:table-cell/>
          <table:table-cell office:value-type="float" office:value="144225" calcext:value-type="float">
            <text:p>144225</text:p>
          </table:table-cell>
          <table:table-cell/>
          <table:table-cell office:value-type="float" office:value="141911" calcext:value-type="float">
            <text:p>141911</text:p>
          </table:table-cell>
        </table:table-row>
        <table:table-row table:style-name="ro1">
          <table:table-cell/>
          <table:table-cell office:value-type="float" office:value="138506" calcext:value-type="float">
            <text:p>138506</text:p>
          </table:table-cell>
          <table:table-cell/>
          <table:table-cell office:value-type="float" office:value="139818" calcext:value-type="float">
            <text:p>139818</text:p>
          </table:table-cell>
        </table:table-row>
        <table:table-row table:style-name="ro1">
          <table:table-cell/>
          <table:table-cell office:value-type="float" office:value="137857" calcext:value-type="float">
            <text:p>137857</text:p>
          </table:table-cell>
          <table:table-cell/>
          <table:table-cell office:value-type="float" office:value="144784" calcext:value-type="float">
            <text:p>144784</text:p>
          </table:table-cell>
        </table:table-row>
        <table:table-row table:style-name="ro1">
          <table:table-cell/>
          <table:table-cell office:value-type="float" office:value="139129" calcext:value-type="float">
            <text:p>139129</text:p>
          </table:table-cell>
          <table:table-cell/>
          <table:table-cell office:value-type="float" office:value="143454" calcext:value-type="float">
            <text:p>143454</text:p>
          </table:table-cell>
        </table:table-row>
        <table:table-row table:style-name="ro1">
          <table:table-cell/>
          <table:table-cell office:value-type="float" office:value="141887" calcext:value-type="float">
            <text:p>141887</text:p>
          </table:table-cell>
          <table:table-cell/>
          <table:table-cell office:value-type="float" office:value="143284" calcext:value-type="float">
            <text:p>143284</text:p>
          </table:table-cell>
        </table:table-row>
        <table:table-row table:style-name="ro1">
          <table:table-cell/>
          <table:table-cell office:value-type="float" office:value="138951" calcext:value-type="float">
            <text:p>138951</text:p>
          </table:table-cell>
          <table:table-cell/>
          <table:table-cell office:value-type="float" office:value="148027" calcext:value-type="float">
            <text:p>148027</text:p>
          </table:table-cell>
        </table:table-row>
        <table:table-row table:style-name="ro1">
          <table:table-cell/>
          <table:table-cell office:value-type="float" office:value="138077" calcext:value-type="float">
            <text:p>138077</text:p>
          </table:table-cell>
          <table:table-cell/>
          <table:table-cell office:value-type="float" office:value="144679" calcext:value-type="float">
            <text:p>144679</text:p>
          </table:table-cell>
        </table:table-row>
        <table:table-row table:style-name="ro1">
          <table:table-cell/>
          <table:table-cell office:value-type="float" office:value="138737" calcext:value-type="float">
            <text:p>138737</text:p>
          </table:table-cell>
          <table:table-cell/>
          <table:table-cell office:value-type="float" office:value="141599" calcext:value-type="float">
            <text:p>141599</text:p>
          </table:table-cell>
        </table:table-row>
        <table:table-row table:style-name="ro1">
          <table:table-cell/>
          <table:table-cell office:value-type="float" office:value="140053" calcext:value-type="float">
            <text:p>140053</text:p>
          </table:table-cell>
          <table:table-cell/>
          <table:table-cell office:value-type="float" office:value="143185" calcext:value-type="float">
            <text:p>143185</text:p>
          </table:table-cell>
        </table:table-row>
        <table:table-row table:style-name="ro1">
          <table:table-cell/>
          <table:table-cell office:value-type="float" office:value="140716" calcext:value-type="float">
            <text:p>140716</text:p>
          </table:table-cell>
          <table:table-cell/>
          <table:table-cell office:value-type="float" office:value="143861" calcext:value-type="float">
            <text:p>143861</text:p>
          </table:table-cell>
        </table:table-row>
        <table:table-row table:style-name="ro1">
          <table:table-cell/>
          <table:table-cell office:value-type="float" office:value="141247" calcext:value-type="float">
            <text:p>141247</text:p>
          </table:table-cell>
          <table:table-cell/>
          <table:table-cell office:value-type="float" office:value="157944" calcext:value-type="float">
            <text:p>157944</text:p>
          </table:table-cell>
        </table:table-row>
        <table:table-row table:style-name="ro1">
          <table:table-cell/>
          <table:table-cell office:value-type="float" office:value="140993" calcext:value-type="float">
            <text:p>140993</text:p>
          </table:table-cell>
          <table:table-cell/>
          <table:table-cell office:value-type="float" office:value="151356" calcext:value-type="float">
            <text:p>151356</text:p>
          </table:table-cell>
        </table:table-row>
        <table:table-row table:style-name="ro1">
          <table:table-cell/>
          <table:table-cell office:value-type="float" office:value="137946" calcext:value-type="float">
            <text:p>137946</text:p>
          </table:table-cell>
          <table:table-cell/>
          <table:table-cell office:value-type="float" office:value="162654" calcext:value-type="float">
            <text:p>162654</text:p>
          </table:table-cell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/>
          <table:table-cell office:value-type="float" office:value="146717" calcext:value-type="float">
            <text:p>146717</text:p>
          </table:table-cell>
        </table:table-row>
        <table:table-row table:style-name="ro1">
          <table:table-cell/>
          <table:table-cell office:value-type="float" office:value="140024" calcext:value-type="float">
            <text:p>140024</text:p>
          </table:table-cell>
          <table:table-cell/>
          <table:table-cell office:value-type="float" office:value="145343" calcext:value-type="float">
            <text:p>145343</text:p>
          </table:table-cell>
        </table:table-row>
        <table:table-row table:style-name="ro1">
          <table:table-cell/>
          <table:table-cell office:value-type="float" office:value="136821" calcext:value-type="float">
            <text:p>136821</text:p>
          </table:table-cell>
          <table:table-cell/>
          <table:table-cell office:value-type="float" office:value="139696" calcext:value-type="float">
            <text:p>139696</text:p>
          </table:table-cell>
        </table:table-row>
        <table:table-row table:style-name="ro1">
          <table:table-cell/>
          <table:table-cell office:value-type="float" office:value="138640" calcext:value-type="float">
            <text:p>138640</text:p>
          </table:table-cell>
          <table:table-cell/>
          <table:table-cell office:value-type="float" office:value="153932" calcext:value-type="float">
            <text:p>153932</text:p>
          </table:table-cell>
        </table:table-row>
        <table:table-row table:style-name="ro1">
          <table:table-cell/>
          <table:table-cell office:value-type="float" office:value="138906" calcext:value-type="float">
            <text:p>138906</text:p>
          </table:table-cell>
          <table:table-cell/>
          <table:table-cell office:value-type="float" office:value="151711" calcext:value-type="float">
            <text:p>151711</text:p>
          </table:table-cell>
        </table:table-row>
        <table:table-row table:style-name="ro1">
          <table:table-cell/>
          <table:table-cell office:value-type="float" office:value="140469" calcext:value-type="float">
            <text:p>140469</text:p>
          </table:table-cell>
          <table:table-cell/>
          <table:table-cell office:value-type="float" office:value="157346" calcext:value-type="float">
            <text:p>157346</text:p>
          </table:table-cell>
        </table:table-row>
        <table:table-row table:style-name="ro1">
          <table:table-cell/>
          <table:table-cell office:value-type="float" office:value="140104" calcext:value-type="float">
            <text:p>140104</text:p>
          </table:table-cell>
          <table:table-cell/>
          <table:table-cell office:value-type="float" office:value="139496" calcext:value-type="float">
            <text:p>139496</text:p>
          </table:table-cell>
        </table:table-row>
        <table:table-row table:style-name="ro1">
          <table:table-cell/>
          <table:table-cell office:value-type="float" office:value="139144" calcext:value-type="float">
            <text:p>139144</text:p>
          </table:table-cell>
          <table:table-cell/>
          <table:table-cell office:value-type="float" office:value="143748" calcext:value-type="float">
            <text:p>143748</text:p>
          </table:table-cell>
        </table:table-row>
        <table:table-row table:style-name="ro1">
          <table:table-cell/>
          <table:table-cell office:value-type="float" office:value="138327" calcext:value-type="float">
            <text:p>138327</text:p>
          </table:table-cell>
          <table:table-cell/>
          <table:table-cell office:value-type="float" office:value="152662" calcext:value-type="float">
            <text:p>152662</text:p>
          </table:table-cell>
        </table:table-row>
        <table:table-row table:style-name="ro1">
          <table:table-cell/>
          <table:table-cell office:value-type="float" office:value="138396" calcext:value-type="float">
            <text:p>138396</text:p>
          </table:table-cell>
          <table:table-cell/>
          <table:table-cell office:value-type="float" office:value="184364" calcext:value-type="float">
            <text:p>184364</text:p>
          </table:table-cell>
        </table:table-row>
        <table:table-row table:style-name="ro1">
          <table:table-cell/>
          <table:table-cell office:value-type="float" office:value="137507" calcext:value-type="float">
            <text:p>137507</text:p>
          </table:table-cell>
          <table:table-cell/>
          <table:table-cell office:value-type="float" office:value="156987" calcext:value-type="float">
            <text:p>156987</text:p>
          </table:table-cell>
        </table:table-row>
        <table:table-row table:style-name="ro1">
          <table:table-cell/>
          <table:table-cell office:value-type="float" office:value="140304" calcext:value-type="float">
            <text:p>140304</text:p>
          </table:table-cell>
          <table:table-cell/>
          <table:table-cell office:value-type="float" office:value="148048" calcext:value-type="float">
            <text:p>148048</text:p>
          </table:table-cell>
        </table:table-row>
        <table:table-row table:style-name="ro1">
          <table:table-cell/>
          <table:table-cell office:value-type="float" office:value="146294" calcext:value-type="float">
            <text:p>146294</text:p>
          </table:table-cell>
          <table:table-cell/>
          <table:table-cell office:value-type="float" office:value="150325" calcext:value-type="float">
            <text:p>150325</text:p>
          </table:table-cell>
        </table:table-row>
        <table:table-row table:style-name="ro1">
          <table:table-cell/>
          <table:table-cell office:value-type="float" office:value="139857" calcext:value-type="float">
            <text:p>139857</text:p>
          </table:table-cell>
          <table:table-cell/>
          <table:table-cell office:value-type="float" office:value="143611" calcext:value-type="float">
            <text:p>143611</text:p>
          </table:table-cell>
        </table:table-row>
        <table:table-row table:style-name="ro1">
          <table:table-cell/>
          <table:table-cell office:value-type="float" office:value="139819" calcext:value-type="float">
            <text:p>139819</text:p>
          </table:table-cell>
          <table:table-cell/>
          <table:table-cell office:value-type="float" office:value="145753" calcext:value-type="float">
            <text:p>145753</text:p>
          </table:table-cell>
        </table:table-row>
        <table:table-row table:style-name="ro1">
          <table:table-cell/>
          <table:table-cell office:value-type="float" office:value="143362" calcext:value-type="float">
            <text:p>143362</text:p>
          </table:table-cell>
          <table:table-cell/>
          <table:table-cell office:value-type="float" office:value="144685" calcext:value-type="float">
            <text:p>144685</text:p>
          </table:table-cell>
        </table:table-row>
        <table:table-row table:style-name="ro1">
          <table:table-cell/>
          <table:table-cell office:value-type="float" office:value="139281" calcext:value-type="float">
            <text:p>139281</text:p>
          </table:table-cell>
          <table:table-cell/>
          <table:table-cell office:value-type="float" office:value="147529" calcext:value-type="float">
            <text:p>147529</text:p>
          </table:table-cell>
        </table:table-row>
        <table:table-row table:style-name="ro1">
          <table:table-cell/>
          <table:table-cell office:value-type="float" office:value="137935" calcext:value-type="float">
            <text:p>137935</text:p>
          </table:table-cell>
          <table:table-cell/>
          <table:table-cell office:value-type="float" office:value="144240" calcext:value-type="float">
            <text:p>144240</text:p>
          </table:table-cell>
        </table:table-row>
        <table:table-row table:style-name="ro1">
          <table:table-cell/>
          <table:table-cell office:value-type="float" office:value="142152" calcext:value-type="float">
            <text:p>142152</text:p>
          </table:table-cell>
          <table:table-cell/>
          <table:table-cell office:value-type="float" office:value="145171" calcext:value-type="float">
            <text:p>145171</text:p>
          </table:table-cell>
        </table:table-row>
        <table:table-row table:style-name="ro1">
          <table:table-cell/>
          <table:table-cell office:value-type="float" office:value="141146" calcext:value-type="float">
            <text:p>141146</text:p>
          </table:table-cell>
          <table:table-cell/>
          <table:table-cell office:value-type="float" office:value="143522" calcext:value-type="float">
            <text:p>143522</text:p>
          </table:table-cell>
        </table:table-row>
        <table:table-row table:style-name="ro1">
          <table:table-cell/>
          <table:table-cell office:value-type="float" office:value="139592" calcext:value-type="float">
            <text:p>139592</text:p>
          </table:table-cell>
          <table:table-cell/>
          <table:table-cell office:value-type="float" office:value="141745" calcext:value-type="float">
            <text:p>141745</text:p>
          </table:table-cell>
        </table:table-row>
        <table:table-row table:style-name="ro1">
          <table:table-cell/>
          <table:table-cell office:value-type="float" office:value="140224" calcext:value-type="float">
            <text:p>140224</text:p>
          </table:table-cell>
          <table:table-cell/>
          <table:table-cell office:value-type="float" office:value="148412" calcext:value-type="float">
            <text:p>148412</text:p>
          </table:table-cell>
        </table:table-row>
        <table:table-row table:style-name="ro1">
          <table:table-cell/>
          <table:table-cell office:value-type="float" office:value="139427" calcext:value-type="float">
            <text:p>139427</text:p>
          </table:table-cell>
          <table:table-cell/>
          <table:table-cell office:value-type="float" office:value="144629" calcext:value-type="float">
            <text:p>144629</text:p>
          </table:table-cell>
        </table:table-row>
        <table:table-row table:style-name="ro1">
          <table:table-cell/>
          <table:table-cell office:value-type="float" office:value="142170" calcext:value-type="float">
            <text:p>142170</text:p>
          </table:table-cell>
          <table:table-cell/>
          <table:table-cell office:value-type="float" office:value="149607" calcext:value-type="float">
            <text:p>149607</text:p>
          </table:table-cell>
        </table:table-row>
        <table:table-row table:style-name="ro1">
          <table:table-cell/>
          <table:table-cell office:value-type="float" office:value="148878" calcext:value-type="float">
            <text:p>148878</text:p>
          </table:table-cell>
          <table:table-cell/>
          <table:table-cell office:value-type="float" office:value="154074" calcext:value-type="float">
            <text:p>154074</text:p>
          </table:table-cell>
        </table:table-row>
        <table:table-row table:style-name="ro1">
          <table:table-cell/>
          <table:table-cell office:value-type="float" office:value="147753" calcext:value-type="float">
            <text:p>147753</text:p>
          </table:table-cell>
          <table:table-cell/>
          <table:table-cell office:value-type="float" office:value="140718" calcext:value-type="float">
            <text:p>140718</text:p>
          </table:table-cell>
        </table:table-row>
        <table:table-row table:style-name="ro1">
          <table:table-cell/>
          <table:table-cell office:value-type="float" office:value="145149" calcext:value-type="float">
            <text:p>145149</text:p>
          </table:table-cell>
          <table:table-cell/>
          <table:table-cell office:value-type="float" office:value="143162" calcext:value-type="float">
            <text:p>143162</text:p>
          </table:table-cell>
        </table:table-row>
        <table:table-row table:style-name="ro1">
          <table:table-cell/>
          <table:table-cell office:value-type="float" office:value="145211" calcext:value-type="float">
            <text:p>145211</text:p>
          </table:table-cell>
          <table:table-cell/>
          <table:table-cell office:value-type="float" office:value="157402" calcext:value-type="float">
            <text:p>157402</text:p>
          </table:table-cell>
        </table:table-row>
        <table:table-row table:style-name="ro1">
          <table:table-cell/>
          <table:table-cell office:value-type="float" office:value="141983" calcext:value-type="float">
            <text:p>141983</text:p>
          </table:table-cell>
          <table:table-cell/>
          <table:table-cell office:value-type="float" office:value="148363" calcext:value-type="float">
            <text:p>148363</text:p>
          </table:table-cell>
        </table:table-row>
        <table:table-row table:style-name="ro1">
          <table:table-cell/>
          <table:table-cell office:value-type="float" office:value="145838" calcext:value-type="float">
            <text:p>145838</text:p>
          </table:table-cell>
          <table:table-cell/>
          <table:table-cell office:value-type="float" office:value="146461" calcext:value-type="float">
            <text:p>146461</text:p>
          </table:table-cell>
        </table:table-row>
        <table:table-row table:style-name="ro1">
          <table:table-cell/>
          <table:table-cell office:value-type="float" office:value="146475" calcext:value-type="float">
            <text:p>146475</text:p>
          </table:table-cell>
          <table:table-cell/>
          <table:table-cell office:value-type="float" office:value="144083" calcext:value-type="float">
            <text:p>144083</text:p>
          </table:table-cell>
        </table:table-row>
        <table:table-row table:style-name="ro1">
          <table:table-cell/>
          <table:table-cell office:value-type="float" office:value="143825" calcext:value-type="float">
            <text:p>143825</text:p>
          </table:table-cell>
          <table:table-cell/>
          <table:table-cell office:value-type="float" office:value="140435" calcext:value-type="float">
            <text:p>140435</text:p>
          </table:table-cell>
        </table:table-row>
        <table:table-row table:style-name="ro1">
          <table:table-cell/>
          <table:table-cell office:value-type="float" office:value="143917" calcext:value-type="float">
            <text:p>143917</text:p>
          </table:table-cell>
          <table:table-cell/>
          <table:table-cell office:value-type="float" office:value="146458" calcext:value-type="float">
            <text:p>146458</text:p>
          </table:table-cell>
        </table:table-row>
        <table:table-row table:style-name="ro1">
          <table:table-cell/>
          <table:table-cell office:value-type="float" office:value="139297" calcext:value-type="float">
            <text:p>139297</text:p>
          </table:table-cell>
          <table:table-cell/>
          <table:table-cell office:value-type="float" office:value="162674" calcext:value-type="float">
            <text:p>162674</text:p>
          </table:table-cell>
        </table:table-row>
        <table:table-row table:style-name="ro1">
          <table:table-cell/>
          <table:table-cell office:value-type="float" office:value="143550" calcext:value-type="float">
            <text:p>143550</text:p>
          </table:table-cell>
          <table:table-cell/>
          <table:table-cell office:value-type="float" office:value="143094" calcext:value-type="float">
            <text:p>143094</text:p>
          </table:table-cell>
        </table:table-row>
        <table:table-row table:style-name="ro1">
          <table:table-cell/>
          <table:table-cell office:value-type="float" office:value="142085" calcext:value-type="float">
            <text:p>142085</text:p>
          </table:table-cell>
          <table:table-cell/>
          <table:table-cell office:value-type="float" office:value="143341" calcext:value-type="float">
            <text:p>143341</text:p>
          </table:table-cell>
        </table:table-row>
        <table:table-row table:style-name="ro1">
          <table:table-cell/>
          <table:table-cell office:value-type="float" office:value="140834" calcext:value-type="float">
            <text:p>140834</text:p>
          </table:table-cell>
          <table:table-cell/>
          <table:table-cell office:value-type="float" office:value="149324" calcext:value-type="float">
            <text:p>149324</text:p>
          </table:table-cell>
        </table:table-row>
        <table:table-row table:style-name="ro1">
          <table:table-cell/>
          <table:table-cell office:value-type="float" office:value="143199" calcext:value-type="float">
            <text:p>143199</text:p>
          </table:table-cell>
          <table:table-cell/>
          <table:table-cell office:value-type="float" office:value="144040" calcext:value-type="float">
            <text:p>144040</text:p>
          </table:table-cell>
        </table:table-row>
        <table:table-row table:style-name="ro1">
          <table:table-cell/>
          <table:table-cell office:value-type="float" office:value="141448" calcext:value-type="float">
            <text:p>141448</text:p>
          </table:table-cell>
          <table:table-cell/>
          <table:table-cell office:value-type="float" office:value="148260" calcext:value-type="float">
            <text:p>148260</text:p>
          </table:table-cell>
        </table:table-row>
        <table:table-row table:style-name="ro1">
          <table:table-cell/>
          <table:table-cell office:value-type="float" office:value="144266" calcext:value-type="float">
            <text:p>144266</text:p>
          </table:table-cell>
          <table:table-cell/>
          <table:table-cell office:value-type="float" office:value="144916" calcext:value-type="float">
            <text:p>144916</text:p>
          </table:table-cell>
        </table:table-row>
        <table:table-row table:style-name="ro1">
          <table:table-cell/>
          <table:table-cell office:value-type="float" office:value="140362" calcext:value-type="float">
            <text:p>140362</text:p>
          </table:table-cell>
          <table:table-cell/>
          <table:table-cell office:value-type="float" office:value="146690" calcext:value-type="float">
            <text:p>146690</text:p>
          </table:table-cell>
        </table:table-row>
        <table:table-row table:style-name="ro1">
          <table:table-cell/>
          <table:table-cell office:value-type="float" office:value="140542" calcext:value-type="float">
            <text:p>140542</text:p>
          </table:table-cell>
          <table:table-cell/>
          <table:table-cell office:value-type="float" office:value="145145" calcext:value-type="float">
            <text:p>145145</text:p>
          </table:table-cell>
        </table:table-row>
        <table:table-row table:style-name="ro1">
          <table:table-cell/>
          <table:table-cell office:value-type="float" office:value="138844" calcext:value-type="float">
            <text:p>138844</text:p>
          </table:table-cell>
          <table:table-cell/>
          <table:table-cell office:value-type="float" office:value="142483" calcext:value-type="float">
            <text:p>142483</text:p>
          </table:table-cell>
        </table:table-row>
        <table:table-row table:style-name="ro1">
          <table:table-cell/>
          <table:table-cell office:value-type="float" office:value="137604" calcext:value-type="float">
            <text:p>137604</text:p>
          </table:table-cell>
          <table:table-cell/>
          <table:table-cell office:value-type="float" office:value="172798" calcext:value-type="float">
            <text:p>172798</text:p>
          </table:table-cell>
        </table:table-row>
        <table:table-row table:style-name="ro1">
          <table:table-cell/>
          <table:table-cell office:value-type="float" office:value="140630" calcext:value-type="float">
            <text:p>140630</text:p>
          </table:table-cell>
          <table:table-cell/>
          <table:table-cell office:value-type="float" office:value="151803" calcext:value-type="float">
            <text:p>151803</text:p>
          </table:table-cell>
        </table:table-row>
        <table:table-row table:style-name="ro1">
          <table:table-cell/>
          <table:table-cell office:value-type="float" office:value="144769" calcext:value-type="float">
            <text:p>144769</text:p>
          </table:table-cell>
          <table:table-cell/>
          <table:table-cell office:value-type="float" office:value="150079" calcext:value-type="float">
            <text:p>150079</text:p>
          </table:table-cell>
        </table:table-row>
        <table:table-row table:style-name="ro1">
          <table:table-cell/>
          <table:table-cell office:value-type="float" office:value="138285" calcext:value-type="float">
            <text:p>138285</text:p>
          </table:table-cell>
          <table:table-cell/>
          <table:table-cell office:value-type="float" office:value="150280" calcext:value-type="float">
            <text:p>150280</text:p>
          </table:table-cell>
        </table:table-row>
        <table:table-row table:style-name="ro1">
          <table:table-cell/>
          <table:table-cell office:value-type="float" office:value="144153" calcext:value-type="float">
            <text:p>144153</text:p>
          </table:table-cell>
          <table:table-cell/>
          <table:table-cell office:value-type="float" office:value="144324" calcext:value-type="float">
            <text:p>144324</text:p>
          </table:table-cell>
        </table:table-row>
        <table:table-row table:style-name="ro1">
          <table:table-cell/>
          <table:table-cell office:value-type="float" office:value="140522" calcext:value-type="float">
            <text:p>140522</text:p>
          </table:table-cell>
          <table:table-cell/>
          <table:table-cell office:value-type="float" office:value="154814" calcext:value-type="float">
            <text:p>154814</text:p>
          </table:table-cell>
        </table:table-row>
        <table:table-row table:style-name="ro1">
          <table:table-cell/>
          <table:table-cell office:value-type="float" office:value="139074" calcext:value-type="float">
            <text:p>139074</text:p>
          </table:table-cell>
          <table:table-cell/>
          <table:table-cell office:value-type="float" office:value="151205" calcext:value-type="float">
            <text:p>151205</text:p>
          </table:table-cell>
        </table:table-row>
        <table:table-row table:style-name="ro1">
          <table:table-cell/>
          <table:table-cell office:value-type="float" office:value="140580" calcext:value-type="float">
            <text:p>140580</text:p>
          </table:table-cell>
          <table:table-cell/>
          <table:table-cell office:value-type="float" office:value="154534" calcext:value-type="float">
            <text:p>154534</text:p>
          </table:table-cell>
        </table:table-row>
        <table:table-row table:style-name="ro1">
          <table:table-cell/>
          <table:table-cell office:value-type="float" office:value="138485" calcext:value-type="float">
            <text:p>138485</text:p>
          </table:table-cell>
          <table:table-cell/>
          <table:table-cell office:value-type="float" office:value="152026" calcext:value-type="float">
            <text:p>152026</text:p>
          </table:table-cell>
        </table:table-row>
        <table:table-row table:style-name="ro1">
          <table:table-cell/>
          <table:table-cell office:value-type="float" office:value="146298" calcext:value-type="float">
            <text:p>146298</text:p>
          </table:table-cell>
          <table:table-cell/>
          <table:table-cell office:value-type="float" office:value="152133" calcext:value-type="float">
            <text:p>152133</text:p>
          </table:table-cell>
        </table:table-row>
        <table:table-row table:style-name="ro1">
          <table:table-cell/>
          <table:table-cell office:value-type="float" office:value="145116" calcext:value-type="float">
            <text:p>145116</text:p>
          </table:table-cell>
          <table:table-cell/>
          <table:table-cell office:value-type="float" office:value="139908" calcext:value-type="float">
            <text:p>139908</text:p>
          </table:table-cell>
        </table:table-row>
        <table:table-row table:style-name="ro1">
          <table:table-cell/>
          <table:table-cell office:value-type="float" office:value="141536" calcext:value-type="float">
            <text:p>141536</text:p>
          </table:table-cell>
          <table:table-cell/>
          <table:table-cell office:value-type="float" office:value="153882" calcext:value-type="float">
            <text:p>153882</text:p>
          </table:table-cell>
        </table:table-row>
        <table:table-row table:style-name="ro1">
          <table:table-cell/>
          <table:table-cell office:value-type="float" office:value="144035" calcext:value-type="float">
            <text:p>144035</text:p>
          </table:table-cell>
          <table:table-cell/>
          <table:table-cell office:value-type="float" office:value="142369" calcext:value-type="float">
            <text:p>142369</text:p>
          </table:table-cell>
        </table:table-row>
        <table:table-row table:style-name="ro1">
          <table:table-cell/>
          <table:table-cell office:value-type="float" office:value="145971" calcext:value-type="float">
            <text:p>145971</text:p>
          </table:table-cell>
          <table:table-cell/>
          <table:table-cell office:value-type="float" office:value="143695" calcext:value-type="float">
            <text:p>143695</text:p>
          </table:table-cell>
        </table:table-row>
        <table:table-row table:style-name="ro1">
          <table:table-cell/>
          <table:table-cell office:value-type="float" office:value="144614" calcext:value-type="float">
            <text:p>144614</text:p>
          </table:table-cell>
          <table:table-cell/>
          <table:table-cell office:value-type="float" office:value="142865" calcext:value-type="float">
            <text:p>142865</text:p>
          </table:table-cell>
        </table:table-row>
        <table:table-row table:style-name="ro1">
          <table:table-cell/>
          <table:table-cell office:value-type="float" office:value="141423" calcext:value-type="float">
            <text:p>141423</text:p>
          </table:table-cell>
          <table:table-cell/>
          <table:table-cell office:value-type="float" office:value="151881" calcext:value-type="float">
            <text:p>151881</text:p>
          </table:table-cell>
        </table:table-row>
        <table:table-row table:style-name="ro1">
          <table:table-cell/>
          <table:table-cell office:value-type="float" office:value="141731" calcext:value-type="float">
            <text:p>141731</text:p>
          </table:table-cell>
          <table:table-cell/>
          <table:table-cell office:value-type="float" office:value="161827" calcext:value-type="float">
            <text:p>161827</text:p>
          </table:table-cell>
        </table:table-row>
        <table:table-row table:style-name="ro1">
          <table:table-cell/>
          <table:table-cell office:value-type="float" office:value="146033" calcext:value-type="float">
            <text:p>146033</text:p>
          </table:table-cell>
          <table:table-cell/>
          <table:table-cell office:value-type="float" office:value="152602" calcext:value-type="float">
            <text:p>152602</text:p>
          </table:table-cell>
        </table:table-row>
        <table:table-row table:style-name="ro1">
          <table:table-cell/>
          <table:table-cell office:value-type="float" office:value="142959" calcext:value-type="float">
            <text:p>142959</text:p>
          </table:table-cell>
          <table:table-cell/>
          <table:table-cell office:value-type="float" office:value="143670" calcext:value-type="float">
            <text:p>143670</text:p>
          </table:table-cell>
        </table:table-row>
        <table:table-row table:style-name="ro1">
          <table:table-cell/>
          <table:table-cell office:value-type="float" office:value="140065" calcext:value-type="float">
            <text:p>140065</text:p>
          </table:table-cell>
          <table:table-cell/>
          <table:table-cell office:value-type="float" office:value="147381" calcext:value-type="float">
            <text:p>147381</text:p>
          </table:table-cell>
        </table:table-row>
        <table:table-row table:style-name="ro1">
          <table:table-cell/>
          <table:table-cell office:value-type="float" office:value="140277" calcext:value-type="float">
            <text:p>140277</text:p>
          </table:table-cell>
          <table:table-cell/>
          <table:table-cell office:value-type="float" office:value="147643" calcext:value-type="float">
            <text:p>147643</text:p>
          </table:table-cell>
        </table:table-row>
        <table:table-row table:style-name="ro1">
          <table:table-cell/>
          <table:table-cell office:value-type="float" office:value="139779" calcext:value-type="float">
            <text:p>139779</text:p>
          </table:table-cell>
          <table:table-cell/>
          <table:table-cell office:value-type="float" office:value="143051" calcext:value-type="float">
            <text:p>143051</text:p>
          </table:table-cell>
        </table:table-row>
        <table:table-row table:style-name="ro1">
          <table:table-cell/>
          <table:table-cell office:value-type="float" office:value="141083" calcext:value-type="float">
            <text:p>141083</text:p>
          </table:table-cell>
          <table:table-cell/>
          <table:table-cell office:value-type="float" office:value="146333" calcext:value-type="float">
            <text:p>146333</text:p>
          </table:table-cell>
        </table:table-row>
        <table:table-row table:style-name="ro1">
          <table:table-cell/>
          <table:table-cell office:value-type="float" office:value="136959" calcext:value-type="float">
            <text:p>136959</text:p>
          </table:table-cell>
          <table:table-cell/>
          <table:table-cell office:value-type="float" office:value="149178" calcext:value-type="float">
            <text:p>149178</text:p>
          </table:table-cell>
        </table:table-row>
        <table:table-row table:style-name="ro1">
          <table:table-cell/>
          <table:table-cell office:value-type="float" office:value="139716" calcext:value-type="float">
            <text:p>139716</text:p>
          </table:table-cell>
          <table:table-cell/>
          <table:table-cell office:value-type="float" office:value="155490" calcext:value-type="float">
            <text:p>155490</text:p>
          </table:table-cell>
        </table:table-row>
        <table:table-row table:style-name="ro1">
          <table:table-cell/>
          <table:table-cell office:value-type="float" office:value="141443" calcext:value-type="float">
            <text:p>141443</text:p>
          </table:table-cell>
          <table:table-cell/>
          <table:table-cell office:value-type="float" office:value="152073" calcext:value-type="float">
            <text:p>152073</text:p>
          </table:table-cell>
        </table:table-row>
        <table:table-row table:style-name="ro1">
          <table:table-cell/>
          <table:table-cell office:value-type="float" office:value="143329" calcext:value-type="float">
            <text:p>143329</text:p>
          </table:table-cell>
          <table:table-cell/>
          <table:table-cell office:value-type="float" office:value="143161" calcext:value-type="float">
            <text:p>143161</text:p>
          </table:table-cell>
        </table:table-row>
        <table:table-row table:style-name="ro1">
          <table:table-cell/>
          <table:table-cell office:value-type="float" office:value="139962" calcext:value-type="float">
            <text:p>139962</text:p>
          </table:table-cell>
          <table:table-cell/>
          <table:table-cell office:value-type="float" office:value="143796" calcext:value-type="float">
            <text:p>143796</text:p>
          </table:table-cell>
        </table:table-row>
        <table:table-row table:style-name="ro1">
          <table:table-cell/>
          <table:table-cell office:value-type="float" office:value="142068" calcext:value-type="float">
            <text:p>142068</text:p>
          </table:table-cell>
          <table:table-cell/>
          <table:table-cell office:value-type="float" office:value="143541" calcext:value-type="float">
            <text:p>143541</text:p>
          </table:table-cell>
        </table:table-row>
        <table:table-row table:style-name="ro1">
          <table:table-cell/>
          <table:table-cell office:value-type="float" office:value="139538" calcext:value-type="float">
            <text:p>139538</text:p>
          </table:table-cell>
          <table:table-cell/>
          <table:table-cell office:value-type="float" office:value="144405" calcext:value-type="float">
            <text:p>144405</text:p>
          </table:table-cell>
        </table:table-row>
        <table:table-row table:style-name="ro1">
          <table:table-cell/>
          <table:table-cell office:value-type="float" office:value="139027" calcext:value-type="float">
            <text:p>139027</text:p>
          </table:table-cell>
          <table:table-cell/>
          <table:table-cell office:value-type="float" office:value="154639" calcext:value-type="float">
            <text:p>154639</text:p>
          </table:table-cell>
        </table:table-row>
        <table:table-row table:style-name="ro1">
          <table:table-cell/>
          <table:table-cell office:value-type="float" office:value="139596" calcext:value-type="float">
            <text:p>139596</text:p>
          </table:table-cell>
          <table:table-cell/>
          <table:table-cell office:value-type="float" office:value="151570" calcext:value-type="float">
            <text:p>151570</text:p>
          </table:table-cell>
        </table:table-row>
        <table:table-row table:style-name="ro1">
          <table:table-cell/>
          <table:table-cell office:value-type="float" office:value="140960" calcext:value-type="float">
            <text:p>140960</text:p>
          </table:table-cell>
          <table:table-cell/>
          <table:table-cell office:value-type="float" office:value="161823" calcext:value-type="float">
            <text:p>161823</text:p>
          </table:table-cell>
        </table:table-row>
        <table:table-row table:style-name="ro1">
          <table:table-cell/>
          <table:table-cell office:value-type="float" office:value="145619" calcext:value-type="float">
            <text:p>145619</text:p>
          </table:table-cell>
          <table:table-cell/>
          <table:table-cell office:value-type="float" office:value="144585" calcext:value-type="float">
            <text:p>144585</text:p>
          </table:table-cell>
        </table:table-row>
        <table:table-row table:style-name="ro1">
          <table:table-cell/>
          <table:table-cell office:value-type="float" office:value="141162" calcext:value-type="float">
            <text:p>141162</text:p>
          </table:table-cell>
          <table:table-cell/>
          <table:table-cell office:value-type="float" office:value="145067" calcext:value-type="float">
            <text:p>145067</text:p>
          </table:table-cell>
        </table:table-row>
        <table:table-row table:style-name="ro1">
          <table:table-cell/>
          <table:table-cell office:value-type="float" office:value="143557" calcext:value-type="float">
            <text:p>143557</text:p>
          </table:table-cell>
          <table:table-cell/>
          <table:table-cell office:value-type="float" office:value="146141" calcext:value-type="float">
            <text:p>146141</text:p>
          </table:table-cell>
        </table:table-row>
        <table:table-row table:style-name="ro1">
          <table:table-cell/>
          <table:table-cell office:value-type="float" office:value="139007" calcext:value-type="float">
            <text:p>139007</text:p>
          </table:table-cell>
          <table:table-cell/>
          <table:table-cell office:value-type="float" office:value="143014" calcext:value-type="float">
            <text:p>143014</text:p>
          </table:table-cell>
        </table:table-row>
        <table:table-row table:style-name="ro1">
          <table:table-cell/>
          <table:table-cell office:value-type="float" office:value="137935" calcext:value-type="float">
            <text:p>137935</text:p>
          </table:table-cell>
          <table:table-cell/>
          <table:table-cell office:value-type="float" office:value="148366" calcext:value-type="float">
            <text:p>148366</text:p>
          </table:table-cell>
        </table:table-row>
        <table:table-row table:style-name="ro1">
          <table:table-cell/>
          <table:table-cell office:value-type="float" office:value="139840" calcext:value-type="float">
            <text:p>139840</text:p>
          </table:table-cell>
          <table:table-cell/>
          <table:table-cell office:value-type="float" office:value="145222" calcext:value-type="float">
            <text:p>145222</text:p>
          </table:table-cell>
        </table:table-row>
        <table:table-row table:style-name="ro1">
          <table:table-cell/>
          <table:table-cell office:value-type="float" office:value="137881" calcext:value-type="float">
            <text:p>137881</text:p>
          </table:table-cell>
          <table:table-cell/>
          <table:table-cell office:value-type="float" office:value="141248" calcext:value-type="float">
            <text:p>141248</text:p>
          </table:table-cell>
        </table:table-row>
        <table:table-row table:style-name="ro1">
          <table:table-cell/>
          <table:table-cell office:value-type="float" office:value="138768" calcext:value-type="float">
            <text:p>138768</text:p>
          </table:table-cell>
          <table:table-cell/>
          <table:table-cell office:value-type="float" office:value="142659" calcext:value-type="float">
            <text:p>142659</text:p>
          </table:table-cell>
        </table:table-row>
        <table:table-row table:style-name="ro1">
          <table:table-cell/>
          <table:table-cell office:value-type="float" office:value="136436" calcext:value-type="float">
            <text:p>136436</text:p>
          </table:table-cell>
          <table:table-cell/>
          <table:table-cell office:value-type="float" office:value="139812" calcext:value-type="float">
            <text:p>139812</text:p>
          </table:table-cell>
        </table:table-row>
        <table:table-row table:style-name="ro1">
          <table:table-cell/>
          <table:table-cell office:value-type="float" office:value="136943" calcext:value-type="float">
            <text:p>136943</text:p>
          </table:table-cell>
          <table:table-cell/>
          <table:table-cell office:value-type="float" office:value="144772" calcext:value-type="float">
            <text:p>144772</text:p>
          </table:table-cell>
        </table:table-row>
        <table:table-row table:style-name="ro1">
          <table:table-cell/>
          <table:table-cell office:value-type="float" office:value="139069" calcext:value-type="float">
            <text:p>139069</text:p>
          </table:table-cell>
          <table:table-cell/>
          <table:table-cell office:value-type="float" office:value="152953" calcext:value-type="float">
            <text:p>152953</text:p>
          </table:table-cell>
        </table:table-row>
        <table:table-row table:style-name="ro1">
          <table:table-cell/>
          <table:table-cell office:value-type="float" office:value="139223" calcext:value-type="float">
            <text:p>139223</text:p>
          </table:table-cell>
          <table:table-cell/>
          <table:table-cell office:value-type="float" office:value="140556" calcext:value-type="float">
            <text:p>140556</text:p>
          </table:table-cell>
        </table:table-row>
        <table:table-row table:style-name="ro1">
          <table:table-cell/>
          <table:table-cell office:value-type="float" office:value="137186" calcext:value-type="float">
            <text:p>137186</text:p>
          </table:table-cell>
          <table:table-cell/>
          <table:table-cell office:value-type="float" office:value="150391" calcext:value-type="float">
            <text:p>150391</text:p>
          </table:table-cell>
        </table:table-row>
        <table:table-row table:style-name="ro1">
          <table:table-cell/>
          <table:table-cell office:value-type="float" office:value="138103" calcext:value-type="float">
            <text:p>138103</text:p>
          </table:table-cell>
          <table:table-cell/>
          <table:table-cell office:value-type="float" office:value="160261" calcext:value-type="float">
            <text:p>160261</text:p>
          </table:table-cell>
        </table:table-row>
        <table:table-row table:style-name="ro1">
          <table:table-cell/>
          <table:table-cell office:value-type="float" office:value="139209" calcext:value-type="float">
            <text:p>139209</text:p>
          </table:table-cell>
          <table:table-cell/>
          <table:table-cell office:value-type="float" office:value="152436" calcext:value-type="float">
            <text:p>152436</text:p>
          </table:table-cell>
        </table:table-row>
        <table:table-row table:style-name="ro1">
          <table:table-cell/>
          <table:table-cell office:value-type="float" office:value="140359" calcext:value-type="float">
            <text:p>140359</text:p>
          </table:table-cell>
          <table:table-cell/>
          <table:table-cell office:value-type="float" office:value="157965" calcext:value-type="float">
            <text:p>157965</text:p>
          </table:table-cell>
        </table:table-row>
        <table:table-row table:style-name="ro1">
          <table:table-cell/>
          <table:table-cell office:value-type="float" office:value="136813" calcext:value-type="float">
            <text:p>136813</text:p>
          </table:table-cell>
          <table:table-cell/>
          <table:table-cell office:value-type="float" office:value="156042" calcext:value-type="float">
            <text:p>156042</text:p>
          </table:table-cell>
        </table:table-row>
        <table:table-row table:style-name="ro1">
          <table:table-cell/>
          <table:table-cell office:value-type="float" office:value="142768" calcext:value-type="float">
            <text:p>142768</text:p>
          </table:table-cell>
          <table:table-cell/>
          <table:table-cell office:value-type="float" office:value="152679" calcext:value-type="float">
            <text:p>152679</text:p>
          </table:table-cell>
        </table:table-row>
        <table:table-row table:style-name="ro1">
          <table:table-cell/>
          <table:table-cell office:value-type="float" office:value="141364" calcext:value-type="float">
            <text:p>141364</text:p>
          </table:table-cell>
          <table:table-cell/>
          <table:table-cell office:value-type="float" office:value="179954" calcext:value-type="float">
            <text:p>179954</text:p>
          </table:table-cell>
        </table:table-row>
        <table:table-row table:style-name="ro1">
          <table:table-cell/>
          <table:table-cell office:value-type="float" office:value="138263" calcext:value-type="float">
            <text:p>138263</text:p>
          </table:table-cell>
          <table:table-cell/>
          <table:table-cell office:value-type="float" office:value="163206" calcext:value-type="float">
            <text:p>163206</text:p>
          </table:table-cell>
        </table:table-row>
        <table:table-row table:style-name="ro1">
          <table:table-cell/>
          <table:table-cell office:value-type="float" office:value="136230" calcext:value-type="float">
            <text:p>136230</text:p>
          </table:table-cell>
          <table:table-cell/>
          <table:table-cell office:value-type="float" office:value="155974" calcext:value-type="float">
            <text:p>155974</text:p>
          </table:table-cell>
        </table:table-row>
        <table:table-row table:style-name="ro1">
          <table:table-cell/>
          <table:table-cell office:value-type="float" office:value="140720" calcext:value-type="float">
            <text:p>140720</text:p>
          </table:table-cell>
          <table:table-cell/>
          <table:table-cell office:value-type="float" office:value="150514" calcext:value-type="float">
            <text:p>150514</text:p>
          </table:table-cell>
        </table:table-row>
        <table:table-row table:style-name="ro1">
          <table:table-cell/>
          <table:table-cell office:value-type="float" office:value="137004" calcext:value-type="float">
            <text:p>137004</text:p>
          </table:table-cell>
          <table:table-cell/>
          <table:table-cell office:value-type="float" office:value="161003" calcext:value-type="float">
            <text:p>161003</text:p>
          </table:table-cell>
        </table:table-row>
        <table:table-row table:style-name="ro1">
          <table:table-cell/>
          <table:table-cell office:value-type="float" office:value="137742" calcext:value-type="float">
            <text:p>137742</text:p>
          </table:table-cell>
          <table:table-cell/>
          <table:table-cell office:value-type="float" office:value="154857" calcext:value-type="float">
            <text:p>154857</text:p>
          </table:table-cell>
        </table:table-row>
        <table:table-row table:style-name="ro1">
          <table:table-cell/>
          <table:table-cell office:value-type="float" office:value="138803" calcext:value-type="float">
            <text:p>138803</text:p>
          </table:table-cell>
          <table:table-cell/>
          <table:table-cell office:value-type="float" office:value="167365" calcext:value-type="float">
            <text:p>167365</text:p>
          </table:table-cell>
        </table:table-row>
        <table:table-row table:style-name="ro1">
          <table:table-cell/>
          <table:table-cell office:value-type="float" office:value="137468" calcext:value-type="float">
            <text:p>137468</text:p>
          </table:table-cell>
          <table:table-cell/>
          <table:table-cell office:value-type="float" office:value="171857" calcext:value-type="float">
            <text:p>171857</text:p>
          </table:table-cell>
        </table:table-row>
        <table:table-row table:style-name="ro1">
          <table:table-cell/>
          <table:table-cell office:value-type="float" office:value="137912" calcext:value-type="float">
            <text:p>137912</text:p>
          </table:table-cell>
          <table:table-cell/>
          <table:table-cell office:value-type="float" office:value="154602" calcext:value-type="float">
            <text:p>154602</text:p>
          </table:table-cell>
        </table:table-row>
        <table:table-row table:style-name="ro1">
          <table:table-cell/>
          <table:table-cell office:value-type="float" office:value="139389" calcext:value-type="float">
            <text:p>139389</text:p>
          </table:table-cell>
          <table:table-cell/>
          <table:table-cell office:value-type="float" office:value="158474" calcext:value-type="float">
            <text:p>158474</text:p>
          </table:table-cell>
        </table:table-row>
        <table:table-row table:style-name="ro1">
          <table:table-cell/>
          <table:table-cell office:value-type="float" office:value="137060" calcext:value-type="float">
            <text:p>137060</text:p>
          </table:table-cell>
          <table:table-cell/>
          <table:table-cell office:value-type="float" office:value="155882" calcext:value-type="float">
            <text:p>155882</text:p>
          </table:table-cell>
        </table:table-row>
        <table:table-row table:style-name="ro1">
          <table:table-cell/>
          <table:table-cell office:value-type="float" office:value="139574" calcext:value-type="float">
            <text:p>139574</text:p>
          </table:table-cell>
          <table:table-cell/>
          <table:table-cell office:value-type="float" office:value="153560" calcext:value-type="float">
            <text:p>153560</text:p>
          </table:table-cell>
        </table:table-row>
        <table:table-row table:style-name="ro1">
          <table:table-cell/>
          <table:table-cell office:value-type="float" office:value="138258" calcext:value-type="float">
            <text:p>138258</text:p>
          </table:table-cell>
          <table:table-cell/>
          <table:table-cell office:value-type="float" office:value="155569" calcext:value-type="float">
            <text:p>155569</text:p>
          </table:table-cell>
        </table:table-row>
        <table:table-row table:style-name="ro1">
          <table:table-cell/>
          <table:table-cell office:value-type="float" office:value="137194" calcext:value-type="float">
            <text:p>137194</text:p>
          </table:table-cell>
          <table:table-cell/>
          <table:table-cell office:value-type="float" office:value="152685" calcext:value-type="float">
            <text:p>152685</text:p>
          </table:table-cell>
        </table:table-row>
        <table:table-row table:style-name="ro1">
          <table:table-cell/>
          <table:table-cell office:value-type="float" office:value="146054" calcext:value-type="float">
            <text:p>146054</text:p>
          </table:table-cell>
          <table:table-cell/>
          <table:table-cell office:value-type="float" office:value="155887" calcext:value-type="float">
            <text:p>155887</text:p>
          </table:table-cell>
        </table:table-row>
        <table:table-row table:style-name="ro1">
          <table:table-cell/>
          <table:table-cell office:value-type="float" office:value="151505" calcext:value-type="float">
            <text:p>151505</text:p>
          </table:table-cell>
          <table:table-cell/>
          <table:table-cell office:value-type="float" office:value="153913" calcext:value-type="float">
            <text:p>153913</text:p>
          </table:table-cell>
        </table:table-row>
        <table:table-row table:style-name="ro1">
          <table:table-cell/>
          <table:table-cell office:value-type="float" office:value="148760" calcext:value-type="float">
            <text:p>148760</text:p>
          </table:table-cell>
          <table:table-cell/>
          <table:table-cell office:value-type="float" office:value="167398" calcext:value-type="float">
            <text:p>167398</text:p>
          </table:table-cell>
        </table:table-row>
        <table:table-row table:style-name="ro1">
          <table:table-cell/>
          <table:table-cell office:value-type="float" office:value="149287" calcext:value-type="float">
            <text:p>149287</text:p>
          </table:table-cell>
          <table:table-cell/>
          <table:table-cell office:value-type="float" office:value="158293" calcext:value-type="float">
            <text:p>158293</text:p>
          </table:table-cell>
        </table:table-row>
        <table:table-row table:style-name="ro1">
          <table:table-cell/>
          <table:table-cell office:value-type="float" office:value="148097" calcext:value-type="float">
            <text:p>148097</text:p>
          </table:table-cell>
          <table:table-cell/>
          <table:table-cell office:value-type="float" office:value="152292" calcext:value-type="float">
            <text:p>152292</text:p>
          </table:table-cell>
        </table:table-row>
        <table:table-row table:style-name="ro1">
          <table:table-cell/>
          <table:table-cell office:value-type="float" office:value="147674" calcext:value-type="float">
            <text:p>147674</text:p>
          </table:table-cell>
          <table:table-cell/>
          <table:table-cell office:value-type="float" office:value="150002" calcext:value-type="float">
            <text:p>150002</text:p>
          </table:table-cell>
        </table:table-row>
        <table:table-row table:style-name="ro1">
          <table:table-cell/>
          <table:table-cell office:value-type="float" office:value="146221" calcext:value-type="float">
            <text:p>146221</text:p>
          </table:table-cell>
          <table:table-cell/>
          <table:table-cell office:value-type="float" office:value="138323" calcext:value-type="float">
            <text:p>138323</text:p>
          </table:table-cell>
        </table:table-row>
        <table:table-row table:style-name="ro1">
          <table:table-cell/>
          <table:table-cell office:value-type="float" office:value="145983" calcext:value-type="float">
            <text:p>145983</text:p>
          </table:table-cell>
          <table:table-cell/>
          <table:table-cell office:value-type="float" office:value="143084" calcext:value-type="float">
            <text:p>143084</text:p>
          </table:table-cell>
        </table:table-row>
        <table:table-row table:style-name="ro1">
          <table:table-cell/>
          <table:table-cell office:value-type="float" office:value="145988" calcext:value-type="float">
            <text:p>145988</text:p>
          </table:table-cell>
          <table:table-cell/>
          <table:table-cell office:value-type="float" office:value="141638" calcext:value-type="float">
            <text:p>141638</text:p>
          </table:table-cell>
        </table:table-row>
        <table:table-row table:style-name="ro1">
          <table:table-cell/>
          <table:table-cell office:value-type="float" office:value="145325" calcext:value-type="float">
            <text:p>145325</text:p>
          </table:table-cell>
          <table:table-cell/>
          <table:table-cell office:value-type="float" office:value="145267" calcext:value-type="float">
            <text:p>145267</text:p>
          </table:table-cell>
        </table:table-row>
        <table:table-row table:style-name="ro1">
          <table:table-cell/>
          <table:table-cell office:value-type="float" office:value="149339" calcext:value-type="float">
            <text:p>149339</text:p>
          </table:table-cell>
          <table:table-cell/>
          <table:table-cell office:value-type="float" office:value="153829" calcext:value-type="float">
            <text:p>153829</text:p>
          </table:table-cell>
        </table:table-row>
        <table:table-row table:style-name="ro1">
          <table:table-cell/>
          <table:table-cell office:value-type="float" office:value="145171" calcext:value-type="float">
            <text:p>145171</text:p>
          </table:table-cell>
          <table:table-cell/>
          <table:table-cell office:value-type="float" office:value="147505" calcext:value-type="float">
            <text:p>147505</text:p>
          </table:table-cell>
        </table:table-row>
        <table:table-row table:style-name="ro1">
          <table:table-cell/>
          <table:table-cell office:value-type="float" office:value="154603" calcext:value-type="float">
            <text:p>154603</text:p>
          </table:table-cell>
          <table:table-cell/>
          <table:table-cell office:value-type="float" office:value="149157" calcext:value-type="float">
            <text:p>149157</text:p>
          </table:table-cell>
        </table:table-row>
        <table:table-row table:style-name="ro1">
          <table:table-cell/>
          <table:table-cell office:value-type="float" office:value="148462" calcext:value-type="float">
            <text:p>148462</text:p>
          </table:table-cell>
          <table:table-cell/>
          <table:table-cell office:value-type="float" office:value="144537" calcext:value-type="float">
            <text:p>144537</text:p>
          </table:table-cell>
        </table:table-row>
        <table:table-row table:style-name="ro1">
          <table:table-cell/>
          <table:table-cell office:value-type="float" office:value="146461" calcext:value-type="float">
            <text:p>146461</text:p>
          </table:table-cell>
          <table:table-cell/>
          <table:table-cell office:value-type="float" office:value="145427" calcext:value-type="float">
            <text:p>145427</text:p>
          </table:table-cell>
        </table:table-row>
        <table:table-row table:style-name="ro1">
          <table:table-cell/>
          <table:table-cell office:value-type="float" office:value="147247" calcext:value-type="float">
            <text:p>147247</text:p>
          </table:table-cell>
          <table:table-cell/>
          <table:table-cell office:value-type="float" office:value="161262" calcext:value-type="float">
            <text:p>161262</text:p>
          </table:table-cell>
        </table:table-row>
        <table:table-row table:style-name="ro1">
          <table:table-cell/>
          <table:table-cell office:value-type="float" office:value="147534" calcext:value-type="float">
            <text:p>147534</text:p>
          </table:table-cell>
          <table:table-cell/>
          <table:table-cell office:value-type="float" office:value="146858" calcext:value-type="float">
            <text:p>146858</text:p>
          </table:table-cell>
        </table:table-row>
        <table:table-row table:style-name="ro1">
          <table:table-cell/>
          <table:table-cell office:value-type="float" office:value="148613" calcext:value-type="float">
            <text:p>148613</text:p>
          </table:table-cell>
          <table:table-cell/>
          <table:table-cell office:value-type="float" office:value="144192" calcext:value-type="float">
            <text:p>144192</text:p>
          </table:table-cell>
        </table:table-row>
        <table:table-row table:style-name="ro1">
          <table:table-cell/>
          <table:table-cell office:value-type="float" office:value="148890" calcext:value-type="float">
            <text:p>148890</text:p>
          </table:table-cell>
          <table:table-cell/>
          <table:table-cell office:value-type="float" office:value="150644" calcext:value-type="float">
            <text:p>150644</text:p>
          </table:table-cell>
        </table:table-row>
        <table:table-row table:style-name="ro1">
          <table:table-cell/>
          <table:table-cell office:value-type="float" office:value="147243" calcext:value-type="float">
            <text:p>147243</text:p>
          </table:table-cell>
          <table:table-cell/>
          <table:table-cell office:value-type="float" office:value="158247" calcext:value-type="float">
            <text:p>158247</text:p>
          </table:table-cell>
        </table:table-row>
        <table:table-row table:style-name="ro1">
          <table:table-cell/>
          <table:table-cell office:value-type="float" office:value="148579" calcext:value-type="float">
            <text:p>148579</text:p>
          </table:table-cell>
          <table:table-cell/>
          <table:table-cell office:value-type="float" office:value="139167" calcext:value-type="float">
            <text:p>139167</text:p>
          </table:table-cell>
        </table:table-row>
        <table:table-row table:style-name="ro1">
          <table:table-cell/>
          <table:table-cell office:value-type="float" office:value="147193" calcext:value-type="float">
            <text:p>147193</text:p>
          </table:table-cell>
          <table:table-cell/>
          <table:table-cell office:value-type="float" office:value="147306" calcext:value-type="float">
            <text:p>147306</text:p>
          </table:table-cell>
        </table:table-row>
        <table:table-row table:style-name="ro1">
          <table:table-cell/>
          <table:table-cell office:value-type="float" office:value="149386" calcext:value-type="float">
            <text:p>149386</text:p>
          </table:table-cell>
          <table:table-cell/>
          <table:table-cell office:value-type="float" office:value="149253" calcext:value-type="float">
            <text:p>149253</text:p>
          </table:table-cell>
        </table:table-row>
        <table:table-row table:style-name="ro1">
          <table:table-cell/>
          <table:table-cell office:value-type="float" office:value="148610" calcext:value-type="float">
            <text:p>148610</text:p>
          </table:table-cell>
          <table:table-cell/>
          <table:table-cell office:value-type="float" office:value="146628" calcext:value-type="float">
            <text:p>146628</text:p>
          </table:table-cell>
        </table:table-row>
        <table:table-row table:style-name="ro1">
          <table:table-cell/>
          <table:table-cell office:value-type="float" office:value="147215" calcext:value-type="float">
            <text:p>147215</text:p>
          </table:table-cell>
          <table:table-cell/>
          <table:table-cell office:value-type="float" office:value="145898" calcext:value-type="float">
            <text:p>145898</text:p>
          </table:table-cell>
        </table:table-row>
        <table:table-row table:style-name="ro1">
          <table:table-cell/>
          <table:table-cell office:value-type="float" office:value="143327" calcext:value-type="float">
            <text:p>143327</text:p>
          </table:table-cell>
          <table:table-cell/>
          <table:table-cell office:value-type="float" office:value="145476" calcext:value-type="float">
            <text:p>145476</text:p>
          </table:table-cell>
        </table:table-row>
        <table:table-row table:style-name="ro1">
          <table:table-cell/>
          <table:table-cell office:value-type="float" office:value="137644" calcext:value-type="float">
            <text:p>137644</text:p>
          </table:table-cell>
          <table:table-cell/>
          <table:table-cell office:value-type="float" office:value="139241" calcext:value-type="float">
            <text:p>139241</text:p>
          </table:table-cell>
        </table:table-row>
        <table:table-row table:style-name="ro1">
          <table:table-cell/>
          <table:table-cell office:value-type="float" office:value="137439" calcext:value-type="float">
            <text:p>137439</text:p>
          </table:table-cell>
          <table:table-cell/>
          <table:table-cell office:value-type="float" office:value="143227" calcext:value-type="float">
            <text:p>143227</text:p>
          </table:table-cell>
        </table:table-row>
        <table:table-row table:style-name="ro1">
          <table:table-cell/>
          <table:table-cell office:value-type="float" office:value="140672" calcext:value-type="float">
            <text:p>140672</text:p>
          </table:table-cell>
          <table:table-cell/>
          <table:table-cell office:value-type="float" office:value="143829" calcext:value-type="float">
            <text:p>143829</text:p>
          </table:table-cell>
        </table:table-row>
        <table:table-row table:style-name="ro1">
          <table:table-cell/>
          <table:table-cell office:value-type="float" office:value="137330" calcext:value-type="float">
            <text:p>137330</text:p>
          </table:table-cell>
          <table:table-cell/>
          <table:table-cell office:value-type="float" office:value="144461" calcext:value-type="float">
            <text:p>144461</text:p>
          </table:table-cell>
        </table:table-row>
        <table:table-row table:style-name="ro1">
          <table:table-cell/>
          <table:table-cell office:value-type="float" office:value="140989" calcext:value-type="float">
            <text:p>140989</text:p>
          </table:table-cell>
          <table:table-cell/>
          <table:table-cell office:value-type="float" office:value="148943" calcext:value-type="float">
            <text:p>148943</text:p>
          </table:table-cell>
        </table:table-row>
        <table:table-row table:style-name="ro1">
          <table:table-cell/>
          <table:table-cell office:value-type="float" office:value="141411" calcext:value-type="float">
            <text:p>141411</text:p>
          </table:table-cell>
          <table:table-cell/>
          <table:table-cell office:value-type="float" office:value="165788" calcext:value-type="float">
            <text:p>165788</text:p>
          </table:table-cell>
        </table:table-row>
        <table:table-row table:style-name="ro1">
          <table:table-cell/>
          <table:table-cell office:value-type="float" office:value="137471" calcext:value-type="float">
            <text:p>137471</text:p>
          </table:table-cell>
          <table:table-cell/>
          <table:table-cell office:value-type="float" office:value="152443" calcext:value-type="float">
            <text:p>152443</text:p>
          </table:table-cell>
        </table:table-row>
        <table:table-row table:style-name="ro1">
          <table:table-cell/>
          <table:table-cell office:value-type="float" office:value="143123" calcext:value-type="float">
            <text:p>143123</text:p>
          </table:table-cell>
          <table:table-cell/>
          <table:table-cell office:value-type="float" office:value="170461" calcext:value-type="float">
            <text:p>170461</text:p>
          </table:table-cell>
        </table:table-row>
        <table:table-row table:style-name="ro1">
          <table:table-cell/>
          <table:table-cell office:value-type="float" office:value="140132" calcext:value-type="float">
            <text:p>140132</text:p>
          </table:table-cell>
          <table:table-cell/>
          <table:table-cell office:value-type="float" office:value="170998" calcext:value-type="float">
            <text:p>170998</text:p>
          </table:table-cell>
        </table:table-row>
        <table:table-row table:style-name="ro1">
          <table:table-cell/>
          <table:table-cell office:value-type="float" office:value="138777" calcext:value-type="float">
            <text:p>138777</text:p>
          </table:table-cell>
          <table:table-cell/>
          <table:table-cell office:value-type="float" office:value="160359" calcext:value-type="float">
            <text:p>160359</text:p>
          </table:table-cell>
        </table:table-row>
        <table:table-row table:style-name="ro1">
          <table:table-cell/>
          <table:table-cell office:value-type="float" office:value="140221" calcext:value-type="float">
            <text:p>140221</text:p>
          </table:table-cell>
          <table:table-cell/>
          <table:table-cell office:value-type="float" office:value="158838" calcext:value-type="float">
            <text:p>158838</text:p>
          </table:table-cell>
        </table:table-row>
        <table:table-row table:style-name="ro1">
          <table:table-cell/>
          <table:table-cell office:value-type="float" office:value="142891" calcext:value-type="float">
            <text:p>142891</text:p>
          </table:table-cell>
          <table:table-cell/>
          <table:table-cell office:value-type="float" office:value="159897" calcext:value-type="float">
            <text:p>159897</text:p>
          </table:table-cell>
        </table:table-row>
        <table:table-row table:style-name="ro1">
          <table:table-cell/>
          <table:table-cell office:value-type="float" office:value="138181" calcext:value-type="float">
            <text:p>138181</text:p>
          </table:table-cell>
          <table:table-cell/>
          <table:table-cell office:value-type="float" office:value="148318" calcext:value-type="float">
            <text:p>148318</text:p>
          </table:table-cell>
        </table:table-row>
        <table:table-row table:style-name="ro1">
          <table:table-cell/>
          <table:table-cell office:value-type="float" office:value="136995" calcext:value-type="float">
            <text:p>136995</text:p>
          </table:table-cell>
          <table:table-cell/>
          <table:table-cell office:value-type="float" office:value="150257" calcext:value-type="float">
            <text:p>150257</text:p>
          </table:table-cell>
        </table:table-row>
        <table:table-row table:style-name="ro1">
          <table:table-cell/>
          <table:table-cell office:value-type="float" office:value="140968" calcext:value-type="float">
            <text:p>140968</text:p>
          </table:table-cell>
          <table:table-cell/>
          <table:table-cell office:value-type="float" office:value="158511" calcext:value-type="float">
            <text:p>158511</text:p>
          </table:table-cell>
        </table:table-row>
        <table:table-row table:style-name="ro1">
          <table:table-cell/>
          <table:table-cell office:value-type="float" office:value="139892" calcext:value-type="float">
            <text:p>139892</text:p>
          </table:table-cell>
          <table:table-cell/>
          <table:table-cell office:value-type="float" office:value="156515" calcext:value-type="float">
            <text:p>156515</text:p>
          </table:table-cell>
        </table:table-row>
        <table:table-row table:style-name="ro1">
          <table:table-cell/>
          <table:table-cell office:value-type="float" office:value="137934" calcext:value-type="float">
            <text:p>137934</text:p>
          </table:table-cell>
          <table:table-cell/>
          <table:table-cell office:value-type="float" office:value="163958" calcext:value-type="float">
            <text:p>163958</text:p>
          </table:table-cell>
        </table:table-row>
        <table:table-row table:style-name="ro1">
          <table:table-cell/>
          <table:table-cell office:value-type="float" office:value="138608" calcext:value-type="float">
            <text:p>138608</text:p>
          </table:table-cell>
          <table:table-cell/>
          <table:table-cell office:value-type="float" office:value="158823" calcext:value-type="float">
            <text:p>158823</text:p>
          </table:table-cell>
        </table:table-row>
        <table:table-row table:style-name="ro1">
          <table:table-cell/>
          <table:table-cell office:value-type="float" office:value="139471" calcext:value-type="float">
            <text:p>139471</text:p>
          </table:table-cell>
          <table:table-cell/>
          <table:table-cell office:value-type="float" office:value="152756" calcext:value-type="float">
            <text:p>152756</text:p>
          </table:table-cell>
        </table:table-row>
        <table:table-row table:style-name="ro1">
          <table:table-cell/>
          <table:table-cell office:value-type="float" office:value="138445" calcext:value-type="float">
            <text:p>138445</text:p>
          </table:table-cell>
          <table:table-cell/>
          <table:table-cell office:value-type="float" office:value="152237" calcext:value-type="float">
            <text:p>152237</text:p>
          </table:table-cell>
        </table:table-row>
        <table:table-row table:style-name="ro1">
          <table:table-cell/>
          <table:table-cell office:value-type="float" office:value="138098" calcext:value-type="float">
            <text:p>138098</text:p>
          </table:table-cell>
          <table:table-cell/>
          <table:table-cell office:value-type="float" office:value="161272" calcext:value-type="float">
            <text:p>161272</text:p>
          </table:table-cell>
        </table:table-row>
        <table:table-row table:style-name="ro1">
          <table:table-cell/>
          <table:table-cell office:value-type="float" office:value="136753" calcext:value-type="float">
            <text:p>136753</text:p>
          </table:table-cell>
          <table:table-cell/>
          <table:table-cell office:value-type="float" office:value="163520" calcext:value-type="float">
            <text:p>163520</text:p>
          </table:table-cell>
        </table:table-row>
        <table:table-row table:style-name="ro1">
          <table:table-cell/>
          <table:table-cell office:value-type="float" office:value="138998" calcext:value-type="float">
            <text:p>138998</text:p>
          </table:table-cell>
          <table:table-cell/>
          <table:table-cell office:value-type="float" office:value="162741" calcext:value-type="float">
            <text:p>162741</text:p>
          </table:table-cell>
        </table:table-row>
        <table:table-row table:style-name="ro1">
          <table:table-cell/>
          <table:table-cell office:value-type="float" office:value="137330" calcext:value-type="float">
            <text:p>137330</text:p>
          </table:table-cell>
          <table:table-cell/>
          <table:table-cell office:value-type="float" office:value="168606" calcext:value-type="float">
            <text:p>168606</text:p>
          </table:table-cell>
        </table:table-row>
        <table:table-row table:style-name="ro1">
          <table:table-cell/>
          <table:table-cell office:value-type="float" office:value="140928" calcext:value-type="float">
            <text:p>140928</text:p>
          </table:table-cell>
          <table:table-cell/>
          <table:table-cell office:value-type="float" office:value="157161" calcext:value-type="float">
            <text:p>157161</text:p>
          </table:table-cell>
        </table:table-row>
        <table:table-row table:style-name="ro1">
          <table:table-cell/>
          <table:table-cell office:value-type="float" office:value="139888" calcext:value-type="float">
            <text:p>139888</text:p>
          </table:table-cell>
          <table:table-cell/>
          <table:table-cell office:value-type="float" office:value="152129" calcext:value-type="float">
            <text:p>152129</text:p>
          </table:table-cell>
        </table:table-row>
        <table:table-row table:style-name="ro1">
          <table:table-cell/>
          <table:table-cell office:value-type="float" office:value="142647" calcext:value-type="float">
            <text:p>142647</text:p>
          </table:table-cell>
          <table:table-cell/>
          <table:table-cell office:value-type="float" office:value="154668" calcext:value-type="float">
            <text:p>154668</text:p>
          </table:table-cell>
        </table:table-row>
        <table:table-row table:style-name="ro1">
          <table:table-cell/>
          <table:table-cell office:value-type="float" office:value="148318" calcext:value-type="float">
            <text:p>148318</text:p>
          </table:table-cell>
          <table:table-cell/>
          <table:table-cell office:value-type="float" office:value="149913" calcext:value-type="float">
            <text:p>149913</text:p>
          </table:table-cell>
        </table:table-row>
        <table:table-row table:style-name="ro1">
          <table:table-cell/>
          <table:table-cell office:value-type="float" office:value="149609" calcext:value-type="float">
            <text:p>149609</text:p>
          </table:table-cell>
          <table:table-cell/>
          <table:table-cell office:value-type="float" office:value="146439" calcext:value-type="float">
            <text:p>146439</text:p>
          </table:table-cell>
        </table:table-row>
        <table:table-row table:style-name="ro1">
          <table:table-cell/>
          <table:table-cell office:value-type="float" office:value="149797" calcext:value-type="float">
            <text:p>149797</text:p>
          </table:table-cell>
          <table:table-cell/>
          <table:table-cell office:value-type="float" office:value="151672" calcext:value-type="float">
            <text:p>151672</text:p>
          </table:table-cell>
        </table:table-row>
        <table:table-row table:style-name="ro1">
          <table:table-cell/>
          <table:table-cell office:value-type="float" office:value="152167" calcext:value-type="float">
            <text:p>152167</text:p>
          </table:table-cell>
          <table:table-cell/>
          <table:table-cell office:value-type="float" office:value="157487" calcext:value-type="float">
            <text:p>157487</text:p>
          </table:table-cell>
        </table:table-row>
        <table:table-row table:style-name="ro1">
          <table:table-cell/>
          <table:table-cell office:value-type="float" office:value="147701" calcext:value-type="float">
            <text:p>147701</text:p>
          </table:table-cell>
          <table:table-cell/>
          <table:table-cell office:value-type="float" office:value="164225" calcext:value-type="float">
            <text:p>164225</text:p>
          </table:table-cell>
        </table:table-row>
        <table:table-row table:style-name="ro1">
          <table:table-cell/>
          <table:table-cell office:value-type="float" office:value="147532" calcext:value-type="float">
            <text:p>147532</text:p>
          </table:table-cell>
          <table:table-cell/>
          <table:table-cell office:value-type="float" office:value="151492" calcext:value-type="float">
            <text:p>151492</text:p>
          </table:table-cell>
        </table:table-row>
        <table:table-row table:style-name="ro1">
          <table:table-cell/>
          <table:table-cell office:value-type="float" office:value="145556" calcext:value-type="float">
            <text:p>145556</text:p>
          </table:table-cell>
          <table:table-cell/>
          <table:table-cell office:value-type="float" office:value="151789" calcext:value-type="float">
            <text:p>151789</text:p>
          </table:table-cell>
        </table:table-row>
        <table:table-row table:style-name="ro1">
          <table:table-cell/>
          <table:table-cell office:value-type="float" office:value="145487" calcext:value-type="float">
            <text:p>145487</text:p>
          </table:table-cell>
          <table:table-cell/>
          <table:table-cell office:value-type="float" office:value="156795" calcext:value-type="float">
            <text:p>156795</text:p>
          </table:table-cell>
        </table:table-row>
        <table:table-row table:style-name="ro1">
          <table:table-cell/>
          <table:table-cell office:value-type="float" office:value="149525" calcext:value-type="float">
            <text:p>149525</text:p>
          </table:table-cell>
          <table:table-cell/>
          <table:table-cell office:value-type="float" office:value="147861" calcext:value-type="float">
            <text:p>147861</text:p>
          </table:table-cell>
        </table:table-row>
        <table:table-row table:style-name="ro1">
          <table:table-cell/>
          <table:table-cell office:value-type="float" office:value="146865" calcext:value-type="float">
            <text:p>146865</text:p>
          </table:table-cell>
          <table:table-cell/>
          <table:table-cell office:value-type="float" office:value="154069" calcext:value-type="float">
            <text:p>154069</text:p>
          </table:table-cell>
        </table:table-row>
        <table:table-row table:style-name="ro1">
          <table:table-cell/>
          <table:table-cell office:value-type="float" office:value="150056" calcext:value-type="float">
            <text:p>150056</text:p>
          </table:table-cell>
          <table:table-cell/>
          <table:table-cell office:value-type="float" office:value="150304" calcext:value-type="float">
            <text:p>150304</text:p>
          </table:table-cell>
        </table:table-row>
        <table:table-row table:style-name="ro1">
          <table:table-cell/>
          <table:table-cell office:value-type="float" office:value="145793" calcext:value-type="float">
            <text:p>145793</text:p>
          </table:table-cell>
          <table:table-cell/>
          <table:table-cell office:value-type="float" office:value="146388" calcext:value-type="float">
            <text:p>146388</text:p>
          </table:table-cell>
        </table:table-row>
        <table:table-row table:style-name="ro1">
          <table:table-cell/>
          <table:table-cell office:value-type="float" office:value="151714" calcext:value-type="float">
            <text:p>151714</text:p>
          </table:table-cell>
          <table:table-cell/>
          <table:table-cell office:value-type="float" office:value="141367" calcext:value-type="float">
            <text:p>141367</text:p>
          </table:table-cell>
        </table:table-row>
        <table:table-row table:style-name="ro1">
          <table:table-cell/>
          <table:table-cell office:value-type="float" office:value="150275" calcext:value-type="float">
            <text:p>150275</text:p>
          </table:table-cell>
          <table:table-cell/>
          <table:table-cell office:value-type="float" office:value="148271" calcext:value-type="float">
            <text:p>148271</text:p>
          </table:table-cell>
        </table:table-row>
        <table:table-row table:style-name="ro1">
          <table:table-cell/>
          <table:table-cell office:value-type="float" office:value="150074" calcext:value-type="float">
            <text:p>150074</text:p>
          </table:table-cell>
          <table:table-cell/>
          <table:table-cell office:value-type="float" office:value="143102" calcext:value-type="float">
            <text:p>143102</text:p>
          </table:table-cell>
        </table:table-row>
        <table:table-row table:style-name="ro1">
          <table:table-cell/>
          <table:table-cell office:value-type="float" office:value="150713" calcext:value-type="float">
            <text:p>150713</text:p>
          </table:table-cell>
          <table:table-cell/>
          <table:table-cell office:value-type="float" office:value="143808" calcext:value-type="float">
            <text:p>143808</text:p>
          </table:table-cell>
        </table:table-row>
        <table:table-row table:style-name="ro1">
          <table:table-cell/>
          <table:table-cell office:value-type="float" office:value="153302" calcext:value-type="float">
            <text:p>153302</text:p>
          </table:table-cell>
          <table:table-cell/>
          <table:table-cell office:value-type="float" office:value="146237" calcext:value-type="float">
            <text:p>146237</text:p>
          </table:table-cell>
        </table:table-row>
        <table:table-row table:style-name="ro1">
          <table:table-cell/>
          <table:table-cell office:value-type="float" office:value="151061" calcext:value-type="float">
            <text:p>151061</text:p>
          </table:table-cell>
          <table:table-cell/>
          <table:table-cell office:value-type="float" office:value="143815" calcext:value-type="float">
            <text:p>143815</text:p>
          </table:table-cell>
        </table:table-row>
        <table:table-row table:style-name="ro1">
          <table:table-cell/>
          <table:table-cell office:value-type="float" office:value="146890" calcext:value-type="float">
            <text:p>146890</text:p>
          </table:table-cell>
          <table:table-cell/>
          <table:table-cell office:value-type="float" office:value="150608" calcext:value-type="float">
            <text:p>150608</text:p>
          </table:table-cell>
        </table:table-row>
        <table:table-row table:style-name="ro1">
          <table:table-cell/>
          <table:table-cell office:value-type="float" office:value="148067" calcext:value-type="float">
            <text:p>148067</text:p>
          </table:table-cell>
          <table:table-cell/>
          <table:table-cell office:value-type="float" office:value="149908" calcext:value-type="float">
            <text:p>149908</text:p>
          </table:table-cell>
        </table:table-row>
        <table:table-row table:style-name="ro1">
          <table:table-cell/>
          <table:table-cell office:value-type="float" office:value="147594" calcext:value-type="float">
            <text:p>147594</text:p>
          </table:table-cell>
          <table:table-cell/>
          <table:table-cell office:value-type="float" office:value="142420" calcext:value-type="float">
            <text:p>142420</text:p>
          </table:table-cell>
        </table:table-row>
        <table:table-row table:style-name="ro1">
          <table:table-cell/>
          <table:table-cell office:value-type="float" office:value="147248" calcext:value-type="float">
            <text:p>147248</text:p>
          </table:table-cell>
          <table:table-cell/>
          <table:table-cell office:value-type="float" office:value="140341" calcext:value-type="float">
            <text:p>140341</text:p>
          </table:table-cell>
        </table:table-row>
        <table:table-row table:style-name="ro1">
          <table:table-cell/>
          <table:table-cell office:value-type="float" office:value="149934" calcext:value-type="float">
            <text:p>149934</text:p>
          </table:table-cell>
          <table:table-cell/>
          <table:table-cell office:value-type="float" office:value="140680" calcext:value-type="float">
            <text:p>140680</text:p>
          </table:table-cell>
        </table:table-row>
        <table:table-row table:style-name="ro1">
          <table:table-cell/>
          <table:table-cell office:value-type="float" office:value="146694" calcext:value-type="float">
            <text:p>146694</text:p>
          </table:table-cell>
          <table:table-cell/>
          <table:table-cell office:value-type="float" office:value="142418" calcext:value-type="float">
            <text:p>142418</text:p>
          </table:table-cell>
        </table:table-row>
        <table:table-row table:style-name="ro1">
          <table:table-cell/>
          <table:table-cell office:value-type="float" office:value="146928" calcext:value-type="float">
            <text:p>146928</text:p>
          </table:table-cell>
          <table:table-cell/>
          <table:table-cell office:value-type="float" office:value="153161" calcext:value-type="float">
            <text:p>153161</text:p>
          </table:table-cell>
        </table:table-row>
        <table:table-row table:style-name="ro1">
          <table:table-cell/>
          <table:table-cell office:value-type="float" office:value="137524" calcext:value-type="float">
            <text:p>137524</text:p>
          </table:table-cell>
          <table:table-cell/>
          <table:table-cell office:value-type="float" office:value="146564" calcext:value-type="float">
            <text:p>146564</text:p>
          </table:table-cell>
        </table:table-row>
        <table:table-row table:style-name="ro1">
          <table:table-cell/>
          <table:table-cell office:value-type="float" office:value="138875" calcext:value-type="float">
            <text:p>138875</text:p>
          </table:table-cell>
          <table:table-cell/>
          <table:table-cell office:value-type="float" office:value="154884" calcext:value-type="float">
            <text:p>154884</text:p>
          </table:table-cell>
        </table:table-row>
        <table:table-row table:style-name="ro1">
          <table:table-cell/>
          <table:table-cell office:value-type="float" office:value="137097" calcext:value-type="float">
            <text:p>137097</text:p>
          </table:table-cell>
          <table:table-cell/>
          <table:table-cell office:value-type="float" office:value="156942" calcext:value-type="float">
            <text:p>156942</text:p>
          </table:table-cell>
        </table:table-row>
        <table:table-row table:style-name="ro1">
          <table:table-cell/>
          <table:table-cell office:value-type="float" office:value="139428" calcext:value-type="float">
            <text:p>139428</text:p>
          </table:table-cell>
          <table:table-cell/>
          <table:table-cell office:value-type="float" office:value="161725" calcext:value-type="float">
            <text:p>161725</text:p>
          </table:table-cell>
        </table:table-row>
        <table:table-row table:style-name="ro1">
          <table:table-cell/>
          <table:table-cell office:value-type="float" office:value="139269" calcext:value-type="float">
            <text:p>139269</text:p>
          </table:table-cell>
          <table:table-cell/>
          <table:table-cell office:value-type="float" office:value="152964" calcext:value-type="float">
            <text:p>152964</text:p>
          </table:table-cell>
        </table:table-row>
        <table:table-row table:style-name="ro1">
          <table:table-cell/>
          <table:table-cell office:value-type="float" office:value="141826" calcext:value-type="float">
            <text:p>141826</text:p>
          </table:table-cell>
          <table:table-cell/>
          <table:table-cell office:value-type="float" office:value="156132" calcext:value-type="float">
            <text:p>156132</text:p>
          </table:table-cell>
        </table:table-row>
        <table:table-row table:style-name="ro1">
          <table:table-cell/>
          <table:table-cell office:value-type="float" office:value="139932" calcext:value-type="float">
            <text:p>139932</text:p>
          </table:table-cell>
          <table:table-cell/>
          <table:table-cell office:value-type="float" office:value="155458" calcext:value-type="float">
            <text:p>155458</text:p>
          </table:table-cell>
        </table:table-row>
        <table:table-row table:style-name="ro1">
          <table:table-cell/>
          <table:table-cell office:value-type="float" office:value="144448" calcext:value-type="float">
            <text:p>144448</text:p>
          </table:table-cell>
          <table:table-cell/>
          <table:table-cell office:value-type="float" office:value="153454" calcext:value-type="float">
            <text:p>153454</text:p>
          </table:table-cell>
        </table:table-row>
        <table:table-row table:style-name="ro1">
          <table:table-cell/>
          <table:table-cell office:value-type="float" office:value="138873" calcext:value-type="float">
            <text:p>138873</text:p>
          </table:table-cell>
          <table:table-cell/>
          <table:table-cell office:value-type="float" office:value="153943" calcext:value-type="float">
            <text:p>153943</text:p>
          </table:table-cell>
        </table:table-row>
        <table:table-row table:style-name="ro1">
          <table:table-cell/>
          <table:table-cell office:value-type="float" office:value="139982" calcext:value-type="float">
            <text:p>139982</text:p>
          </table:table-cell>
          <table:table-cell/>
          <table:table-cell office:value-type="float" office:value="149393" calcext:value-type="float">
            <text:p>149393</text:p>
          </table:table-cell>
        </table:table-row>
        <table:table-row table:style-name="ro1">
          <table:table-cell/>
          <table:table-cell office:value-type="float" office:value="141827" calcext:value-type="float">
            <text:p>141827</text:p>
          </table:table-cell>
          <table:table-cell/>
          <table:table-cell office:value-type="float" office:value="151620" calcext:value-type="float">
            <text:p>151620</text:p>
          </table:table-cell>
        </table:table-row>
        <table:table-row table:style-name="ro1">
          <table:table-cell/>
          <table:table-cell office:value-type="float" office:value="140555" calcext:value-type="float">
            <text:p>140555</text:p>
          </table:table-cell>
          <table:table-cell/>
          <table:table-cell office:value-type="float" office:value="154311" calcext:value-type="float">
            <text:p>154311</text:p>
          </table:table-cell>
        </table:table-row>
        <table:table-row table:style-name="ro1">
          <table:table-cell/>
          <table:table-cell office:value-type="float" office:value="140071" calcext:value-type="float">
            <text:p>140071</text:p>
          </table:table-cell>
          <table:table-cell/>
          <table:table-cell office:value-type="float" office:value="151777" calcext:value-type="float">
            <text:p>151777</text:p>
          </table:table-cell>
        </table:table-row>
        <table:table-row table:style-name="ro1">
          <table:table-cell/>
          <table:table-cell office:value-type="float" office:value="138686" calcext:value-type="float">
            <text:p>138686</text:p>
          </table:table-cell>
          <table:table-cell/>
          <table:table-cell office:value-type="float" office:value="148852" calcext:value-type="float">
            <text:p>148852</text:p>
          </table:table-cell>
        </table:table-row>
        <table:table-row table:style-name="ro1">
          <table:table-cell/>
          <table:table-cell office:value-type="float" office:value="136884" calcext:value-type="float">
            <text:p>136884</text:p>
          </table:table-cell>
          <table:table-cell/>
          <table:table-cell office:value-type="float" office:value="154109" calcext:value-type="float">
            <text:p>154109</text:p>
          </table:table-cell>
        </table:table-row>
        <table:table-row table:style-name="ro1">
          <table:table-cell/>
          <table:table-cell office:value-type="float" office:value="140560" calcext:value-type="float">
            <text:p>140560</text:p>
          </table:table-cell>
          <table:table-cell/>
          <table:table-cell office:value-type="float" office:value="149632" calcext:value-type="float">
            <text:p>149632</text:p>
          </table:table-cell>
        </table:table-row>
        <table:table-row table:style-name="ro1">
          <table:table-cell/>
          <table:table-cell office:value-type="float" office:value="138535" calcext:value-type="float">
            <text:p>138535</text:p>
          </table:table-cell>
          <table:table-cell/>
          <table:table-cell office:value-type="float" office:value="153864" calcext:value-type="float">
            <text:p>153864</text:p>
          </table:table-cell>
        </table:table-row>
        <table:table-row table:style-name="ro1">
          <table:table-cell/>
          <table:table-cell office:value-type="float" office:value="139163" calcext:value-type="float">
            <text:p>139163</text:p>
          </table:table-cell>
          <table:table-cell/>
          <table:table-cell office:value-type="float" office:value="149102" calcext:value-type="float">
            <text:p>149102</text:p>
          </table:table-cell>
        </table:table-row>
        <table:table-row table:style-name="ro1">
          <table:table-cell/>
          <table:table-cell office:value-type="float" office:value="140582" calcext:value-type="float">
            <text:p>140582</text:p>
          </table:table-cell>
          <table:table-cell/>
          <table:table-cell office:value-type="float" office:value="162808" calcext:value-type="float">
            <text:p>162808</text:p>
          </table:table-cell>
        </table:table-row>
        <table:table-row table:style-name="ro1">
          <table:table-cell/>
          <table:table-cell office:value-type="float" office:value="140202" calcext:value-type="float">
            <text:p>140202</text:p>
          </table:table-cell>
          <table:table-cell/>
          <table:table-cell office:value-type="float" office:value="164747" calcext:value-type="float">
            <text:p>164747</text:p>
          </table:table-cell>
        </table:table-row>
        <table:table-row table:style-name="ro1">
          <table:table-cell/>
          <table:table-cell office:value-type="float" office:value="140161" calcext:value-type="float">
            <text:p>140161</text:p>
          </table:table-cell>
          <table:table-cell/>
          <table:table-cell office:value-type="float" office:value="155632" calcext:value-type="float">
            <text:p>155632</text:p>
          </table:table-cell>
        </table:table-row>
        <table:table-row table:style-name="ro1">
          <table:table-cell/>
          <table:table-cell office:value-type="float" office:value="140465" calcext:value-type="float">
            <text:p>140465</text:p>
          </table:table-cell>
          <table:table-cell/>
          <table:table-cell office:value-type="float" office:value="154756" calcext:value-type="float">
            <text:p>154756</text:p>
          </table:table-cell>
        </table:table-row>
        <table:table-row table:style-name="ro1">
          <table:table-cell/>
          <table:table-cell office:value-type="float" office:value="140085" calcext:value-type="float">
            <text:p>140085</text:p>
          </table:table-cell>
          <table:table-cell/>
          <table:table-cell office:value-type="float" office:value="156536" calcext:value-type="float">
            <text:p>156536</text:p>
          </table:table-cell>
        </table:table-row>
        <table:table-row table:style-name="ro1">
          <table:table-cell/>
          <table:table-cell office:value-type="float" office:value="141095" calcext:value-type="float">
            <text:p>141095</text:p>
          </table:table-cell>
          <table:table-cell/>
          <table:table-cell office:value-type="float" office:value="154711" calcext:value-type="float">
            <text:p>154711</text:p>
          </table:table-cell>
        </table:table-row>
        <table:table-row table:style-name="ro1">
          <table:table-cell/>
          <table:table-cell office:value-type="float" office:value="140967" calcext:value-type="float">
            <text:p>140967</text:p>
          </table:table-cell>
          <table:table-cell/>
          <table:table-cell office:value-type="float" office:value="153183" calcext:value-type="float">
            <text:p>153183</text:p>
          </table:table-cell>
        </table:table-row>
        <table:table-row table:style-name="ro1">
          <table:table-cell/>
          <table:table-cell office:value-type="float" office:value="140036" calcext:value-type="float">
            <text:p>140036</text:p>
          </table:table-cell>
          <table:table-cell/>
          <table:table-cell office:value-type="float" office:value="158887" calcext:value-type="float">
            <text:p>158887</text:p>
          </table:table-cell>
        </table:table-row>
        <table:table-row table:style-name="ro1">
          <table:table-cell/>
          <table:table-cell office:value-type="float" office:value="140406" calcext:value-type="float">
            <text:p>140406</text:p>
          </table:table-cell>
          <table:table-cell/>
          <table:table-cell office:value-type="float" office:value="244035" calcext:value-type="float">
            <text:p>244035</text:p>
          </table:table-cell>
        </table:table-row>
        <table:table-row table:style-name="ro1">
          <table:table-cell/>
          <table:table-cell office:value-type="float" office:value="151879" calcext:value-type="float">
            <text:p>151879</text:p>
          </table:table-cell>
          <table:table-cell/>
          <table:table-cell office:value-type="float" office:value="247829" calcext:value-type="float">
            <text:p>247829</text:p>
          </table:table-cell>
        </table:table-row>
        <table:table-row table:style-name="ro1">
          <table:table-cell/>
          <table:table-cell office:value-type="float" office:value="149932" calcext:value-type="float">
            <text:p>149932</text:p>
          </table:table-cell>
          <table:table-cell/>
          <table:table-cell office:value-type="float" office:value="256060" calcext:value-type="float">
            <text:p>256060</text:p>
          </table:table-cell>
        </table:table-row>
        <table:table-row table:style-name="ro1">
          <table:table-cell/>
          <table:table-cell office:value-type="float" office:value="148740" calcext:value-type="float">
            <text:p>148740</text:p>
          </table:table-cell>
          <table:table-cell/>
          <table:table-cell office:value-type="float" office:value="251420" calcext:value-type="float">
            <text:p>251420</text:p>
          </table:table-cell>
        </table:table-row>
        <table:table-row table:style-name="ro1">
          <table:table-cell/>
          <table:table-cell office:value-type="float" office:value="149770" calcext:value-type="float">
            <text:p>149770</text:p>
          </table:table-cell>
          <table:table-cell/>
          <table:table-cell office:value-type="float" office:value="273008" calcext:value-type="float">
            <text:p>273008</text:p>
          </table:table-cell>
        </table:table-row>
        <table:table-row table:style-name="ro1">
          <table:table-cell/>
          <table:table-cell office:value-type="float" office:value="149631" calcext:value-type="float">
            <text:p>149631</text:p>
          </table:table-cell>
          <table:table-cell/>
          <table:table-cell office:value-type="float" office:value="250121" calcext:value-type="float">
            <text:p>250121</text:p>
          </table:table-cell>
        </table:table-row>
        <table:table-row table:style-name="ro1">
          <table:table-cell/>
          <table:table-cell office:value-type="float" office:value="149129" calcext:value-type="float">
            <text:p>149129</text:p>
          </table:table-cell>
          <table:table-cell/>
          <table:table-cell office:value-type="float" office:value="252691" calcext:value-type="float">
            <text:p>252691</text:p>
          </table:table-cell>
        </table:table-row>
        <table:table-row table:style-name="ro1">
          <table:table-cell/>
          <table:table-cell office:value-type="float" office:value="149099" calcext:value-type="float">
            <text:p>149099</text:p>
          </table:table-cell>
          <table:table-cell/>
          <table:table-cell office:value-type="float" office:value="247717" calcext:value-type="float">
            <text:p>247717</text:p>
          </table:table-cell>
        </table:table-row>
        <table:table-row table:style-name="ro1">
          <table:table-cell/>
          <table:table-cell office:value-type="float" office:value="149179" calcext:value-type="float">
            <text:p>149179</text:p>
          </table:table-cell>
          <table:table-cell/>
          <table:table-cell office:value-type="float" office:value="258114" calcext:value-type="float">
            <text:p>258114</text:p>
          </table:table-cell>
        </table:table-row>
        <table:table-row table:style-name="ro1">
          <table:table-cell/>
          <table:table-cell office:value-type="float" office:value="146350" calcext:value-type="float">
            <text:p>146350</text:p>
          </table:table-cell>
          <table:table-cell/>
          <table:table-cell office:value-type="float" office:value="244904" calcext:value-type="float">
            <text:p>244904</text:p>
          </table:table-cell>
        </table:table-row>
        <table:table-row table:style-name="ro1">
          <table:table-cell/>
          <table:table-cell office:value-type="float" office:value="148601" calcext:value-type="float">
            <text:p>148601</text:p>
          </table:table-cell>
          <table:table-cell/>
          <table:table-cell office:value-type="float" office:value="240660" calcext:value-type="float">
            <text:p>240660</text:p>
          </table:table-cell>
        </table:table-row>
        <table:table-row table:style-name="ro1">
          <table:table-cell/>
          <table:table-cell office:value-type="float" office:value="147520" calcext:value-type="float">
            <text:p>147520</text:p>
          </table:table-cell>
          <table:table-cell/>
          <table:table-cell office:value-type="float" office:value="250050" calcext:value-type="float">
            <text:p>250050</text:p>
          </table:table-cell>
        </table:table-row>
        <table:table-row table:style-name="ro1">
          <table:table-cell/>
          <table:table-cell office:value-type="float" office:value="146352" calcext:value-type="float">
            <text:p>146352</text:p>
          </table:table-cell>
          <table:table-cell/>
          <table:table-cell office:value-type="float" office:value="246486" calcext:value-type="float">
            <text:p>246486</text:p>
          </table:table-cell>
        </table:table-row>
        <table:table-row table:style-name="ro1">
          <table:table-cell/>
          <table:table-cell office:value-type="float" office:value="147169" calcext:value-type="float">
            <text:p>147169</text:p>
          </table:table-cell>
          <table:table-cell/>
          <table:table-cell office:value-type="float" office:value="242200" calcext:value-type="float">
            <text:p>242200</text:p>
          </table:table-cell>
        </table:table-row>
        <table:table-row table:style-name="ro1">
          <table:table-cell/>
          <table:table-cell office:value-type="float" office:value="151321" calcext:value-type="float">
            <text:p>151321</text:p>
          </table:table-cell>
          <table:table-cell/>
          <table:table-cell office:value-type="float" office:value="249646" calcext:value-type="float">
            <text:p>249646</text:p>
          </table:table-cell>
        </table:table-row>
        <table:table-row table:style-name="ro1">
          <table:table-cell/>
          <table:table-cell office:value-type="float" office:value="145648" calcext:value-type="float">
            <text:p>145648</text:p>
          </table:table-cell>
          <table:table-cell/>
          <table:table-cell office:value-type="float" office:value="189155" calcext:value-type="float">
            <text:p>189155</text:p>
          </table:table-cell>
        </table:table-row>
        <table:table-row table:style-name="ro1">
          <table:table-cell/>
          <table:table-cell office:value-type="float" office:value="146095" calcext:value-type="float">
            <text:p>146095</text:p>
          </table:table-cell>
          <table:table-cell/>
          <table:table-cell office:value-type="float" office:value="166401" calcext:value-type="float">
            <text:p>166401</text:p>
          </table:table-cell>
        </table:table-row>
        <table:table-row table:style-name="ro1">
          <table:table-cell/>
          <table:table-cell office:value-type="float" office:value="151042" calcext:value-type="float">
            <text:p>151042</text:p>
          </table:table-cell>
          <table:table-cell/>
          <table:table-cell office:value-type="float" office:value="163156" calcext:value-type="float">
            <text:p>163156</text:p>
          </table:table-cell>
        </table:table-row>
        <table:table-row table:style-name="ro1">
          <table:table-cell/>
          <table:table-cell office:value-type="float" office:value="146698" calcext:value-type="float">
            <text:p>146698</text:p>
          </table:table-cell>
          <table:table-cell/>
          <table:table-cell office:value-type="float" office:value="169580" calcext:value-type="float">
            <text:p>169580</text:p>
          </table:table-cell>
        </table:table-row>
        <table:table-row table:style-name="ro1">
          <table:table-cell/>
          <table:table-cell office:value-type="float" office:value="150009" calcext:value-type="float">
            <text:p>150009</text:p>
          </table:table-cell>
          <table:table-cell/>
          <table:table-cell office:value-type="float" office:value="173897" calcext:value-type="float">
            <text:p>173897</text:p>
          </table:table-cell>
        </table:table-row>
        <table:table-row table:style-name="ro1">
          <table:table-cell/>
          <table:table-cell office:value-type="float" office:value="148378" calcext:value-type="float">
            <text:p>148378</text:p>
          </table:table-cell>
          <table:table-cell/>
          <table:table-cell office:value-type="float" office:value="133055" calcext:value-type="float">
            <text:p>133055</text:p>
          </table:table-cell>
        </table:table-row>
        <table:table-row table:style-name="ro1">
          <table:table-cell/>
          <table:table-cell office:value-type="float" office:value="151301" calcext:value-type="float">
            <text:p>151301</text:p>
          </table:table-cell>
          <table:table-cell/>
          <table:table-cell office:value-type="float" office:value="136156" calcext:value-type="float">
            <text:p>136156</text:p>
          </table:table-cell>
        </table:table-row>
        <table:table-row table:style-name="ro1">
          <table:table-cell/>
          <table:table-cell office:value-type="float" office:value="148634" calcext:value-type="float">
            <text:p>148634</text:p>
          </table:table-cell>
          <table:table-cell/>
          <table:table-cell office:value-type="float" office:value="137778" calcext:value-type="float">
            <text:p>137778</text:p>
          </table:table-cell>
        </table:table-row>
        <table:table-row table:style-name="ro1">
          <table:table-cell/>
          <table:table-cell office:value-type="float" office:value="148714" calcext:value-type="float">
            <text:p>148714</text:p>
          </table:table-cell>
          <table:table-cell/>
          <table:table-cell office:value-type="float" office:value="147566" calcext:value-type="float">
            <text:p>147566</text:p>
          </table:table-cell>
        </table:table-row>
        <table:table-row table:style-name="ro1">
          <table:table-cell/>
          <table:table-cell office:value-type="float" office:value="146822" calcext:value-type="float">
            <text:p>146822</text:p>
          </table:table-cell>
          <table:table-cell/>
          <table:table-cell office:value-type="float" office:value="138000" calcext:value-type="float">
            <text:p>138000</text:p>
          </table:table-cell>
        </table:table-row>
        <table:table-row table:style-name="ro1">
          <table:table-cell/>
          <table:table-cell office:value-type="float" office:value="150977" calcext:value-type="float">
            <text:p>150977</text:p>
          </table:table-cell>
          <table:table-cell/>
          <table:table-cell office:value-type="float" office:value="134070" calcext:value-type="float">
            <text:p>134070</text:p>
          </table:table-cell>
        </table:table-row>
        <table:table-row table:style-name="ro1">
          <table:table-cell/>
          <table:table-cell office:value-type="float" office:value="200293" calcext:value-type="float">
            <text:p>200293</text:p>
          </table:table-cell>
          <table:table-cell/>
          <table:table-cell office:value-type="float" office:value="140150" calcext:value-type="float">
            <text:p>140150</text:p>
          </table:table-cell>
        </table:table-row>
        <table:table-row table:style-name="ro1">
          <table:table-cell/>
          <table:table-cell office:value-type="float" office:value="242354" calcext:value-type="float">
            <text:p>242354</text:p>
          </table:table-cell>
          <table:table-cell/>
          <table:table-cell office:value-type="float" office:value="129921" calcext:value-type="float">
            <text:p>129921</text:p>
          </table:table-cell>
        </table:table-row>
        <table:table-row table:style-name="ro1">
          <table:table-cell/>
          <table:table-cell office:value-type="float" office:value="239567" calcext:value-type="float">
            <text:p>239567</text:p>
          </table:table-cell>
          <table:table-cell/>
          <table:table-cell office:value-type="float" office:value="130319" calcext:value-type="float">
            <text:p>130319</text:p>
          </table:table-cell>
        </table:table-row>
        <table:table-row table:style-name="ro1">
          <table:table-cell/>
          <table:table-cell office:value-type="float" office:value="235281" calcext:value-type="float">
            <text:p>235281</text:p>
          </table:table-cell>
          <table:table-cell/>
          <table:table-cell office:value-type="float" office:value="145333" calcext:value-type="float">
            <text:p>145333</text:p>
          </table:table-cell>
        </table:table-row>
        <table:table-row table:style-name="ro1">
          <table:table-cell/>
          <table:table-cell office:value-type="float" office:value="237050" calcext:value-type="float">
            <text:p>237050</text:p>
          </table:table-cell>
          <table:table-cell/>
          <table:table-cell office:value-type="float" office:value="142771" calcext:value-type="float">
            <text:p>142771</text:p>
          </table:table-cell>
        </table:table-row>
        <table:table-row table:style-name="ro1">
          <table:table-cell/>
          <table:table-cell office:value-type="float" office:value="240579" calcext:value-type="float">
            <text:p>240579</text:p>
          </table:table-cell>
          <table:table-cell/>
          <table:table-cell office:value-type="float" office:value="131999" calcext:value-type="float">
            <text:p>131999</text:p>
          </table:table-cell>
        </table:table-row>
        <table:table-row table:style-name="ro1">
          <table:table-cell/>
          <table:table-cell office:value-type="float" office:value="238589" calcext:value-type="float">
            <text:p>238589</text:p>
          </table:table-cell>
          <table:table-cell/>
          <table:table-cell office:value-type="float" office:value="131194" calcext:value-type="float">
            <text:p>131194</text:p>
          </table:table-cell>
        </table:table-row>
        <table:table-row table:style-name="ro1">
          <table:table-cell/>
          <table:table-cell office:value-type="float" office:value="244407" calcext:value-type="float">
            <text:p>244407</text:p>
          </table:table-cell>
          <table:table-cell/>
          <table:table-cell office:value-type="float" office:value="130768" calcext:value-type="float">
            <text:p>130768</text:p>
          </table:table-cell>
        </table:table-row>
        <table:table-row table:style-name="ro1">
          <table:table-cell/>
          <table:table-cell office:value-type="float" office:value="235745" calcext:value-type="float">
            <text:p>235745</text:p>
          </table:table-cell>
          <table:table-cell/>
          <table:table-cell office:value-type="float" office:value="130884" calcext:value-type="float">
            <text:p>130884</text:p>
          </table:table-cell>
        </table:table-row>
        <table:table-row table:style-name="ro1">
          <table:table-cell/>
          <table:table-cell office:value-type="float" office:value="236383" calcext:value-type="float">
            <text:p>236383</text:p>
          </table:table-cell>
          <table:table-cell/>
          <table:table-cell office:value-type="float" office:value="133492" calcext:value-type="float">
            <text:p>133492</text:p>
          </table:table-cell>
        </table:table-row>
        <table:table-row table:style-name="ro1">
          <table:table-cell/>
          <table:table-cell office:value-type="float" office:value="232707" calcext:value-type="float">
            <text:p>232707</text:p>
          </table:table-cell>
          <table:table-cell/>
          <table:table-cell office:value-type="float" office:value="147563" calcext:value-type="float">
            <text:p>147563</text:p>
          </table:table-cell>
        </table:table-row>
        <table:table-row table:style-name="ro1">
          <table:table-cell/>
          <table:table-cell office:value-type="float" office:value="236368" calcext:value-type="float">
            <text:p>236368</text:p>
          </table:table-cell>
          <table:table-cell/>
          <table:table-cell office:value-type="float" office:value="130951" calcext:value-type="float">
            <text:p>130951</text:p>
          </table:table-cell>
        </table:table-row>
        <table:table-row table:style-name="ro1">
          <table:table-cell/>
          <table:table-cell office:value-type="float" office:value="235629" calcext:value-type="float">
            <text:p>235629</text:p>
          </table:table-cell>
          <table:table-cell/>
          <table:table-cell office:value-type="float" office:value="130936" calcext:value-type="float">
            <text:p>130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43:01.512123038</meta:creation-date>
    <dc:date>2018-05-17T11:45:04.816896401</dc:date>
    <meta:editing-duration>PT2M3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31cm" svg:height="8.994cm" xlink:href=".." xlink:type="simple" chart:class="chart:line" chart:style-name="ch1">
        <chart:legend chart:legend-position="end" svg:x="31.168cm" svg:y="4.198cm" style:legend-expansion="high" chart:style-name="ch2"/>
        <chart:plot-area chart:style-name="ch3" table:cell-range-address="Sheet1.B1:Sheet1.B500" svg:x="0.668cm" svg:y="0.179cm" svg:width="29.832cm" svg:height="8.636cm">
          <chartooo:coordinate-region svg:x="2.03cm" svg:y="0.3cm" svg:width="28.47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140">
                <text:p>13514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46">
                <text:p>118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457">
                <text:p>126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43">
                <text:p>126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133">
                <text:p>1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92">
                <text:p>103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075">
                <text:p>102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352">
                <text:p>169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675">
                <text:p>14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816">
                <text:p>137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269">
                <text:p>136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272">
                <text:p>138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895">
                <text:p>137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666">
                <text:p>137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041">
                <text:p>138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556">
                <text:p>139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45">
                <text:p>140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262">
                <text:p>138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554">
                <text:p>140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188">
                <text:p>141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540">
                <text:p>137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684">
                <text:p>139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098">
                <text:p>142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868">
                <text:p>138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225">
                <text:p>143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925">
                <text:p>145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1420">
                <text:p>1414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916">
                <text:p>141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101">
                <text:p>146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814">
                <text:p>137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191">
                <text:p>140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294">
                <text:p>140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046">
                <text:p>143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1219">
                <text:p>141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465">
                <text:p>141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257">
                <text:p>1432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928">
                <text:p>1449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9289">
                <text:p>139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612">
                <text:p>141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645">
                <text:p>141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797">
                <text:p>156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718">
                <text:p>138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989">
                <text:p>138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133">
                <text:p>138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337">
                <text:p>139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987">
                <text:p>1379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615">
                <text:p>160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033">
                <text:p>138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131">
                <text:p>140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482">
                <text:p>1454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1885">
                <text:p>161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609">
                <text:p>1376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7659">
                <text:p>1376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299">
                <text:p>140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578">
                <text:p>146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8341">
                <text:p>138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733">
                <text:p>140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96">
                <text:p>1440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611">
                <text:p>138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510">
                <text:p>1415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503">
                <text:p>1415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1932">
                <text:p>141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179">
                <text:p>139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220">
                <text:p>1432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3067">
                <text:p>143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071">
                <text:p>140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1687">
                <text:p>141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557">
                <text:p>141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749">
                <text:p>142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633">
                <text:p>145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197">
                <text:p>140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8271">
                <text:p>138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1692">
                <text:p>141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1181">
                <text:p>1411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606">
                <text:p>1386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407">
                <text:p>138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8261">
                <text:p>138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210">
                <text:p>1422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1919">
                <text:p>1419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549">
                <text:p>1435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737">
                <text:p>1427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740">
                <text:p>1467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5212">
                <text:p>145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481">
                <text:p>145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091">
                <text:p>143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369">
                <text:p>142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081">
                <text:p>138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8139">
                <text:p>138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753">
                <text:p>140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676">
                <text:p>139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111">
                <text:p>146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820">
                <text:p>1438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169">
                <text:p>140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344">
                <text:p>142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492">
                <text:p>1424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411">
                <text:p>1404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3318">
                <text:p>1433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1124">
                <text:p>141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059">
                <text:p>141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554">
                <text:p>140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3877">
                <text:p>1438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635">
                <text:p>1396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392">
                <text:p>140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9541">
                <text:p>139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595">
                <text:p>1425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2233">
                <text:p>1422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788">
                <text:p>1427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541">
                <text:p>1465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5723">
                <text:p>1457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479">
                <text:p>146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704">
                <text:p>144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972">
                <text:p>138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3903">
                <text:p>1439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568">
                <text:p>139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3579">
                <text:p>143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512">
                <text:p>138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616">
                <text:p>144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653">
                <text:p>1396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812">
                <text:p>1428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1812">
                <text:p>1418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166">
                <text:p>143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017">
                <text:p>144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811">
                <text:p>1448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843">
                <text:p>1418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962">
                <text:p>1429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786">
                <text:p>1417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0841">
                <text:p>1408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108">
                <text:p>138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956">
                <text:p>140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36">
                <text:p>1361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672">
                <text:p>1366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591">
                <text:p>1365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600">
                <text:p>1386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443">
                <text:p>136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636">
                <text:p>137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303">
                <text:p>1383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442">
                <text:p>1414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785">
                <text:p>1387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830">
                <text:p>1408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7993">
                <text:p>1379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8398">
                <text:p>138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194">
                <text:p>140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670">
                <text:p>1366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320">
                <text:p>1383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831">
                <text:p>1398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555">
                <text:p>1375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469">
                <text:p>142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279">
                <text:p>1372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8534">
                <text:p>138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613">
                <text:p>1386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379">
                <text:p>1453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8423">
                <text:p>1384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1314">
                <text:p>141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091">
                <text:p>1400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307">
                <text:p>1403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8887">
                <text:p>1388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709">
                <text:p>1387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8607">
                <text:p>1386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7639">
                <text:p>1376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699">
                <text:p>1376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9327">
                <text:p>1393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4652">
                <text:p>1446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485">
                <text:p>1404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3618">
                <text:p>153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475">
                <text:p>142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0171">
                <text:p>150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2341">
                <text:p>1423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2152">
                <text:p>142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3406">
                <text:p>143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1680">
                <text:p>14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4220">
                <text:p>1442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1876">
                <text:p>1418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831">
                <text:p>1428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9849">
                <text:p>139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2016">
                <text:p>142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020">
                <text:p>1410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402">
                <text:p>1414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1424">
                <text:p>1414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2241">
                <text:p>1422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610">
                <text:p>1486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457">
                <text:p>1414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9822">
                <text:p>139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9245">
                <text:p>1392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6813">
                <text:p>1368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6718">
                <text:p>1367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9050">
                <text:p>1390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8952">
                <text:p>1389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8665">
                <text:p>1386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1648">
                <text:p>1416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260">
                <text:p>1402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3162">
                <text:p>143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9664">
                <text:p>139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9228">
                <text:p>1392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1439">
                <text:p>1414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1042">
                <text:p>1410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3039">
                <text:p>1430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1568">
                <text:p>1415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2501">
                <text:p>1425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886">
                <text:p>1378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8294">
                <text:p>138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7382">
                <text:p>1373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7836">
                <text:p>137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9225">
                <text:p>1392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4964">
                <text:p>1349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5287">
                <text:p>1352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8241">
                <text:p>1382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5737">
                <text:p>1357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5766">
                <text:p>1357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6329">
                <text:p>1363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8157">
                <text:p>1381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8647">
                <text:p>1386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943">
                <text:p>1399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319">
                <text:p>1413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6942">
                <text:p>1369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8642">
                <text:p>1386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6191">
                <text:p>1361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6792">
                <text:p>1367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342">
                <text:p>1403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5895">
                <text:p>1358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8534">
                <text:p>1385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8715">
                <text:p>1387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6427">
                <text:p>1364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8328">
                <text:p>1383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7236">
                <text:p>1372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970">
                <text:p>1389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9325">
                <text:p>139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841">
                <text:p>139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576">
                <text:p>1375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9371">
                <text:p>1393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9442">
                <text:p>139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8129">
                <text:p>138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9373">
                <text:p>1393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9434">
                <text:p>1394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2566">
                <text:p>1425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7771">
                <text:p>1377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4225">
                <text:p>1442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8506">
                <text:p>1385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7857">
                <text:p>1378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129">
                <text:p>1391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1887">
                <text:p>141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8951">
                <text:p>1389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8077">
                <text:p>1380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737">
                <text:p>1387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053">
                <text:p>1400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716">
                <text:p>1407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1247">
                <text:p>141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993">
                <text:p>1409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7946">
                <text:p>1379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008">
                <text:p>1360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024">
                <text:p>140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6821">
                <text:p>1368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8640">
                <text:p>1386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906">
                <text:p>1389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469">
                <text:p>1404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104">
                <text:p>1401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144">
                <text:p>1391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8327">
                <text:p>1383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8396">
                <text:p>138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7507">
                <text:p>1375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304">
                <text:p>1403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294">
                <text:p>1462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9857">
                <text:p>1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9819">
                <text:p>1398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362">
                <text:p>1433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9281">
                <text:p>1392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2152">
                <text:p>1421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1146">
                <text:p>1411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9592">
                <text:p>1395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224">
                <text:p>140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9427">
                <text:p>1394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2170">
                <text:p>1421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8878">
                <text:p>1488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7753">
                <text:p>147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5149">
                <text:p>1451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5211">
                <text:p>1452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1983">
                <text:p>141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5838">
                <text:p>1458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6475">
                <text:p>1464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3825">
                <text:p>1438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917">
                <text:p>1439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9297">
                <text:p>1392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3550">
                <text:p>1435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85">
                <text:p>1420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834">
                <text:p>1408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199">
                <text:p>143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1448">
                <text:p>1414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266">
                <text:p>1442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362">
                <text:p>1403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0542">
                <text:p>1405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844">
                <text:p>1388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604">
                <text:p>1376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630">
                <text:p>1406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4769">
                <text:p>1447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8285">
                <text:p>1382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4153">
                <text:p>1441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0522">
                <text:p>1405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9074">
                <text:p>1390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0580">
                <text:p>1405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8485">
                <text:p>1384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6298">
                <text:p>1462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5116">
                <text:p>1451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1536">
                <text:p>1415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4035">
                <text:p>1440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5971">
                <text:p>1459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4614">
                <text:p>1446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1423">
                <text:p>1414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1731">
                <text:p>1417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6033">
                <text:p>1460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2959">
                <text:p>1429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065">
                <text:p>1400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0277">
                <text:p>1402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9779">
                <text:p>1397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1083">
                <text:p>1410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6959">
                <text:p>1369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9716">
                <text:p>139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1443">
                <text:p>1414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3329">
                <text:p>1433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962">
                <text:p>1399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2068">
                <text:p>1420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9538">
                <text:p>1395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9027">
                <text:p>1390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9596">
                <text:p>1395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0960">
                <text:p>1409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619">
                <text:p>1456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1162">
                <text:p>1411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3557">
                <text:p>1435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9007">
                <text:p>1390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840">
                <text:p>1398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7881">
                <text:p>1378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8768">
                <text:p>1387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436">
                <text:p>1364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943">
                <text:p>1369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9069">
                <text:p>1390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9223">
                <text:p>1392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186">
                <text:p>137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8103">
                <text:p>1381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9209">
                <text:p>1392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0359">
                <text:p>1403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6813">
                <text:p>1368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2768">
                <text:p>1427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1364">
                <text:p>141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263">
                <text:p>1382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6230">
                <text:p>1362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0720">
                <text:p>1407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7004">
                <text:p>1370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7742">
                <text:p>1377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803">
                <text:p>1388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7468">
                <text:p>1374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7912">
                <text:p>1379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9389">
                <text:p>1393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7060">
                <text:p>1370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9574">
                <text:p>1395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258">
                <text:p>1382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7194">
                <text:p>1371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054">
                <text:p>1460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1505">
                <text:p>1515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760">
                <text:p>1487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9287">
                <text:p>1492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8097">
                <text:p>1480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674">
                <text:p>1476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221">
                <text:p>1462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5983">
                <text:p>1459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5988">
                <text:p>1459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5325">
                <text:p>1453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9339">
                <text:p>1493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5171">
                <text:p>1451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4603">
                <text:p>1546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462">
                <text:p>1484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6461">
                <text:p>1464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247">
                <text:p>1472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7534">
                <text:p>1475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8613">
                <text:p>1486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8890">
                <text:p>1488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7243">
                <text:p>1472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8579">
                <text:p>1485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7193">
                <text:p>1471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9386">
                <text:p>1493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8610">
                <text:p>1486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7215">
                <text:p>1472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3327">
                <text:p>143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7644">
                <text:p>1376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7439">
                <text:p>1374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0672">
                <text:p>1406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7330">
                <text:p>13733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0989">
                <text:p>1409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411">
                <text:p>1414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7471">
                <text:p>1374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3123">
                <text:p>1431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0132">
                <text:p>1401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8777">
                <text:p>1387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0221">
                <text:p>1402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8181">
                <text:p>1381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6995">
                <text:p>1369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0968">
                <text:p>1409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9892">
                <text:p>139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7934">
                <text:p>1379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8608">
                <text:p>1386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9471">
                <text:p>1394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8445">
                <text:p>1384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8098">
                <text:p>1380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6753">
                <text:p>1367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8998">
                <text:p>1389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7330">
                <text:p>1373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0928">
                <text:p>1409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9888">
                <text:p>1398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8318">
                <text:p>1483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609">
                <text:p>1496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797">
                <text:p>1497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2167">
                <text:p>1521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7701">
                <text:p>1477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7532">
                <text:p>1475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5556">
                <text:p>1455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5487">
                <text:p>1454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9525">
                <text:p>1495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865">
                <text:p>1468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0056">
                <text:p>1500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5793">
                <text:p>1457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1714">
                <text:p>1517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0275">
                <text:p>1502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0074">
                <text:p>1500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0713">
                <text:p>150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3302">
                <text:p>1533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1061">
                <text:p>1510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6890">
                <text:p>1468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8067">
                <text:p>1480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7594">
                <text:p>1475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7248">
                <text:p>1472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9934">
                <text:p>1499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694">
                <text:p>1466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6928">
                <text:p>1469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7524">
                <text:p>1375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8875">
                <text:p>138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7097">
                <text:p>1370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428">
                <text:p>1394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9269">
                <text:p>1392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826">
                <text:p>1418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9932">
                <text:p>1399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448">
                <text:p>144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8873">
                <text:p>1388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9982">
                <text:p>1399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1827">
                <text:p>1418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555">
                <text:p>1405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071">
                <text:p>1400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8686">
                <text:p>1386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6884">
                <text:p>1368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0560">
                <text:p>1405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8535">
                <text:p>1385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9163">
                <text:p>1391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0582">
                <text:p>1405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0202">
                <text:p>1402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0161">
                <text:p>1401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0465">
                <text:p>1404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085">
                <text:p>1400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1095">
                <text:p>1410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0967">
                <text:p>1409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0036">
                <text:p>1400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406">
                <text:p>1404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1879">
                <text:p>1518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9932">
                <text:p>1499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740">
                <text:p>1487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9770">
                <text:p>1497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631">
                <text:p>1496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129">
                <text:p>1491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099">
                <text:p>1490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179">
                <text:p>1491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6350">
                <text:p>14635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8601">
                <text:p>1486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7520">
                <text:p>1475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6352">
                <text:p>1463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7169">
                <text:p>1471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1321">
                <text:p>1513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648">
                <text:p>1456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6095">
                <text:p>1460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1042">
                <text:p>1510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6698">
                <text:p>1466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009">
                <text:p>1500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8378">
                <text:p>1483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1301">
                <text:p>1513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8634">
                <text:p>1486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8714">
                <text:p>1487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6822">
                <text:p>1468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0977">
                <text:p>150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0293">
                <text:p>2002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2354">
                <text:p>2423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9567">
                <text:p>2395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5281">
                <text:p>2352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7050">
                <text:p>2370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0579">
                <text:p>2405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8589">
                <text:p>2385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4407">
                <text:p>2444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5745">
                <text:p>2357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6383">
                <text:p>2363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2707">
                <text:p>2327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6368">
                <text:p>2363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5629">
                <text:p>235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67cm" svg:height="8.994cm" xlink:href=".." xlink:type="simple" chart:class="chart:line" chart:style-name="ch1">
        <chart:legend chart:legend-position="end" svg:x="31.204cm" svg:y="4.198cm" style:legend-expansion="high" chart:style-name="ch2"/>
        <chart:plot-area chart:style-name="ch3" table:cell-range-address="Sheet1.D1:Sheet1.D500" svg:x="0.669cm" svg:y="0.179cm" svg:width="29.866cm" svg:height="8.636cm">
          <chartooo:coordinate-region svg:x="2.031cm" svg:y="0.3cm" svg:width="28.50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923">
                <text:p>151923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063">
                <text:p>12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746">
                <text:p>122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321">
                <text:p>117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561">
                <text:p>117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84">
                <text:p>131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111">
                <text:p>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627">
                <text:p>123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014">
                <text:p>149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522">
                <text:p>147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967">
                <text:p>146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934">
                <text:p>139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807">
                <text:p>144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987">
                <text:p>139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283">
                <text:p>155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347">
                <text:p>149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108">
                <text:p>142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757">
                <text:p>159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594">
                <text:p>142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19">
                <text:p>154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861">
                <text:p>155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8">
                <text:p>169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381">
                <text:p>148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632">
                <text:p>145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542">
                <text:p>146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415">
                <text:p>145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113">
                <text:p>145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56">
                <text:p>150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801">
                <text:p>145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909">
                <text:p>152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737">
                <text:p>161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319">
                <text:p>159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405">
                <text:p>150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423">
                <text:p>153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797">
                <text:p>148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319">
                <text:p>142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810">
                <text:p>1478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015">
                <text:p>143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983">
                <text:p>167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798">
                <text:p>156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792">
                <text:p>144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5930">
                <text:p>1459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878">
                <text:p>145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914">
                <text:p>138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826">
                <text:p>151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706">
                <text:p>139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143">
                <text:p>140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433">
                <text:p>144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777">
                <text:p>150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114">
                <text:p>147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496">
                <text:p>153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812">
                <text:p>147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829">
                <text:p>145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642">
                <text:p>142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805">
                <text:p>162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5921">
                <text:p>145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465">
                <text:p>152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514">
                <text:p>1555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32">
                <text:p>146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443">
                <text:p>163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623">
                <text:p>157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374">
                <text:p>1403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720">
                <text:p>142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1693">
                <text:p>1416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619">
                <text:p>1456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3987">
                <text:p>143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436">
                <text:p>1404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136">
                <text:p>142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413">
                <text:p>139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3131">
                <text:p>143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575">
                <text:p>149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862">
                <text:p>144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839">
                <text:p>148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501">
                <text:p>147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065">
                <text:p>168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084">
                <text:p>149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530">
                <text:p>1655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151">
                <text:p>154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397">
                <text:p>147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950">
                <text:p>147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63">
                <text:p>159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478">
                <text:p>147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216">
                <text:p>144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917">
                <text:p>141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498">
                <text:p>1494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1864">
                <text:p>141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262">
                <text:p>156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3888">
                <text:p>1738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489">
                <text:p>147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954">
                <text:p>149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411">
                <text:p>1544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326">
                <text:p>1553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044">
                <text:p>145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968">
                <text:p>146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207">
                <text:p>153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488">
                <text:p>1654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454">
                <text:p>164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528">
                <text:p>148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1913">
                <text:p>1619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401">
                <text:p>1444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390">
                <text:p>1573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603">
                <text:p>1526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319">
                <text:p>147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518">
                <text:p>1515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8192">
                <text:p>1581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043">
                <text:p>160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954">
                <text:p>1649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829">
                <text:p>156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372">
                <text:p>166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288">
                <text:p>1622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8377">
                <text:p>1383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3204">
                <text:p>143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320">
                <text:p>1453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094">
                <text:p>1490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411">
                <text:p>1554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560">
                <text:p>1485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527">
                <text:p>1455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877">
                <text:p>1438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1715">
                <text:p>161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527">
                <text:p>1535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337">
                <text:p>147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035">
                <text:p>1450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137">
                <text:p>144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261">
                <text:p>1452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2613">
                <text:p>1426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298">
                <text:p>1432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1386">
                <text:p>151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025">
                <text:p>154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259">
                <text:p>152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251">
                <text:p>149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8574">
                <text:p>1585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4787">
                <text:p>1447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0985">
                <text:p>1609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762">
                <text:p>1577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788">
                <text:p>1447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977">
                <text:p>1489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576">
                <text:p>1515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9549">
                <text:p>1595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5075">
                <text:p>14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973">
                <text:p>142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416">
                <text:p>1494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469">
                <text:p>145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139">
                <text:p>158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306">
                <text:p>149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605">
                <text:p>1466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399">
                <text:p>155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234">
                <text:p>1512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753">
                <text:p>1467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617">
                <text:p>1426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0660">
                <text:p>160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144">
                <text:p>1461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507">
                <text:p>1455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982">
                <text:p>1439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760">
                <text:p>1577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0012">
                <text:p>1600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1895">
                <text:p>1418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915">
                <text:p>1489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0348">
                <text:p>1503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1427">
                <text:p>1414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3999">
                <text:p>143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0274">
                <text:p>150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399">
                <text:p>1473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453">
                <text:p>1464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1981">
                <text:p>141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304">
                <text:p>1403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245">
                <text:p>140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856">
                <text:p>148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006">
                <text:p>1470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2288">
                <text:p>142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6042">
                <text:p>146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989">
                <text:p>148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4032">
                <text:p>144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6737">
                <text:p>146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749">
                <text:p>1567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047">
                <text:p>1470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3129">
                <text:p>143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8821">
                <text:p>1488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9149">
                <text:p>149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733">
                <text:p>1567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3332">
                <text:p>1433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384">
                <text:p>1403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065">
                <text:p>1410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3025">
                <text:p>143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393">
                <text:p>1523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2612">
                <text:p>1526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2373">
                <text:p>142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866">
                <text:p>1518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3705">
                <text:p>1537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514">
                <text:p>140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4760">
                <text:p>1447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245">
                <text:p>146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2948">
                <text:p>142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2104">
                <text:p>142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2719">
                <text:p>1527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2312">
                <text:p>1423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3186">
                <text:p>14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279">
                <text:p>1472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5888">
                <text:p>1458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965">
                <text:p>1399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1789">
                <text:p>1517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511">
                <text:p>1505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1225">
                <text:p>1712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2768">
                <text:p>152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3288">
                <text:p>1432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2999">
                <text:p>152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3483">
                <text:p>1434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3179">
                <text:p>143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1747">
                <text:p>1417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2147">
                <text:p>142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4450">
                <text:p>1444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414">
                <text:p>1404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2592">
                <text:p>1425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2761">
                <text:p>142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5379">
                <text:p>1453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2500">
                <text:p>1425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5190">
                <text:p>1451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2676">
                <text:p>1426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360">
                <text:p>1543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334">
                <text:p>1603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1682">
                <text:p>1616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936">
                <text:p>1479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1615">
                <text:p>1516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627">
                <text:p>1456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1885">
                <text:p>1418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693">
                <text:p>1456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3022">
                <text:p>1530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8750">
                <text:p>1487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5878">
                <text:p>1458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2147">
                <text:p>1421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2874">
                <text:p>1528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1238">
                <text:p>1512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8891">
                <text:p>1588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7132">
                <text:p>1571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0920">
                <text:p>1609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254">
                <text:p>1552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448">
                <text:p>1514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1911">
                <text:p>1419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818">
                <text:p>1398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784">
                <text:p>1447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454">
                <text:p>143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3284">
                <text:p>1432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8027">
                <text:p>1480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679">
                <text:p>1446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1599">
                <text:p>1415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3185">
                <text:p>1431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3861">
                <text:p>1438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944">
                <text:p>1579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1356">
                <text:p>1513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2654">
                <text:p>1626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6717">
                <text:p>146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343">
                <text:p>1453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9696">
                <text:p>139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3932">
                <text:p>1539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711">
                <text:p>151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346">
                <text:p>1573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9496">
                <text:p>1394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3748">
                <text:p>1437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2662">
                <text:p>1526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4364">
                <text:p>1843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6987">
                <text:p>1569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8048">
                <text:p>1480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0325">
                <text:p>1503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3611">
                <text:p>1436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753">
                <text:p>1457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4685">
                <text:p>1446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7529">
                <text:p>1475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4240">
                <text:p>1442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5171">
                <text:p>1451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3522">
                <text:p>1435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1745">
                <text:p>1417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8412">
                <text:p>1484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4629">
                <text:p>1446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9607">
                <text:p>1496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074">
                <text:p>154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0718">
                <text:p>1407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3162">
                <text:p>1431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402">
                <text:p>1574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363">
                <text:p>1483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461">
                <text:p>1464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4083">
                <text:p>1440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435">
                <text:p>1404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458">
                <text:p>1464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2674">
                <text:p>1626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3094">
                <text:p>1430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341">
                <text:p>1433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9324">
                <text:p>1493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4040">
                <text:p>1440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8260">
                <text:p>1482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690">
                <text:p>1466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145">
                <text:p>1451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2483">
                <text:p>142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2798">
                <text:p>1727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803">
                <text:p>1518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079">
                <text:p>1500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0280">
                <text:p>1502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4324">
                <text:p>1443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4814">
                <text:p>1548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1205">
                <text:p>1512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4534">
                <text:p>1545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2026">
                <text:p>1520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2133">
                <text:p>1521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9908">
                <text:p>1399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3882">
                <text:p>1538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2369">
                <text:p>1423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3695">
                <text:p>1436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2865">
                <text:p>1428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1881">
                <text:p>1518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1827">
                <text:p>1618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2602">
                <text:p>1526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3670">
                <text:p>1436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7381">
                <text:p>1473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643">
                <text:p>1476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3051">
                <text:p>1430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6333">
                <text:p>146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9178">
                <text:p>1491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5490">
                <text:p>15549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2073">
                <text:p>1520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3161">
                <text:p>143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3541">
                <text:p>1435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4405">
                <text:p>1444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4639">
                <text:p>1546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1570">
                <text:p>1515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23">
                <text:p>1618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4585">
                <text:p>1445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5067">
                <text:p>1450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6141">
                <text:p>146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3014">
                <text:p>1430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8366">
                <text:p>1483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5222">
                <text:p>1452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1248">
                <text:p>1412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2659">
                <text:p>1426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812">
                <text:p>1398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4772">
                <text:p>1447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953">
                <text:p>1529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556">
                <text:p>1405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0391">
                <text:p>1503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261">
                <text:p>1602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2436">
                <text:p>1524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965">
                <text:p>1579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42">
                <text:p>1560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679">
                <text:p>1526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9954">
                <text:p>1799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3206">
                <text:p>1632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5974">
                <text:p>1559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514">
                <text:p>1505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1003">
                <text:p>1610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4857">
                <text:p>1548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7365">
                <text:p>1673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1857">
                <text:p>1718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4602">
                <text:p>154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8474">
                <text:p>1584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5882">
                <text:p>1558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3560">
                <text:p>1535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5569">
                <text:p>1555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685">
                <text:p>1526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5887">
                <text:p>155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3913">
                <text:p>1539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7398">
                <text:p>1673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8293">
                <text:p>1582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2292">
                <text:p>1522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0002">
                <text:p>15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8323">
                <text:p>1383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3084">
                <text:p>1430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1638">
                <text:p>1416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5267">
                <text:p>1452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3829">
                <text:p>1538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7505">
                <text:p>1475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9157">
                <text:p>149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4537">
                <text:p>1445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5427">
                <text:p>1454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1262">
                <text:p>1612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858">
                <text:p>1468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4192">
                <text:p>1441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644">
                <text:p>1506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8247">
                <text:p>1582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9167">
                <text:p>1391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7306">
                <text:p>1473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9253">
                <text:p>1492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6628">
                <text:p>1466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5898">
                <text:p>1458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5476">
                <text:p>1454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9241">
                <text:p>1392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3227">
                <text:p>1432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3829">
                <text:p>1438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4461">
                <text:p>1444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8943">
                <text:p>1489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5788">
                <text:p>165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443">
                <text:p>1524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0461">
                <text:p>1704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0998">
                <text:p>1709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0359">
                <text:p>1603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8838">
                <text:p>1588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9897">
                <text:p>1598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8318">
                <text:p>1483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0257">
                <text:p>1502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511">
                <text:p>1585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6515">
                <text:p>1565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3958">
                <text:p>1639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8823">
                <text:p>1588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2756">
                <text:p>1527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237">
                <text:p>1522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1272">
                <text:p>1612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3520">
                <text:p>1635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2741">
                <text:p>1627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8606">
                <text:p>1686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161">
                <text:p>1571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2129">
                <text:p>1521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668">
                <text:p>1546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9913">
                <text:p>1499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6439">
                <text:p>1464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1672">
                <text:p>1516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487">
                <text:p>1574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4225">
                <text:p>1642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492">
                <text:p>1514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1789">
                <text:p>1517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795">
                <text:p>1567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7861">
                <text:p>1478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4069">
                <text:p>1540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0304">
                <text:p>1503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388">
                <text:p>1463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1367">
                <text:p>1413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8271">
                <text:p>1482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102">
                <text:p>1431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808">
                <text:p>1438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6237">
                <text:p>1462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815">
                <text:p>1438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0608">
                <text:p>1506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9908">
                <text:p>1499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2420">
                <text:p>1424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0341">
                <text:p>1403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0680">
                <text:p>1406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2418">
                <text:p>1424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3161">
                <text:p>1531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6564">
                <text:p>1465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4884">
                <text:p>1548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6942">
                <text:p>1569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1725">
                <text:p>1617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2964">
                <text:p>1529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6132">
                <text:p>1561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5458">
                <text:p>1554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3454">
                <text:p>1534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3943">
                <text:p>1539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393">
                <text:p>1493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1620">
                <text:p>1516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4311">
                <text:p>1543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1777">
                <text:p>1517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8852">
                <text:p>1488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4109">
                <text:p>1541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632">
                <text:p>1496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3864">
                <text:p>1538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102">
                <text:p>1491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2808">
                <text:p>1628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4747">
                <text:p>1647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5632">
                <text:p>1556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4756">
                <text:p>1547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6536">
                <text:p>1565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711">
                <text:p>1547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3183">
                <text:p>1531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8887">
                <text:p>1588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4035">
                <text:p>2440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7829">
                <text:p>2478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6060">
                <text:p>2560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1420">
                <text:p>25142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3008">
                <text:p>2730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0121">
                <text:p>2501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2691">
                <text:p>2526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7717">
                <text:p>2477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8114">
                <text:p>2581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4904">
                <text:p>2449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0660">
                <text:p>2406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0050">
                <text:p>2500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6486">
                <text:p>2464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2200">
                <text:p>2422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9646">
                <text:p>2496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9155">
                <text:p>1891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6401">
                <text:p>1664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3156">
                <text:p>1631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9580">
                <text:p>1695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3897">
                <text:p>1738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3055">
                <text:p>1330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6156">
                <text:p>1361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7778">
                <text:p>1377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7566">
                <text:p>1475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8000">
                <text:p>138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4070">
                <text:p>1340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0150">
                <text:p>1401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9921">
                <text:p>1299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0319">
                <text:p>1303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333">
                <text:p>145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2771">
                <text:p>1427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1999">
                <text:p>1319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1194">
                <text:p>1311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0768">
                <text:p>1307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0884">
                <text:p>1308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3492">
                <text:p>1334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7563">
                <text:p>1475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0951">
                <text:p>1309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0936">
                <text:p>130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